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Code_20_block">
      <style:paragraph-properties fo:margin-left="0cm" fo:margin-right="0cm" fo:text-indent="0cm" style:auto-text-indent="false"/>
    </style:style>
    <style:style style:name="P3" style:family="paragraph" style:parent-style-name="Attention">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Prérequis_20_et_20_objectifs">
      <style:paragraph-properties fo:margin-left="0.499cm" fo:margin-right="0cm" fo:text-indent="0cm" style:auto-text-indent="false"/>
    </style:style>
    <style:style style:name="P6" style:family="paragraph" style:parent-style-name="En_20_résumé">
      <style:paragraph-properties fo:margin-left="0.499cm" fo:margin-right="0cm" fo:text-indent="0cm" style:auto-text-indent="false"/>
    </style:style>
    <style:style style:name="P7" style:family="paragraph" style:parent-style-name="En_20_résumé" style:master-page-name="">
      <style:paragraph-properties fo:margin-left="0.499cm" fo:margin-right="0cm" fo:keep-together="always" fo:text-indent="0cm" style:auto-text-indent="false" style:page-number="auto" fo:background-color="#e6e6ff" fo:padding="0.45cm" fo:border="0.002cm solid #000000" style:shadow="none" text:number-lines="false" text:line-number="0" style:join-border="true">
        <style:tab-stops/>
        <style:background-image/>
      </style:paragraph-properties>
    </style:style>
    <style:style style:name="P8" style:family="paragraph" style:parent-style-name="En_20_résumé">
      <style:paragraph-properties fo:margin-left="0.499cm" fo:margin-right="0cm" fo:text-indent="0cm" style:auto-text-indent="false" fo:background-color="#e6e6ff" fo:padding="0.45cm" fo:border="0.002cm solid #000000" style:shadow="none" text:number-lines="false" text:line-number="0" style:join-border="true">
        <style:tab-stops/>
        <style:background-image/>
      </style:paragraph-properties>
    </style:style>
    <style:style style:name="P9"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style:style>
    <style:style style:name="P10"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font-name="Courier New1"/>
    </style:style>
    <style:style style:name="P11"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fo:background-color="transparent" style:font-weight-asian="normal" style:font-weight-complex="normal"/>
    </style:style>
    <style:style style:name="P12"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style>
    <style:style style:name="P13"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14"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15" style:family="paragraph" style:parent-style-name="En_20_résumé">
      <style:paragraph-properties fo:margin-left="0.499cm" fo:margin-right="0cm" fo:text-indent="0cm" style:auto-text-indent="false" style:shadow="none" text:number-lines="false" text:line-number="0" style:join-border="true">
        <style:tab-stops/>
      </style:paragraph-properties>
    </style:style>
    <style:style style:name="P16" style:family="paragraph" style:parent-style-name="En_20_résumé">
      <style:text-properties fo:font-weight="bold" style:font-weight-asian="bold" style:font-weight-complex="bold"/>
    </style:style>
    <style:style style:name="P17" style:family="paragraph" style:parent-style-name="En_20_résumé">
      <style:text-properties style:font-name="Courier New1"/>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Attention">
      <style:text-properties fo:font-weight="bold" style:font-weight-asian="bold" style:font-weight-complex="bold"/>
    </style:style>
    <style:style style:name="P22" style:family="paragraph" style:parent-style-name="Attention">
      <style:paragraph-properties fo:text-align="start" style:justify-single-word="false"/>
    </style:style>
    <style:style style:name="P23" style:family="paragraph" style:parent-style-name="Standard" style:list-style-name="L2"/>
    <style:style style:name="P24" style:family="paragraph" style:parent-style-name="Text_20_body" style:list-style-name="L3"/>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4"/>
    <style:style style:name="P32" style:family="paragraph" style:parent-style-name="Text_20_body" style:list-style-name="L16"/>
    <style:style style:name="P33" style:family="paragraph" style:parent-style-name="Text_20_body" style:list-style-name="L19"/>
    <style:style style:name="P34" style:family="paragraph" style:parent-style-name="Text_20_body" style:list-style-name="L20"/>
    <style:style style:name="P35" style:family="paragraph" style:parent-style-name="Prérequis_20_et_20_objectifs" style:list-style-name="L1">
      <style:paragraph-properties fo:margin-left="0.499cm" fo:margin-right="0cm" fo:text-indent="0cm" style:auto-text-indent="false"/>
    </style:style>
    <style:style style:name="P36" style:family="paragraph" style:parent-style-name="Prérequis_20_et_20_objectifs" style:list-style-name="L5">
      <style:paragraph-properties fo:margin-left="0.499cm" fo:margin-right="0cm" fo:text-indent="0cm" style:auto-text-indent="false"/>
    </style:style>
    <style:style style:name="P37" style:family="paragraph" style:parent-style-name="Prérequis_20_et_20_objectifs" style:list-style-name="L12">
      <style:paragraph-properties fo:margin-left="0.499cm" fo:margin-right="0cm" fo:text-indent="0cm" style:auto-text-indent="false"/>
    </style:style>
    <style:style style:name="P38" style:family="paragraph" style:parent-style-name="Prérequis_20_et_20_objectifs" style:list-style-name="L13">
      <style:paragraph-properties fo:margin-left="0.499cm" fo:margin-right="0cm" fo:text-indent="0cm" style:auto-text-indent="false"/>
    </style:style>
    <style:style style:name="P39" style:family="paragraph" style:parent-style-name="Prérequis_20_et_20_objectifs" style:list-style-name="L15">
      <style:paragraph-properties fo:margin-left="0.499cm" fo:margin-right="0cm" fo:text-indent="0cm" style:auto-text-indent="false"/>
    </style:style>
    <style:style style:name="P40" style:family="paragraph" style:parent-style-name="Prérequis_20_et_20_objectifs" style:list-style-name="L18">
      <style:paragraph-properties fo:margin-left="0.499cm" fo:margin-right="0cm" fo:text-indent="0cm" style:auto-text-indent="false"/>
    </style:style>
    <style:style style:name="P41" style:family="paragraph" style:parent-style-name="En_20_résumé" style:list-style-name="L4">
      <style:paragraph-properties fo:margin-left="0.499cm" fo:margin-right="0cm" fo:text-indent="0cm" style:auto-text-indent="false"/>
    </style:style>
    <style:style style:name="P42" style:family="paragraph" style:parent-style-name="En_20_résumé" style:list-style-name="L17">
      <style:paragraph-properties fo:margin-left="0.499cm" fo:margin-right="0cm" fo:text-indent="0cm" style:auto-text-indent="false"/>
    </style:style>
    <style:style style:name="P43" style:family="paragraph" style:parent-style-name="Heading_20_1">
      <style:paragraph-properties fo:break-before="pag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use-window-font-color="true" fo:font-weight="normal" fo:background-color="transparent" style:font-weight-asian="normal" style:font-weight-complex="normal"/>
    </style:style>
    <style:style style:name="T10" style:family="text">
      <style:text-properties fo:color="#008000" fo:font-weight="bold"/>
    </style:style>
    <style:style style:name="T11" style:family="text">
      <style:text-properties fo:color="#008000" fo:font-weight="bold" style:font-weight-asian="bold" style:font-weight-complex="bold"/>
    </style:style>
    <style:style style:name="T12" style:family="text">
      <style:text-properties fo:color="#008000" fo:font-weight="bold"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14" style:family="text"/>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s plus de préambule</text:h>
      <text:p text:style-name="Text_20_body">Le but de ce livre est de vous permettre d'<text:span text:style-name="T1">apprendre le langage de programmation Python si vous connaissez déjà un autre langage de programmation</text:span>.</text:p>
      <text:p text:style-name="Text_20_body">Des points de comparaison seront faits avec les langages C, C++, C#, Java, PHP, Perl, Ruby et Javascript afin de vous éviter le piège de coder en Python avec le style d'un autre langage, ce qui amène toujours à des déceptions.</text:p>
      <text:p text:style-name="Standard">En matière de programmation, je crois en la pratique soutenue par la théorie et non l'inverse. Nous allons donc commencer sans chapitre d'introduction. Allumez maintenant votre ordinateur si vous lisez ce livre dans sa version papier.</text:p>
      <text:h text:style-name="P43" text:outline-level="1">Python, vu du ciel</text:h>
      <text:p text:style-name="Prérequis_20_et_20_objectifs"><text:span text:style-name="T1">Prérequis </text:span>:</text:p>
      <text:p text:style-name="Prérequis_20_et_20_objectifs"/>
      <text:p text:style-name="Prérequis_20_et_20_objectifs">- Être pressé, bidouilleur ou pas d'humeur à lire tout le livre.</text:p>
      <text:p text:style-name="Prérequis_20_et_20_objectifs"/>
      <text:p text:style-name="Prérequis_20_et_20_objectifs"><text:span text:style-name="T1">Objectifs </text:span>: </text:p>
      <text:p text:style-name="Prérequis_20_et_20_objectifs"/>
      <text:p text:style-name="P5"><text:s/>- Survoler Python en quelques snippets.</text:p>
      <text:p text:style-name="P5"><text:s/>- Résumer certaines grandes notions du livre, par le code.</text:p>
      <text:p text:style-name="Text_20_body"/>
      <text:p text:style-name="Text_20_body">Ce livre est écrit sous la forme d'un pas à pas facile et détaillé. Mais parfois quelques exemples concrets permettent de commencer plus vite et de se motiver. </text:p>
      <text:p text:style-name="Text_20_body">Voici une série de morceaux de codes très commentés, non optimisés et manquant d'élégance mais qui vous permettrons de bricoler si vous êtes du genre impatient et que vous avez déjà fait quelques essais vous-même.</text:p>
      <text:p text:style-name="Text_20_body"><text:span text:style-name="T1">Vous pouvez sauter ce chapitre</text:span> si vous aimez commencer par une explication claire et complète, vous ne perdrez rien. </text:p>
      <text:p text:style-name="Text_20_body">Dans le cas contraire, lancez-vous. Si vous ne comprenez pas quelque chose, tout sera expliqué plus <text:s/>loin.</text:p>
      <text:h text:style-name="Heading_20_2" text:outline-level="2">Assignation de variables et conditions</text:h>
      <text:p text:style-name="Text_20_body">Demande simplement le nom et l'age de l'utilisateur et les affiche.</text:p>
      <text:p text:style-name="Text_20_body"/>
      <text:p text:style-name="Code_20_snippet"><text:span text:style-name="comment0_5f_python"># ceci est un commentaire </text:span></text:p>
      <text:p text:style-name="Code_20_snippet"/>
      <text:p text:style-name="Code_20_snippet"><text:span text:style-name="comment0_5f_python"># declaration de variable (</text:span><text:span text:style-name="comment0_5f_python">l'absence d'accents est volontaire )</text:span></text:p>
      <text:p text:style-name="Code_20_snippet"><text:span text:style-name="comment0_5f_python">########################## </text:span></text:p>
      <text:p text:style-name="Code_20_snippet"><text:soft-page-break/><text:s/></text:p>
      <text:p text:style-name="Code_20_snippet"><text:span text:style-name="comment0_5f_python"># typage dynamique: pas besoin de le declarer </text:span></text:p>
      <text:p text:style-name="Code_20_snippet"><text:span text:style-name="comment0_5f_python"># ici on definit des chaines de caracteres </text:span></text:p>
      <text:p text:style-name="Code_20_snippet"><text:span text:style-name="comment0_5f_python"># '\n' implique un saut de ligne </text:span></text:p>
      <text:p text:style-name="Code_20_snippet">demander_nom = <text:span text:style-name="string_5f_python">"Comment vous appelez-vous ?</text:span><text:span text:style-name="escaped_5f_python">\n</text:span><text:span text:style-name="string_5f_python">"</text:span> <text:span text:style-name="comment0_5f_python"># </text:span></text:p>
      <text:p text:style-name="Code_20_snippet">demander_age = <text:span text:style-name="string_5f_python">'Quel age avez vous?</text:span><text:span text:style-name="escaped_5f_python">\n</text:span><text:span text:style-name="string_5f_python">'</text:span> </text:p>
      <text:p text:style-name="Code_20_snippet">repondre = <text:span text:style-name="string_5f_python">"""Vous vous appelez %s et vous avez %s ans"""</text:span> </text:p>
      <text:p text:style-name="Code_20_snippet"/>
      <text:p text:style-name="Code_20_snippet"><text:span text:style-name="comment0_5f_python"># demander a l'utilisateur une saisie </text:span></text:p>
      <text:p text:style-name="Code_20_snippet">nom = <text:span text:style-name="keyword1_5f_python">raw_input</text:span><text:span text:style-name="symbol0_5f_python">(</text:span>demander_nom<text:span text:style-name="symbol0_5f_python">)</text:span> </text:p>
      <text:p text:style-name="Code_20_snippet">age = <text:span text:style-name="keyword1_5f_python">raw_input</text:span><text:span text:style-name="symbol0_5f_python">(</text:span>demander_age<text:span text:style-name="symbol0_5f_python">)</text:span> </text:p>
      <text:p text:style-name="Code_20_snippet"/>
      <text:p text:style-name="Code_20_snippet"><text:span text:style-name="comment0_5f_python"># logique conditionnelle de base </text:span></text:p>
      <text:p text:style-name="Code_20_snippet"><text:span text:style-name="comment0_5f_python">############################### </text:span></text:p>
      <text:p text:style-name="Code_20_snippet"/>
      <text:p text:style-name="Code_20_snippet"><text:span text:style-name="comment0_5f_python"># pas de parenthèse ou de {} </text:span></text:p>
      <text:p text:style-name="Code_20_snippet"><text:span text:style-name="comment0_5f_python"># indentation obligatoire </text:span></text:p>
      <text:p text:style-name="Code_20_snippet"><text:span text:style-name="keyword0_5f_python">if</text:span> age <text:span text:style-name="keyword0_5f_python">and</text:span> <text:span text:style-name="keyword0_5f_python">not</text:span> nom: </text:p>
      <text:p text:style-name="Code_20_snippet"><text:s text:c="2"/><text:span text:style-name="keyword0_5f_python">print</text:span> <text:span text:style-name="string_5f_python">'Bonjour anonyme'</text:span> </text:p>
      <text:p text:style-name="Code_20_snippet"><text:s text:c="2"/><text:span text:style-name="comment0_5f_python"># formatage de chaine avec une variable </text:span></text:p>
      <text:p text:style-name="Code_20_snippet"><text:s text:c="2"/><text:span text:style-name="keyword0_5f_python">print</text:span> <text:span text:style-name="string_5f_python">'Vous avez %s ans'</text:span> <text:span text:style-name="symbol0_5f_python">%</text:span> age </text:p>
      <text:p text:style-name="Code_20_snippet"/>
      <text:p text:style-name="Code_20_snippet"><text:span text:style-name="comment0_5f_python"># elif condense else et if </text:span></text:p>
      <text:p text:style-name="Code_20_snippet"><text:span text:style-name="keyword0_5f_python">elif</text:span> nom <text:span text:style-name="keyword0_5f_python">and</text:span> <text:span text:style-name="keyword0_5f_python">not</text:span> age: <text:span text:style-name="comment0_5f_python"># la negation utilise 'not', pas '!' </text:span></text:p>
      <text:p text:style-name="Code_20_snippet"><text:s text:c="2"/><text:span text:style-name="keyword0_5f_python">print</text:span> <text:span text:style-name="string_5f_python">'Bonjour %s'</text:span> <text:span text:style-name="symbol0_5f_python">%</text:span> nom </text:p>
      <text:p text:style-name="Code_20_snippet"><text:s text:c="2"/><text:span text:style-name="keyword0_5f_python">print</text:span> <text:span text:style-name="string_5f_python">'Nous ne connaissons pas votre age'</text:span> </text:p>
      <text:p text:style-name="Code_20_snippet"/>
      <text:p text:style-name="Code_20_snippet"><text:span text:style-name="keyword0_5f_python">elif</text:span> <text:span text:style-name="keyword0_5f_python">not</text:span> <text:span text:style-name="symbol0_5f_python">(</text:span>nom <text:span text:style-name="keyword0_5f_python">or</text:span> age<text:span text:style-name="symbol0_5f_python">)</text:span>: </text:p>
      <text:p text:style-name="Code_20_snippet"><text:s text:c="2"/><text:span text:style-name="keyword0_5f_python">print</text:span> <text:span text:style-name="string_5f_python">'Bonjour anonyme, nous ne connaissons pas votre age'</text:span> </text:p>
      <text:p text:style-name="Code_20_snippet"/>
      <text:p text:style-name="Code_20_snippet"><text:span text:style-name="keyword0_5f_python">else</text:span>: </text:p>
      <text:p text:style-name="Code_20_snippet"><text:s text:c="2"/><text:span text:style-name="comment0_5f_python"># formatage avec plusieurs variables </text:span></text:p>
      <text:p text:style-name="Code_20_snippet"><text:s text:c="2"/><text:span text:style-name="keyword0_5f_python">print</text:span> repondre <text:span text:style-name="symbol0_5f_python">%</text:span> <text:span text:style-name="symbol0_5f_python">(</text:span>nom, age<text:span text:style-name="symbol0_5f_python">)</text:span></text:p>
      <text:p text:style-name="Code_20_snippet"/>
      <text:h text:style-name="Heading_20_2" text:outline-level="2"><text:soft-page-break/>Boucle while, compteur et exceptions</text:h>
      <text:p text:style-name="Text_20_body">Exemple habituel du jeu « devinez un nombre » qui illustre une boucle, un compteur, des exceptions et quelques usages de formatage de script Python.</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comment0_5f_python"># ^ les deux lignes optionnelles ci-dessus sont importantes: </text:span></text:p>
      <text:p text:style-name="Code_20_snippet"><text:span text:style-name="comment0_5f_python"># - ligne 1 : raccourcis d'éxécution sous Unix </text:span></text:p>
      <text:p text:style-name="Code_20_snippet"><text:span text:style-name="comment0_5f_python"># - ligne 2 : défini l'encodage, permet d'utiliser les accents</text:span></text:p>
      <text:p text:style-name="Code_20_snippet"><text:span text:style-name="comment0_5f_python"/></text:p>
      <text:p text:style-name="Code_20_snippet"><text:span text:style-name="string_5f_python">""" </text:span></text:p>
      <text:p text:style-name="Code_20_snippet"><text:span text:style-name="string_5f_python"><text:s text:c="3"/>Les chaînes de caractères définies par 3 '"' sont des chaînes</text:span></text:p>
      <text:p text:style-name="Code_20_snippet"><text:span text:style-name="string_5f_python"><text:s text:c="3"/>multi lignes. Python invite à auto documenter son code en <text:line-break/> <text:s text:c="2"/>plaçant une chaîne de caractère comme première ligne de code: <text:line-break/> <text:s text:c="2"/>elle décrit le module courant. </text:span></text:p>
      <text:p text:style-name="Code_20_snippet"><text:span text:style-name="string_5f_python">""" </text:span></text:p>
      <text:p text:style-name="Code_20_snippet"><text:span text:style-name="string_5f_python"/></text:p>
      <text:p text:style-name="Code_20_snippet"><text:span text:style-name="string_5f_python"># import d'</text:span>un module de la bibliothèque standard </text:p>
      <text:p text:style-name="Code_20_snippet"><text:span text:style-name="keyword0_5f_python">import</text:span> <text:span text:style-name="keyword2_5f_python">random</text:span> </text:p>
      <text:p text:style-name="Code_20_snippet"/>
      <text:p text:style-name="Code_20_snippet"><text:span text:style-name="comment0_5f_python"># nombre entre 0 et 100 au hasard </text:span></text:p>
      <text:p text:style-name="Code_20_snippet">nombre = <text:span text:style-name="keyword2_5f_python">random</text:span>.<text:span text:style-name="member0_5f_python">randint</text:span><text:span text:style-name="symbol0_5f_python">(</text:span><text:span text:style-name="number_5f_python">0</text:span>, <text:span text:style-name="number_5f_python">100</text:span><text:span text:style-name="symbol0_5f_python">)</text:span> </text:p>
      <text:p text:style-name="Code_20_snippet">reponse = <text:span text:style-name="keyword1_5f_python">None</text:span> <text:span text:style-name="comment0_5f_python"># None est ce qu'il y a de plus proche de 'null' </text:span></text:p>
      <text:p text:style-name="Code_20_snippet"/>
      <text:p text:style-name="Code_20_snippet">compteur = <text:span text:style-name="number_5f_python">0</text:span></text:p>
      <text:p text:style-name="Code_20_snippet"/>
      <text:p text:style-name="Code_20_snippet"># la boucle while est rarement utilisée</text:p>
      <text:p text:style-name="Code_20_snippet"><text:span text:style-name="keyword0_5f_python">while</text:span> reponse <text:span text:style-name="symbol0_5f_python">!</text:span>= nombre: </text:p>
      <text:p text:style-name="Code_20_snippet"/>
      <text:p text:style-name="Code_20_snippet"><text:s text:c="4"/>compteur += <text:span text:style-name="number_5f_python">1</text:span> <text:span text:style-name="comment0_5f_python"># incrémentation. Il n'y a pas de ++ </text:span></text:p>
      <text:p text:style-name="Code_20_snippet"><text:s text:c="4"/>reponse = <text:span text:style-name="keyword1_5f_python">raw_input</text:span><text:span text:style-name="symbol0_5f_python">(</text:span><text:span text:style-name="string_5f_python">'Choississez un nombre entre 0 et 100:</text:span><text:span text:style-name="escaped_5f_python">\n</text:span><text:span text:style-name="string_5f_python">'</text:span><text:span text:style-name="symbol0_5f_python">)</text:span> </text:p>
      <text:p text:style-name="Code_20_snippet"/>
      <text:p text:style-name="Code_20_snippet"><text:s text:c="4"/><text:span text:style-name="comment0_5f_python"># python est dynamiquement typé, mais fortement typé </text:span></text:p>
      <text:p text:style-name="Code_20_snippet"><text:s text:c="4"/><text:span text:style-name="comment0_5f_python"># on doit parfois convertir ses valeurs </text:span></text:p>
      <text:p text:style-name="Code_20_snippet"><text:s text:c="4"/><text:span text:style-name="keyword0_5f_python">try</text:span>: </text:p>
      <text:p text:style-name="Code_20_snippet"><text:s text:c="8"/>reponse = <text:span text:style-name="keyword1_5f_python">int</text:span><text:span text:style-name="symbol0_5f_python">(</text:span>reponse<text:span text:style-name="symbol0_5f_python">)</text:span> </text:p>
      <text:p text:style-name="Code_20_snippet"><text:soft-page-break/><text:s text:c="8"/><text:span text:style-name="keyword0_5f_python">assert</text:span> <text:span text:style-name="number_5f_python">0</text:span> <text:span text:style-name="symbol0_5f_python">&lt;</text:span>= reponse <text:span text:style-name="symbol0_5f_python">&lt;</text:span>= <text:span text:style-name="number_5f_python">100</text:span> <text:span text:style-name="comment0_5f_python"># lève une exception si <text:s/>faux </text:span></text:p>
      <text:p text:style-name="Code_20_snippet"/>
      <text:p text:style-name="Code_20_snippet"><text:s text:c="4"/><text:span text:style-name="comment0_5f_python"># les exceptions sont massivement utilisées </text:span><text:span text:style-name="comment0_5f_python">y compris là </text:span></text:p>
      <text:p text:style-name="Code_20_snippet"><text:s text:c="4"/><text:span text:style-name="comment0_5f_python"># où vous utiliseriez des operations conditionelles </text:span></text:p>
      <text:p text:style-name="Code_20_snippet"><text:s text:c="4"/><text:span text:style-name="keyword0_5f_python">except</text:span> <text:span text:style-name="symbol0_5f_python">(</text:span><text:span text:style-name="keyword1_5f_python">ValueError</text:span>, <text:span text:style-name="keyword1_5f_python">AssertionError</text:span><text:span text:style-name="symbol0_5f_python">)</text:span>: </text:p>
      <text:p text:style-name="Code_20_snippet"><text:s text:c="9"/><text:span text:style-name="keyword0_5f_python">print</text:span> <text:span text:style-name="string_5f_python">"'%s' n'est pas un nombre entre 0 et 100"</text:span> <text:span text:style-name="symbol0_5f_python">%</text:span> reponse </text:p>
      <text:p text:style-name="Code_20_snippet"><text:s text:c="9"/><text:span text:style-name="keyword0_5f_python">continue</text:span> <text:span text:style-name="comment0_5f_python"># sauter au prochain tour de boucle </text:span></text:p>
      <text:p text:style-name="Code_20_snippet"/>
      <text:p text:style-name="Code_20_snippet"><text:s text:c="4"/><text:span text:style-name="keyword0_5f_python">if</text:span> reponse <text:span text:style-name="symbol0_5f_python">&lt;</text:span> nombre: </text:p>
      <text:p text:style-name="Code_20_snippet"><text:s text:c="8"/><text:span text:style-name="keyword0_5f_python">print</text:span> <text:span text:style-name="string_5f_python">'Le nombre est plus grand que "%s"'</text:span> <text:span text:style-name="symbol0_5f_python">%</text:span> reponse </text:p>
      <text:p text:style-name="Code_20_snippet"/>
      <text:p text:style-name="Code_20_snippet"><text:s text:c="4"/><text:span text:style-name="keyword0_5f_python">if</text:span> reponse <text:span text:style-name="symbol0_5f_python">&gt;</text:span> nombre: </text:p>
      <text:p text:style-name="Code_20_snippet"><text:s text:c="8"/><text:span text:style-name="keyword0_5f_python">print</text:span> <text:span text:style-name="string_5f_python">'Le nombre est plus petit que "%s"'</text:span> <text:span text:style-name="symbol0_5f_python">%</text:span> reponse </text:p>
      <text:p text:style-name="Code_20_snippet"/>
      <text:p text:style-name="Code_20_snippet"><text:span text:style-name="comment0_5f_python"># on peut utiliser un mapping pour le formattage de chaîne </text:span></text:p>
      <text:p text:style-name="Code_20_snippet"><text:span text:style-name="keyword0_5f_python">print</text:span> <text:span text:style-name="string_5f_python">'Vous avez trouvé "%(nombre)s" en %(compteur)s coups'</text:span> <text:span text:style-name="symbol0_5f_python">%</text:span> <text:span text:style-name="symbol0_5f_python">{</text:span> </text:p>
      <text:p text:style-name="Code_20_snippet"><text:s text:c="8"/><text:span text:style-name="string_5f_python">'nombre'</text:span>: nombre, <text:span text:style-name="string_5f_python">'compteur'</text:span>: compteur <text:span text:style-name="symbol0_5f_python">}</text:span></text:p>
      <text:h text:style-name="Heading_20_2" text:outline-level="2">Itération, script paramétré, classes et fonctions</text:h>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string_5f_python">""" </text:span></text:p>
      <text:p text:style-name="Code_20_snippet"><text:span text:style-name="string_5f_python"><text:s text:c="4"/>Ce script attend une série d'URLs en paramètre et va<text:line-break/> <text:s text:c="3"/>télécharger les ressources en ligne pour les sauvegarder <text:line-break/> <text:s text:c="3"/>dans le répertoire courant. </text:span></text:p>
      <text:p text:style-name="Code_20_snippet"><text:span text:style-name="string_5f_python"><text:s text:c="4"/></text:span></text:p>
      <text:p text:style-name="Code_20_snippet"><text:span text:style-name="string_5f_python"><text:s text:c="4"/>usage: </text:span></text:p>
      <text:p text:style-name="Code_20_snippet"><text:span text:style-name="string_5f_python"><text:s text:c="8"/>telecharger.py http://www.google.com http://wikipedia.fr <text:s/></text:span></text:p>
      <text:p text:style-name="Code_20_snippet"><text:span text:style-name="string_5f_python">"""</text:span> </text:p>
      <text:p text:style-name="Code_20_snippet"/>
      <text:p text:style-name="Code_20_snippet"><text:span text:style-name="keyword0_5f_python">import</text:span> <text:span text:style-name="keyword2_5f_python">os</text:span> </text:p>
      <text:p text:style-name="Code_20_snippet"><text:span text:style-name="keyword0_5f_python">import</text:span> <text:span text:style-name="keyword2_5f_python">sys</text:span> </text:p>
      <text:p text:style-name="Code_20_snippet"><text:span text:style-name="keyword0_5f_python">import</text:span> <text:span text:style-name="keyword2_5f_python">urllib2</text:span> </text:p>
      <text:p text:style-name="Code_20_snippet"><text:span text:style-name="keyword0_5f_python">import</text:span> <text:span text:style-name="keyword2_5f_python">urlparse</text:span> </text:p>
      <text:p text:style-name="Code_20_snippet"/>
      <text:p text:style-name="Code_20_snippet"><text:soft-page-break/><text:span text:style-name="comment0_5f_python"># il n'est pas rare de créer ses propres exceptions </text:span></text:p>
      <text:p text:style-name="Code_20_snippet"><text:span text:style-name="comment0_5f_python"># ne serait-ce que par facilité pour les attraper plus tard</text:span></text:p>
      <text:p text:style-name="Code_20_snippet"><text:span text:style-name="comment0_5f_python"># on définit une classe, et on hérite de la classe exception </text:span></text:p>
      <text:p text:style-name="Code_20_snippet"><text:span text:style-name="keyword0_5f_python">class</text:span> ErreurDeTelechargement<text:span text:style-name="symbol0_5f_python">(</text:span><text:span text:style-name="keyword1_5f_python">Exception</text:span><text:span text:style-name="symbol0_5f_python">)</text:span>: </text:p>
      <text:p text:style-name="Code_20_snippet"><text:s text:c="4"/><text:span text:style-name="string_5f_python">""" </text:span></text:p>
      <text:p text:style-name="Code_20_snippet"><text:span text:style-name="string_5f_python"><text:s text:c="8"/>Les classes aussi peuvent être documentée par des<text:line-break/> <text:s text:c="7"/>docstrings. </text:span></text:p>
      <text:p text:style-name="Code_20_snippet"><text:span text:style-name="string_5f_python"><text:s text:c="4"/>"""</text:span> </text:p>
      <text:p text:style-name="Code_20_snippet"><text:s text:c="4"/><text:span text:style-name="keyword0_5f_python">pass</text:span> <text:span text:style-name="comment0_5f_python"># ferme un bloc vide </text:span></text:p>
      <text:p text:style-name="Code_20_snippet"/>
      <text:p text:style-name="Code_20_snippet"/>
      <text:p text:style-name="Code_20_snippet"><text:span text:style-name="comment0_5f_python"># Voici une fonction avec deux paramètres obligatoires <text:line-break/># et un paramètre optionel avec une valeur par défaut </text:span></text:p>
      <text:p text:style-name="Code_20_snippet"><text:span text:style-name="keyword0_5f_python">def</text:span> telecharger<text:span text:style-name="symbol0_5f_python">(</text:span>url, dossier, taille_max=<text:span text:style-name="number_5f_python">100000000</text:span><text:span text:style-name="symbol0_5f_python">)</text:span>: </text:p>
      <text:p text:style-name="Code_20_snippet"><text:s text:c="4"/><text:span text:style-name="string_5f_python">""" </text:span></text:p>
      <text:p text:style-name="Code_20_snippet"><text:span text:style-name="string_5f_python"><text:s text:c="8"/>Les docstrings sont aussi très utiles pour documenter <text:line-break/> <text:s text:c="7"/>des fonctions. </text:span></text:p>
      <text:p text:style-name="Code_20_snippet"><text:span text:style-name="string_5f_python"><text:s text:c="4"/>"""</text:span> </text:p>
      <text:p text:style-name="Code_20_snippet"><text:s text:c="4"/></text:p>
      <text:p text:style-name="Code_20_snippet"><text:s text:c="4"/><text:span text:style-name="comment0_5f_python"># python vient avec des modules qui permettent d'analyser <text:line-break/> <text:s text:c="3"/># une URL ou de créer des chemins de fichier sans avoir</text:span></text:p>
      <text:p text:style-name="Code_20_snippet"><text:span text:style-name="comment0_5f_python"><text:s text:c="4"/># à se soucier des séparateurs</text:span></text:p>
      <text:p text:style-name="Code_20_snippet"><text:s text:c="4"/>nom_de_domaine = <text:span text:style-name="keyword2_5f_python">urlparse</text:span>.<text:span text:style-name="member0_5f_python">urlsplit</text:span><text:span text:style-name="symbol0_5f_python">(</text:span>url<text:span text:style-name="symbol0_5f_python">)</text:span>.<text:span text:style-name="member0_5f_python">netloc</text:span> </text:p>
      <text:p text:style-name="Code_20_snippet"><text:s text:c="4"/>chemin = <text:span text:style-name="keyword2_5f_python">os</text:span>.<text:span text:style-name="member0_5f_python">path</text:span>.<text:span text:style-name="member0_5f_python">join</text:span><text:span text:style-name="symbol0_5f_python">(</text:span>dossier, nom_de_domaine + <text:span text:style-name="string_5f_python">'.dump'</text:span><text:span text:style-name="symbol0_5f_python">)</text:span> </text:p>
      <text:p text:style-name="Code_20_snippet"/>
      <text:p text:style-name="Code_20_snippet"><text:s text:c="4"/><text:span text:style-name="keyword0_5f_python">try</text:span>: </text:p>
      <text:p text:style-name="Code_20_snippet"><text:s text:c="8"/><text:span text:style-name="comment0_5f_python"># ouvrir la ressource en ligne </text:span></text:p>
      <text:p text:style-name="Code_20_snippet"><text:s text:c="8"/>ressource = <text:span text:style-name="keyword2_5f_python">urllib2</text:span>.<text:span text:style-name="member0_5f_python">urlopen</text:span><text:span text:style-name="symbol0_5f_python">(</text:span>url<text:span text:style-name="symbol0_5f_python">)</text:span> </text:p>
      <text:p text:style-name="Code_20_snippet"><text:s text:c="4"/><text:span text:style-name="keyword0_5f_python">except</text:span> <text:span text:style-name="symbol0_5f_python">(</text:span><text:span text:style-name="keyword2_5f_python">urllib2</text:span>.<text:span text:style-name="member0_5f_python">URLError</text:span>, <text:span text:style-name="keyword1_5f_python">ValueError</text:span><text:span text:style-name="symbol0_5f_python">)</text:span>: </text:p>
      <text:p text:style-name="Code_20_snippet"><text:s text:c="8"/>erreur = <text:span text:style-name="string_5f_python">"Impossible de d’accéder à l'adresse '%s'"</text:span> <text:span text:style-name="symbol0_5f_python">%</text:span> url </text:p>
      <text:p text:style-name="Code_20_snippet"><text:s text:c="8"/><text:span text:style-name="keyword0_5f_python">raise</text:span> ErreurDeTelechargement<text:span text:style-name="symbol0_5f_python">(</text:span>erreur<text:span text:style-name="symbol0_5f_python">)</text:span> </text:p>
      <text:p text:style-name="Code_20_snippet"/>
      <text:p text:style-name="Code_20_snippet"><text:s text:c="4"/><text:span text:style-name="keyword0_5f_python">try</text:span>: </text:p>
      <text:p text:style-name="Code_20_snippet"><text:s text:c="8"/>fichier = <text:span text:style-name="keyword1_5f_python">open</text:span><text:span text:style-name="symbol0_5f_python">(</text:span>chemin, <text:span text:style-name="string_5f_python">'w'</text:span><text:span text:style-name="symbol0_5f_python">)</text:span> <text:span text:style-name="comment0_5f_python"># ouvrir en écriture </text:span></text:p>
      <text:p text:style-name="Code_20_snippet"><text:s text:c="8"/>fichier.<text:span text:style-name="member0_5f_python">write</text:span><text:span text:style-name="symbol0_5f_python">(</text:span>ressource.<text:span text:style-name="member0_5f_python">read</text:span><text:span text:style-name="symbol0_5f_python">(</text:span>taille_max<text:span text:style-name="symbol0_5f_python">))</text:span> <text:span text:style-name="comment0_5f_python"># écrire</text:span></text:p>
      <text:p text:style-name="Code_20_snippet"><text:s text:c="8"/>fichier.<text:span text:style-name="member0_5f_python">close</text:span><text:span text:style-name="symbol0_5f_python">()</text:span> <text:span text:style-name="comment0_5f_python"># toujours fermer le fichier </text:span></text:p>
      <text:p text:style-name="Code_20_snippet"><text:s text:c="4"/><text:span text:style-name="keyword0_5f_python">except</text:span> <text:span text:style-name="symbol0_5f_python">(</text:span><text:span text:style-name="keyword1_5f_python">OSError</text:span>, <text:span text:style-name="keyword1_5f_python">IOError</text:span><text:span text:style-name="symbol0_5f_python">)</text:span>: </text:p>
      <text:p text:style-name="Code_20_snippet"><text:s text:c="8"/>erreur = <text:span text:style-name="string_5f_python">'Impossible de sauver "%s" dans le "%s"'</text:span> <text:span text:style-name="symbol0_5f_python">%</text:span> <text:span text:style-name="symbol0_5f_python">(</text:span> </text:p>
      <text:p text:style-name="Code_20_snippet"><text:soft-page-break/><text:s text:c="18"/>url, chemin<text:span text:style-name="symbol0_5f_python">)</text:span> </text:p>
      <text:p text:style-name="Code_20_snippet"><text:s text:c="8"/><text:span text:style-name="keyword0_5f_python">raise</text:span> ErreurDeTelechargement<text:span text:style-name="symbol0_5f_python">(</text:span>erreur<text:span text:style-name="symbol0_5f_python">)# lève une exception</text:span> </text:p>
      <text:p text:style-name="Code_20_snippet"/>
      <text:p text:style-name="Code_20_snippet"><text:s text:c="4"/><text:span text:style-name="keyword0_5f_python">return</text:span> chemin # on retourne le chemin du fichier créé</text:p>
      <text:p text:style-name="Code_20_snippet"/>
      <text:p text:style-name="Code_20_snippet"><text:span text:style-name="comment0_5f_python"># la ligne suivante est une astuce pour permettre au code </text:span></text:p>
      <text:p text:style-name="Code_20_snippet"><text:span text:style-name="comment0_5f_python"># qui vient après de ne s’exécuter que si le script est appelé<text:line-break/># directement  : il ne s’exécutera pas si le script est importé </text:span></text:p>
      <text:p text:style-name="Code_20_snippet"><text:span text:style-name="keyword0_5f_python">if</text:span> __name__ == <text:span text:style-name="string_5f_python">"__main__"</text:span>: </text:p>
      <text:p text:style-name="Code_20_snippet"/>
      <text:p text:style-name="Code_20_snippet"><text:s text:c="4"/>erreurs = <text:span text:style-name="symbol0_5f_python">[]</text:span> <text:span text:style-name="comment0_5f_python"># liste vide </text:span></text:p>
      <text:p text:style-name="Code_20_snippet"><text:s text:c="4"/>fichiers = <text:span text:style-name="symbol0_5f_python">{}</text:span> <text:span text:style-name="comment0_5f_python"># dictionnaire (mapping) vide </text:span></text:p>
      <text:p text:style-name="Code_20_snippet"><text:s text:c="4"/><text:span text:style-name="comment0_5f_python"># __file__ est le chemin vers le script courant </text:span></text:p>
      <text:p text:style-name="Code_20_snippet"><text:s text:c="4"/>dossier_du_script = <text:span text:style-name="keyword2_5f_python">os</text:span>.<text:span text:style-name="member0_5f_python">path</text:span>.<text:span text:style-name="member0_5f_python">dirname</text:span><text:span text:style-name="symbol0_5f_python">(</text:span><text:span text:style-name="keyword2_5f_python">os</text:span>.<text:span text:style-name="member0_5f_python">path</text:span>.<text:span text:style-name="member0_5f_python">abspath</text:span><text:span text:style-name="symbol0_5f_python">(</text:span>__file__<text:span text:style-name="symbol0_5f_python">))</text:span> </text:p>
      <text:p text:style-name="Code_20_snippet"/>
      <text:p text:style-name="Code_20_snippet"><text:s text:c="4"/><text:span text:style-name="comment0_5f_python"># les paramètres passés à un script sont accessibles dans<text:line-break/> <text:s text:c="3"/># sys.argv sous forme de liste dont le premier argument est le<text:line-break/> <text:s text:c="3"/># nom du script </text:span></text:p>
      <text:p text:style-name="Code_20_snippet"><text:s text:c="4"/>urls = <text:span text:style-name="keyword2_5f_python">sys</text:span>.<text:span text:style-name="member0_5f_python">argv</text:span><text:span text:style-name="symbol0_5f_python">[</text:span><text:span text:style-name="number_5f_python">1</text:span>:<text:span text:style-name="symbol0_5f_python">]</text:span> <text:span text:style-name="comment0_5f_python"># on retire le premier argument </text:span></text:p>
      <text:p text:style-name="Code_20_snippet"/>
      <text:p text:style-name="Code_20_snippet"><text:s text:c="4"/><text:span text:style-name="comment0_5f_python"># une liste vide est confédérée comme "fausse" </text:span></text:p>
      <text:p text:style-name="Code_20_snippet"><text:s text:c="4"/><text:span text:style-name="keyword0_5f_python">if</text:span> <text:span text:style-name="keyword0_5f_python">not</text:span> urls: </text:p>
      <text:p text:style-name="Code_20_snippet"><text:s text:c="8"/><text:span text:style-name="keyword0_5f_python">print</text:span> <text:span text:style-name="string_5f_python">'Vous devez passer au moins une URL en paramètre'</text:span> </text:p>
      <text:p text:style-name="Code_20_snippet"><text:s text:c="8"/><text:span text:style-name="keyword2_5f_python">sys</text:span>.<text:span text:style-name="member0_5f_python">exit</text:span><text:span text:style-name="symbol0_5f_python">(</text:span><text:span text:style-name="number_5f_python">1</text:span><text:span text:style-name="symbol0_5f_python">)</text:span> <text:span text:style-name="comment0_5f_python"># sortie du script en retournant le code '1' </text:span></text:p>
      <text:p text:style-name="Code_20_snippet"/>
      <text:p text:style-name="Code_20_snippet"><text:s text:c="4"/><text:span text:style-name="comment0_5f_python"># la boucle 'for' itère automatiquement sur les séquences </text:span></text:p>
      <text:p text:style-name="Code_20_snippet"><text:s text:c="4"/><text:span text:style-name="keyword0_5f_python">for</text:span> url <text:span text:style-name="keyword0_5f_python">in</text:span> urls: </text:p>
      <text:p text:style-name="Code_20_snippet"><text:s text:c="8"/><text:span text:style-name="keyword0_5f_python">try</text:span>: </text:p>
      <text:p text:style-name="Code_20_snippet"><text:s text:c="12"/># on ajoute une entrée dans le dictionnaire</text:p>
      <text:p text:style-name="Code_20_snippet"><text:s text:c="12"/>fichiers<text:span text:style-name="symbol0_5f_python">[</text:span>url<text:span text:style-name="symbol0_5f_python">]</text:span> = telecharger<text:span text:style-name="symbol0_5f_python">(</text:span>url, dossier_du_script<text:span text:style-name="symbol0_5f_python">)</text:span> </text:p>
      <text:p text:style-name="Code_20_snippet"><text:s text:c="8"/><text:span text:style-name="keyword0_5f_python">except</text:span> ErreurDeTelechargement as e: </text:p>
      <text:p text:style-name="Code_20_snippet"><text:s text:c="12"/># on ajoute une entrée dans la liste</text:p>
      <text:p text:style-name="Code_20_snippet"><text:s text:c="12"/>erreurs.<text:span text:style-name="member0_5f_python">append</text:span><text:span text:style-name="symbol0_5f_python">(</text:span>e.<text:span text:style-name="member0_5f_python">message</text:span><text:span text:style-name="symbol0_5f_python">)</text:span> </text:p>
      <text:p text:style-name="Code_20_snippet"/>
      <text:p text:style-name="Code_20_snippet"><text:s text:c="4"/><text:span text:style-name="keyword0_5f_python">if</text:span> erreurs: </text:p>
      <text:p text:style-name="Code_20_snippet"><text:s text:c="6"/><text:span text:style-name="comment0_5f_python"># len() donne la taille de n'importe quelle séquence </text:span></text:p>
      <text:p text:style-name="Code_20_snippet"><text:s text:c="6"/><text:span text:style-name="keyword0_5f_python">print</text:span> <text:span text:style-name="string_5f_python">'Il y a eu %s erreur(s) :'</text:span> <text:span text:style-name="symbol0_5f_python">%</text:span> <text:span text:style-name="keyword1_5f_python">len</text:span><text:span text:style-name="symbol0_5f_python">(</text:span>erreurs<text:span text:style-name="symbol0_5f_python">)</text:span> </text:p>
      <text:p text:style-name="Code_20_snippet"><text:s text:c="6"/><text:span text:style-name="keyword0_5f_python">for</text:span> erreur <text:span text:style-name="keyword0_5f_python">in</text:span> erreurs: </text:p>
      <text:p text:style-name="Code_20_snippet"><text:soft-page-break/><text:s text:c="10"/><text:span text:style-name="keyword0_5f_python">print</text:span> <text:span text:style-name="string_5f_python">'</text:span><text:span text:style-name="escaped_5f_python">\t</text:span><text:span text:style-name="string_5f_python"> - %s'</text:span> <text:span text:style-name="symbol0_5f_python">%</text:span> erreur <text:span text:style-name="comment0_5f_python"># '\t' insère une tabulation </text:span></text:p>
      <text:p text:style-name="Code_20_snippet"/>
      <text:p text:style-name="Code_20_snippet"><text:s text:c="4"/><text:span text:style-name="keyword0_5f_python">if</text:span> fichiers: </text:p>
      <text:p text:style-name="Code_20_snippet"><text:s text:c="6"/><text:span text:style-name="keyword0_5f_python">print</text:span> <text:span text:style-name="string_5f_python">'Les fichiers suivant on été téléchargés :'</text:span> </text:p>
      <text:p text:style-name="Code_20_snippet"><text:s text:c="6"/><text:span text:style-name="comment0_5f_python"># on peut itérer sur des paires d'objets </text:span></text:p>
      <text:p text:style-name="Code_20_snippet"><text:s text:c="6"/><text:span text:style-name="keyword0_5f_python">for</text:span> url, fichier <text:span text:style-name="keyword0_5f_python">in</text:span> fichiers.<text:span text:style-name="member0_5f_python">items</text:span><text:span text:style-name="symbol0_5f_python">()</text:span>: </text:p>
      <text:p text:style-name="Code_20_snippet"><text:s text:c="10"/><text:span text:style-name="keyword0_5f_python">print</text:span> <text:span text:style-name="string_5f_python">'</text:span><text:span text:style-name="escaped_5f_python">\t</text:span><text:span text:style-name="string_5f_python"> - %s =&gt; %s'</text:span> <text:span text:style-name="symbol0_5f_python">%</text:span> <text:span text:style-name="symbol0_5f_python">(</text:span>url, fichier<text:span text:style-name="symbol0_5f_python">)</text:span></text:p>
      <text:h text:style-name="Heading_20_2" text:outline-level="2">Classe, listes en intention et manipulation de chaînes</text:h>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string_5f_python">""" </text:span></text:p>
      <text:p text:style-name="Code_20_snippet"><text:span text:style-name="string_5f_python"><text:s text:c="4"/>Mets les extensions des fichiers d'un dossier en minuscule. </text:span></text:p>
      <text:p text:style-name="Code_20_snippet"><text:span text:style-name="string_5f_python"><text:s text:c="4"/>Filtre par extension si demandé. </text:span></text:p>
      <text:p text:style-name="Code_20_snippet"><text:span text:style-name="string_5f_python"><text:s text:c="4"/>Non récursif. </text:span></text:p>
      <text:p text:style-name="Code_20_snippet"><text:span text:style-name="string_5f_python"><text:s text:c="4"/></text:span></text:p>
      <text:p text:style-name="Code_20_snippet"><text:span text:style-name="string_5f_python"><text:s text:c="4"/>usage: </text:span></text:p>
      <text:p text:style-name="Code_20_snippet"><text:span text:style-name="string_5f_python"><text:s text:c="8"/>changer_casse.py /dossier/voulu [-e .ext,.ext] </text:span></text:p>
      <text:p text:style-name="Code_20_snippet"><text:span text:style-name="string_5f_python">"""</text:span> </text:p>
      <text:p text:style-name="Code_20_snippet"/>
      <text:p text:style-name="Code_20_snippet"><text:span text:style-name="keyword0_5f_python">import</text:span> <text:span text:style-name="keyword2_5f_python">os</text:span> </text:p>
      <text:p text:style-name="Code_20_snippet"><text:span text:style-name="keyword0_5f_python">import</text:span> argparse </text:p>
      <text:p text:style-name="Code_20_snippet"><text:span text:style-name="keyword0_5f_python">import</text:span> <text:span text:style-name="keyword2_5f_python">glob</text:span> </text:p>
      <text:p text:style-name="Code_20_snippet"/>
      <text:p text:style-name="Code_20_snippet"><text:span text:style-name="comment0_5f_python"># création d'une classe: on hérite toujours par défaut de 'object' </text:span></text:p>
      <text:p text:style-name="Code_20_snippet"><text:span text:style-name="keyword0_5f_python">class</text:span> ChangeurDeCasse<text:span text:style-name="symbol0_5f_python">(</text:span><text:span text:style-name="keyword1_5f_python">object</text:span><text:span text:style-name="symbol0_5f_python">)</text:span>: </text:p>
      <text:p text:style-name="Code_20_snippet"><text:s text:c="4"/><text:span text:style-name="string_5f_python">""" </text:span></text:p>
      <text:p text:style-name="Code_20_snippet"><text:span text:style-name="string_5f_python"><text:s text:c="8"/>Liste les fichiers d'un dossier. </text:span></text:p>
      <text:p text:style-name="Code_20_snippet"><text:span text:style-name="string_5f_python"><text:s text:c="8"/>Peut changer la casse de leur extension après. </text:span></text:p>
      <text:p text:style-name="Code_20_snippet"><text:span text:style-name="string_5f_python"><text:s text:c="4"/>"""</text:span> </text:p>
      <text:p text:style-name="Code_20_snippet"/>
      <text:p text:style-name="Code_20_snippet"><text:s text:c="4"/><text:span text:style-name="comment0_5f_python"># La méthode __init__ est appelée à la création d'un objet .</text:span></text:p>
      <text:p text:style-name="Code_20_snippet"><text:s text:c="4"/><text:span text:style-name="comment0_5f_python"># On peut l'utiliser en lieu et place d'un constructeur .</text:span></text:p>
      <text:p text:style-name="Code_20_snippet"><text:s text:c="4"/><text:span text:style-name="comment0_5f_python"># Le reste ressemble exactement à une fonction .</text:span></text:p>
      <text:p text:style-name="Code_20_snippet"><text:soft-page-break/><text:s text:c="4"/><text:span text:style-name="keyword0_5f_python">def</text:span> <text:span text:style-name="keyword3_5f_python">__init__</text:span><text:span text:style-name="symbol0_5f_python">(</text:span><text:span text:style-name="keyword1_5f_python">self</text:span>, dossier, extension=<text:span text:style-name="keyword1_5f_python">None</text:span><text:span text:style-name="symbol0_5f_python">)</text:span>: </text:p>
      <text:p text:style-name="Code_20_snippet"><text:s text:c="8"/><text:span text:style-name="comment0_5f_python"># self, la référence à l'objet courant, doit être </text:span></text:p>
      <text:p text:style-name="Code_20_snippet"><text:s text:c="8"/><text:span text:style-name="comment0_5f_python"># passé explicitement pour toutes les méthodes </text:span></text:p>
      <text:p text:style-name="Code_20_snippet"><text:s text:c="8"/><text:span text:style-name="keyword1_5f_python">self</text:span>.<text:span text:style-name="member0_5f_python">dossier</text:span> = <text:span text:style-name="keyword2_5f_python">os</text:span>.<text:span text:style-name="member0_5f_python">path</text:span>.<text:span text:style-name="member0_5f_python">abspath</text:span><text:span text:style-name="symbol0_5f_python">(</text:span>dossier<text:span text:style-name="symbol0_5f_python">)</text:span> </text:p>
      <text:p text:style-name="Code_20_snippet"><text:s text:c="8"/><text:span text:style-name="keyword1_5f_python">self</text:span>.<text:span text:style-name="member0_5f_python">extensions</text:span> = extension </text:p>
      <text:p text:style-name="Code_20_snippet"><text:s text:c="8"/><text:span text:style-name="keyword1_5f_python">self</text:span>.<text:span text:style-name="member0_5f_python">erreurs</text:span> = <text:span text:style-name="symbol0_5f_python">[]</text:span> </text:p>
      <text:p text:style-name="Code_20_snippet"/>
      <text:p text:style-name="Code_20_snippet"><text:s text:c="4"/><text:span text:style-name="comment0_5f_python"># méthode classique, sans paramètre </text:span></text:p>
      <text:p text:style-name="Code_20_snippet"><text:s text:c="4"/><text:span text:style-name="keyword0_5f_python">def</text:span> renommer<text:span text:style-name="symbol0_5f_python">(</text:span><text:span text:style-name="keyword1_5f_python">self</text:span><text:span text:style-name="symbol0_5f_python">)</text:span>: </text:p>
      <text:p text:style-name="Code_20_snippet"><text:s text:c="8"/><text:span text:style-name="string_5f_python">""" </text:span></text:p>
      <text:p text:style-name="Code_20_snippet"><text:span text:style-name="string_5f_python"><text:s text:c="12"/>Renomme les fichiers en mettant leurs extensions <text:line-break/> <text:s text:c="11"/>en minuscule </text:span></text:p>
      <text:p text:style-name="Code_20_snippet"><text:span text:style-name="string_5f_python"><text:s text:c="8"/>"""</text:span> </text:p>
      <text:p text:style-name="Code_20_snippet"><text:s text:c="8"/><text:span text:style-name="keyword0_5f_python">for</text:span> fichier <text:span text:style-name="keyword0_5f_python">in</text:span> <text:span text:style-name="keyword1_5f_python">self</text:span>.<text:span text:style-name="member0_5f_python">fichiers</text:span>: </text:p>
      <text:p text:style-name="Code_20_snippet"><text:s text:c="12"/><text:span text:style-name="comment0_5f_python"># assignation multiple </text:span></text:p>
      <text:p text:style-name="Code_20_snippet"><text:s text:c="12"/>nom, ext = <text:span text:style-name="keyword2_5f_python">os</text:span>.<text:span text:style-name="member0_5f_python">path</text:span>.<text:span text:style-name="member0_5f_python">splitext</text:span><text:span text:style-name="symbol0_5f_python">(</text:span>fichier<text:span text:style-name="symbol0_5f_python">)</text:span> </text:p>
      <text:p text:style-name="Code_20_snippet"><text:s text:c="12"/><text:span text:style-name="comment0_5f_python"># extension en minuscule </text:span></text:p>
      <text:p text:style-name="Code_20_snippet"><text:s text:c="12"/>nouveau_nom = nom + ext.<text:span text:style-name="member0_5f_python">lower</text:span><text:span text:style-name="symbol0_5f_python">()</text:span> </text:p>
      <text:p text:style-name="Code_20_snippet"/>
      <text:p text:style-name="Code_20_snippet"><text:s text:c="12"/><text:span text:style-name="comment0_5f_python"># gérer tout erreur d'écriture de fichier courantes </text:span></text:p>
      <text:p text:style-name="Code_20_snippet"><text:s text:c="12"/><text:span text:style-name="keyword0_5f_python">try</text:span>: </text:p>
      <text:p text:style-name="Code_20_snippet"><text:s text:c="16"/><text:span text:style-name="keyword2_5f_python">os</text:span>.<text:span text:style-name="member0_5f_python">rename</text:span><text:span text:style-name="symbol0_5f_python">(</text:span>fichier, nouveau_nom<text:span text:style-name="symbol0_5f_python">)</text:span> </text:p>
      <text:p text:style-name="Code_20_snippet"><text:s text:c="12"/><text:span text:style-name="keyword0_5f_python">except</text:span> <text:span text:style-name="symbol0_5f_python">(</text:span><text:span text:style-name="keyword1_5f_python">IOError</text:span>, <text:span text:style-name="keyword1_5f_python">OSError</text:span><text:span text:style-name="symbol0_5f_python">)</text:span>: </text:p>
      <text:p text:style-name="Code_20_snippet"><text:s text:c="16"/><text:span text:style-name="keyword1_5f_python">self</text:span>.<text:span text:style-name="member0_5f_python">erreurs</text:span>.<text:span text:style-name="member0_5f_python">append</text:span><text:span text:style-name="symbol0_5f_python">((</text:span>fichier, </text:p>
      <text:p text:style-name="Code_20_snippet"><text:s text:c="29"/><text:span text:style-name="string_5f_python">'Impossible de renommer le fichier'</text:span><text:span text:style-name="symbol0_5f_python">))</text:span> </text:p>
      <text:p text:style-name="Code_20_snippet"><text:s text:c="4"/></text:p>
      <text:p text:style-name="Code_20_snippet"><text:s text:c="4"/><text:span text:style-name="comment0_5f_python"># on peut demander à une méthode de se présenter comme un </text:span></text:p>
      <text:p text:style-name="Code_20_snippet"><text:s text:c="4"/><text:span text:style-name="comment0_5f_python"># </text:span><text:span text:style-name="comment0_5f_python">attribut <text:s/></text:span><text:span text:style-name="comment0_5f_python">avec @property </text:span></text:p>
      <text:p text:style-name="Code_20_snippet"><text:s text:c="4"/>@<text:span text:style-name="keyword1_5f_python">property</text:span> </text:p>
      <text:p text:style-name="Code_20_snippet"><text:s text:c="4"/><text:span text:style-name="keyword0_5f_python">def</text:span> fichiers<text:span text:style-name="symbol0_5f_python">(</text:span><text:span text:style-name="keyword1_5f_python">self</text:span><text:span text:style-name="symbol0_5f_python">)</text:span>: </text:p>
      <text:p text:style-name="Code_20_snippet"><text:s text:c="8"/><text:span text:style-name="string_5f_python">""" </text:span></text:p>
      <text:p text:style-name="Code_20_snippet"><text:span text:style-name="string_5f_python"><text:s text:c="12"/>Retourne la liste des fichiers du dossier, filtrée </text:span></text:p>
      <text:p text:style-name="Code_20_snippet"><text:span text:style-name="string_5f_python"><text:s text:c="12"/>par extension. </text:span></text:p>
      <text:p text:style-name="Code_20_snippet"><text:span text:style-name="string_5f_python"><text:s text:c="8"/>"""</text:span> </text:p>
      <text:p text:style-name="Code_20_snippet"><text:s text:c="8"/><text:span text:style-name="comment0_5f_python"># On peut itérer et filtrer en une ligne avec une syntaxe </text:span></text:p>
      <text:p text:style-name="Code_20_snippet"><text:s text:c="8"/><text:span text:style-name="comment0_5f_python"># spéciale appelée 'liste en intention' .</text:span></text:p>
      <text:p text:style-name="Code_20_snippet"><text:s text:c="8"/><text:span text:style-name="comment0_5f_python"># Ici on liste le contenu du dossier avec glob(), puis on </text:span></text:p>
      <text:p text:style-name="Code_20_snippet"><text:soft-page-break/><text:s text:c="8"/><text:span text:style-name="comment0_5f_python"># filtre tout ce qui n'est pas un fichier </text:span></text:p>
      <text:p text:style-name="Code_20_snippet"><text:s text:c="8"/><text:span text:style-name="comment0_5f_python"># motif pour glob() de type /chemin/dossier/*</text:span><text:line-break/> <text:s text:c="7"/>contenu = <text:span text:style-name="keyword2_5f_python">os</text:span>.<text:span text:style-name="member0_5f_python">path</text:span>.<text:span text:style-name="member0_5f_python">join</text:span><text:span text:style-name="symbol0_5f_python">(</text:span><text:span text:style-name="keyword1_5f_python">self</text:span>.<text:span text:style-name="member0_5f_python">dossier</text:span>, <text:span text:style-name="string_5f_python">'*'</text:span><text:span text:style-name="symbol0_5f_python">)</text:span> </text:p>
      <text:p text:style-name="Code_20_snippet"><text:s text:c="8"/>fichiers = <text:span text:style-name="keyword2_5f_python">glob</text:span>.<text:span text:style-name="member0_5f_python">glob</text:span><text:span text:style-name="symbol0_5f_python">(</text:span>contenu<text:span text:style-name="symbol0_5f_python">)</text:span></text:p>
      <text:p text:style-name="Code_20_snippet"><text:s text:c="8"/>fichiers = <text:span text:style-name="symbol0_5f_python">(</text:span>f <text:span text:style-name="keyword0_5f_python">for</text:span> f <text:span text:style-name="keyword0_5f_python">in</text:span> fichiers <text:span text:style-name="keyword0_5f_python">if</text:span> <text:span text:style-name="keyword2_5f_python">os</text:span>.<text:span text:style-name="member0_5f_python">path</text:span>.<text:span text:style-name="member0_5f_python">isfile</text:span><text:span text:style-name="symbol0_5f_python">(</text:span>f<text:span text:style-name="symbol0_5f_python">))</text:span> </text:p>
      <text:p text:style-name="Code_20_snippet"><text:s text:c="8"/></text:p>
      <text:p text:style-name="Code_20_snippet"><text:s text:c="8"/><text:span text:style-name="comment0_5f_python"># si des extensions sous fournies, on filtre par extension </text:span></text:p>
      <text:p text:style-name="Code_20_snippet"><text:s text:c="8"/><text:span text:style-name="keyword0_5f_python">if</text:span> <text:span text:style-name="keyword1_5f_python">self</text:span>.<text:span text:style-name="member0_5f_python">extensions</text:span>: </text:p>
      <text:p text:style-name="Code_20_snippet"><text:s text:c="12"/>fichiers_filtres = <text:span text:style-name="symbol0_5f_python">[]</text:span> </text:p>
      <text:p text:style-name="Code_20_snippet"><text:s text:c="12"/><text:span text:style-name="keyword0_5f_python">for</text:span> fichier <text:span text:style-name="keyword0_5f_python">in</text:span> fichiers: </text:p>
      <text:p text:style-name="Code_20_snippet"><text:s text:c="16"/>f = fichier.<text:span text:style-name="member0_5f_python">lower</text:span><text:span text:style-name="symbol0_5f_python">()</text:span> </text:p>
      <text:p text:style-name="Code_20_snippet"><text:s text:c="16"/><text:span text:style-name="comment0_5f_python"># endswith() verifie si une chaine se termine par <text:line-break/> <text:s text:c="15"/># une autre </text:span></text:p>
      <text:p text:style-name="Code_20_snippet"><text:span text:style-name="comment0_5f_python"><text:s text:c="16"/>valides = </text:span><text:span text:style-name="symbol0_5f_python">(</text:span><text:span text:style-name="comment0_5f_python">f.</text:span><text:span text:style-name="member0_5f_python">endswith</text:span><text:span text:style-name="symbol0_5f_python">(</text:span><text:span text:style-name="comment0_5f_python">e</text:span><text:span text:style-name="symbol0_5f_python">)</text:span><text:span text:style-name="comment0_5f_python"> </text:span><text:span text:style-name="keyword0_5f_python">for</text:span><text:span text:style-name="comment0_5f_python"> e </text:span><text:span text:style-name="keyword0_5f_python">in</text:span><text:span text:style-name="comment0_5f_python"> </text:span><text:span text:style-name="keyword1_5f_python">self</text:span><text:span text:style-name="comment0_5f_python">.</text:span><text:span text:style-name="member0_5f_python">extensions</text:span><text:span text:style-name="symbol0_5f_python">)</text:span></text:p>
      <text:p text:style-name="Code_20_snippet"><text:span text:style-name="symbol0_5f_python"><text:s text:c="16"/></text:span><text:span text:style-name="comment0_5f_python"># any() verify qu'il y a une valeur "vraie" <text:line-break/> <text:s text:c="15"/># dans une séquence </text:span></text:p>
      <text:p text:style-name="Code_20_snippet"><text:s text:c="16"/><text:span text:style-name="keyword0_5f_python">if</text:span> any<text:span text:style-name="symbol0_5f_python">(</text:span><text:span text:style-name="comment0_5f_python">valides</text:span><text:span text:style-name="symbol0_5f_python">)</text:span>: </text:p>
      <text:p text:style-name="Code_20_snippet"><text:s text:c="20"/>fichiers_filtres.<text:span text:style-name="member0_5f_python">append</text:span><text:span text:style-name="symbol0_5f_python">(</text:span>fichier<text:span text:style-name="symbol0_5f_python">)</text:span> </text:p>
      <text:p text:style-name="Code_20_snippet"><text:s text:c="12"/>fichiers = fichiers_filtres </text:p>
      <text:p text:style-name="Code_20_snippet"/>
      <text:p text:style-name="Code_20_snippet"><text:s text:c="8"/><text:span text:style-name="keyword0_5f_python">return</text:span> fichiers </text:p>
      <text:p text:style-name="Code_20_snippet"><text:s text:c="9"/></text:p>
      <text:p text:style-name="Code_20_snippet"/>
      <text:p text:style-name="Code_20_snippet"><text:span text:style-name="keyword0_5f_python">if</text:span> __name__ == <text:span text:style-name="string_5f_python">'__main__'</text:span>: </text:p>
      <text:p text:style-name="Code_20_snippet"><text:s text:c="4"/></text:p>
      <text:p text:style-name="Code_20_snippet"><text:s text:c="4"/><text:span text:style-name="comment0_5f_python"># Python vient avec le module 'argparse' qui permet de faire </text:span></text:p>
      <text:p text:style-name="Code_20_snippet"><text:s text:c="4"/><text:span text:style-name="comment0_5f_python"># des analyses d'arguments complexes: on définit <text:line-break/> <text:s text:c="3"/># les arguments attendus </text:span></text:p>
      <text:p text:style-name="Code_20_snippet"><text:s text:c="4"/><text:span text:style-name="comment0_5f_python"># et il retourne un conteneur avec leurs valeurs </text:span></text:p>
      <text:p text:style-name="Code_20_snippet"/>
      <text:p text:style-name="Code_20_snippet"><text:s text:c="4"/><text:span text:style-name="comment0_5f_python"># __doc__ donne accès à la docstring du module </text:span></text:p>
      <text:p text:style-name="Code_20_snippet"><text:s text:c="4"/><text:span text:style-name="keyword2_5f_python">parser</text:span> = argparse.<text:span text:style-name="member0_5f_python">ArgumentParser</text:span><text:span text:style-name="symbol0_5f_python">(</text:span>description=__doc__<text:span text:style-name="symbol0_5f_python">)</text:span> </text:p>
      <text:p text:style-name="Code_20_snippet"><text:s text:c="4"/><text:span text:style-name="keyword2_5f_python">parser</text:span>.<text:span text:style-name="member0_5f_python">add_argument</text:span><text:span text:style-name="symbol0_5f_python">(</text:span><text:span text:style-name="string_5f_python">'dossier'</text:span>, </text:p>
      <text:p text:style-name="Code_20_snippet"><text:s text:c="18"/><text:span text:style-name="keyword1_5f_python">help</text:span>=<text:span text:style-name="string_5f_python">"Le chemin du dossier qu'il faut traiter"</text:span><text:span text:style-name="symbol0_5f_python">)</text:span> </text:p>
      <text:p text:style-name="Code_20_snippet"><text:s text:c="4"/><text:span text:style-name="keyword2_5f_python">parser</text:span>.<text:span text:style-name="member0_5f_python">add_argument</text:span><text:span text:style-name="symbol0_5f_python">(</text:span><text:span text:style-name="string_5f_python">'-e'</text:span>, dest=<text:span text:style-name="string_5f_python">'extensions'</text:span>, default=<text:span text:style-name="string_5f_python">''</text:span>, </text:p>
      <text:p text:style-name="Code_20_snippet"><text:s text:c="9"/><text:span text:style-name="keyword1_5f_python">help</text:span>=<text:span text:style-name="string_5f_python">"Une liste d'extensions pour filtrer les fichiers"</text:span><text:span text:style-name="symbol0_5f_python">)</text:span> </text:p>
      <text:p text:style-name="Code_20_snippet"><text:s text:c="4"/>args = <text:span text:style-name="keyword2_5f_python">parser</text:span>.<text:span text:style-name="member0_5f_python">parse_args</text:span><text:span text:style-name="symbol0_5f_python">()</text:span> </text:p>
      <text:p text:style-name="Code_20_snippet"/>
      <text:p text:style-name="Code_20_snippet"><text:soft-page-break/><text:s text:c="5"/><text:span text:style-name="comment0_5f_python"># on transforme les extensions en liste </text:span></text:p>
      <text:p text:style-name="Code_20_snippet"><text:s text:c="4"/>extensions = args.<text:span text:style-name="member0_5f_python">extensions</text:span>.<text:span text:style-name="member0_5f_python">split</text:span><text:span text:style-name="symbol0_5f_python">(</text:span><text:span text:style-name="string_5f_python">','</text:span><text:span text:style-name="symbol0_5f_python">)</text:span> </text:p>
      <text:p text:style-name="Code_20_snippet"/>
      <text:p text:style-name="Code_20_snippet"><text:s text:c="4"/><text:span text:style-name="comment0_5f_python"># on instancie ChangeurDeCasse avec les paramètres du script </text:span></text:p>
      <text:p text:style-name="Code_20_snippet"><text:s text:c="4"/>changeur = ChangeurDeCasse<text:span text:style-name="symbol0_5f_python">(</text:span>args.<text:span text:style-name="member0_5f_python">dossier</text:span>, extensions<text:span text:style-name="symbol0_5f_python">)</text:span> </text:p>
      <text:p text:style-name="Code_20_snippet"/>
      <text:p text:style-name="Code_20_snippet"><text:s text:c="4"/><text:span text:style-name="comment0_5f_python"># 'fichier' à l'air d'être un attribut, mais c'est une méthode </text:span></text:p>
      <text:p text:style-name="Code_20_snippet"><text:s text:c="4"/><text:span text:style-name="comment0_5f_python"># décorée avec @property </text:span></text:p>
      <text:p text:style-name="Code_20_snippet"><text:s text:c="4"/>fichiers = changeur.<text:span text:style-name="member0_5f_python">fichiers</text:span> </text:p>
      <text:p text:style-name="Code_20_snippet"/>
      <text:p text:style-name="Code_20_snippet"><text:s text:c="4"/><text:span text:style-name="keyword0_5f_python">print</text:span> <text:span text:style-name="string_5f_python">"Fichiers à modifier :"</text:span> </text:p>
      <text:p text:style-name="Code_20_snippet"><text:s text:c="4"/><text:span text:style-name="keyword0_5f_python">if</text:span> fichiers: </text:p>
      <text:p text:style-name="Code_20_snippet"><text:s text:c="8"/><text:span text:style-name="keyword0_5f_python">for</text:span> fichier <text:span text:style-name="keyword0_5f_python">in</text:span> fichiers: </text:p>
      <text:p text:style-name="Code_20_snippet"><text:s text:c="12"/><text:span text:style-name="keyword0_5f_python">print</text:span> <text:span text:style-name="string_5f_python">'</text:span><text:span text:style-name="escaped_5f_python">\t</text:span><text:span text:style-name="string_5f_python"> - %s'</text:span> <text:span text:style-name="symbol0_5f_python">%</text:span> fichier </text:p>
      <text:p text:style-name="Code_20_snippet"><text:s text:c="4"/><text:span text:style-name="keyword0_5f_python">else</text:span>: </text:p>
      <text:p text:style-name="Code_20_snippet"><text:s text:c="8"/><text:span text:style-name="keyword0_5f_python">print</text:span> <text:span text:style-name="string_5f_python">'Aucun'</text:span> </text:p>
      <text:p text:style-name="Code_20_snippet"><text:s text:c="4"/></text:p>
      <text:p text:style-name="Code_20_snippet"><text:s text:c="4"/><text:span text:style-name="keyword0_5f_python">print</text:span> <text:span text:style-name="string_5f_python">'Ces %s fichiers vont être renommés'</text:span> <text:span text:style-name="symbol0_5f_python">%</text:span> <text:span text:style-name="keyword1_5f_python">len</text:span><text:span text:style-name="symbol0_5f_python">(</text:span>fichiers<text:span text:style-name="symbol0_5f_python">)</text:span> </text:p>
      <text:p text:style-name="Code_20_snippet"/>
      <text:p text:style-name="Code_20_snippet"><text:s text:c="4"/>confirmation = <text:span text:style-name="string_5f_python">"Voulez-vous continuer ? (o/N)"</text:span> </text:p>
      <text:p text:style-name="Code_20_snippet"><text:s text:c="4"/>reponse = <text:span text:style-name="keyword1_5f_python">raw_input</text:span><text:span text:style-name="symbol0_5f_python">(</text:span>confirmation<text:span text:style-name="symbol0_5f_python">)</text:span>.<text:span text:style-name="member0_5f_python">lower</text:span><text:span text:style-name="symbol0_5f_python">()</text:span> </text:p>
      <text:p text:style-name="Code_20_snippet"/>
      <text:p text:style-name="Code_20_snippet"><text:s text:c="4"/><text:span text:style-name="keyword0_5f_python">if</text:span> reponse <text:span text:style-name="keyword0_5f_python">in</text:span> <text:span text:style-name="symbol0_5f_python">(</text:span><text:span text:style-name="string_5f_python">'y'</text:span>, <text:span text:style-name="string_5f_python">'o'</text:span>, <text:span text:style-name="string_5f_python">'yes'</text:span>, <text:span text:style-name="string_5f_python">'oui'</text:span><text:span text:style-name="symbol0_5f_python">)</text:span>: </text:p>
      <text:p text:style-name="Code_20_snippet"><text:s text:c="8"/>changeur.<text:span text:style-name="member0_5f_python">renommer</text:span><text:span text:style-name="symbol0_5f_python">()</text:span> </text:p>
      <text:p text:style-name="Code_20_snippet"><text:s text:c="8"/><text:span text:style-name="keyword0_5f_python">print</text:span> <text:span text:style-name="string_5f_python">'Les fichiers on été renommés'</text:span> </text:p>
      <text:p text:style-name="Code_20_snippet"><text:s text:c="4"/></text:p>
      <text:h text:style-name="Heading_20_1" text:outline-level="1">Hello World</text:h>
      <text:p text:style-name="Prérequis_20_et_20_objectifs"><text:span text:style-name="T1">Prérequis </text:span>:</text:p>
      <text:p text:style-name="Prérequis_20_et_20_objectifs"/>
      <text:p text:style-name="Prérequis_20_et_20_objectifs">- Désirer découvrir Python.</text:p>
      <text:p text:style-name="Prérequis_20_et_20_objectifs"/>
      <text:p text:style-name="Prérequis_20_et_20_objectifs"><text:span text:style-name="T1">Objectifs </text:span>: </text:p>
      <text:p text:style-name="Prérequis_20_et_20_objectifs"/>
      <text:p text:style-name="P5"><text:s/>- Installer l'environnement Python.</text:p>
      <text:p text:style-name="P5"><text:s/>- Exécuter des instructions de base dans le shell Python.</text:p>
      <text:h text:style-name="Heading_20_2" text:outline-level="2">Installer Python</text:h>
      <text:p text:style-name="Standard">Python étant un <text:span text:style-name="T1">langage interprété,</text:span> il suffit pour pouvoir l'utiliser d'installer l'interpréteur et la bibliothèque standard. </text:p>
      <text:p text:style-name="Standard"/>
      <text:p text:style-name="Standard">Pour la plupart des versions récentes des systèmes GNU/Linux et Mac, Python est déjà installé par défaut. Vous n'avez rien à faire.</text:p>
      <text:p text:style-name="Standard"/>
      <text:p text:style-name="Standard">Pour les utilisateurs Windows, rendez-vous sur <text:a xlink:type="simple" xlink:href="http://www.python.org/">http://www.python.org</text:a> dans la section « download » pour télécharger l’exécutable d'installation. Le reste ne change pas des installeurs habituels, gardez les réglages proposés par défaut.</text:p>
      <text:p text:style-name="Standard"/>
      <text:p text:style-name="Standard">Choisissez une version inférieure à la version 3, qui n'est pour l'instant pas encore assez répandue. Idéalement la <text:span text:style-name="T1">version 2.6 ou 2.7</text:span><text:note text:id="ftn1" text:note-class="footnote"><text:note-citation>1</text:note-citation><text:note-body><text:p text:style-name="Footnote">Plus de détails sur le choix des versions Python en annexe.<office:annotation><dc:creator>kevin </dc:creator><dc:date>2011-08-15T15:57:42</dc:date><text:p text:style-name="P44"><text:span text:style-name="T13">Ecrire un annexe sur le choix des versions Python</text:span></text:p></office:annotation></text:p></text:note-body></text:note>.</text:p>
      <text:h text:style-name="Heading_20_2" text:outline-level="2">Le shell Python</text:h>
      <text:p text:style-name="Text_20_body"><text:span text:style-name="T1">Python vient avec un shell</text:span> de type REPL<text:note text:id="ftn2" text:note-class="footnote"><text:note-citation>2</text:note-citation><text:note-body><text:p text:style-name="Footnote">Read, Evaluate, Print, Loop</text:p></text:note-body></text:note> comme Lisp. On peut le voir comme un équivalent d'<text:span text:style-name="Code">irb</text:span> pour Ruby ou de <text:span text:style-name="Code">php -a.</text:span><text:span text:style-name="Code"><office:annotation><dc:creator>kevin </dc:creator><dc:date>2011-08-15T15:46:19</dc:date><text:p text:style-name="P44"><text:span text:style-name="T13">Mettre un equivalent java, C et perl.</text:span></text:p></office:annotation></text:span></text:p>
      <text:p text:style-name="Text_20_body"><text:soft-page-break/><text:span text:style-name="T2">Vous pouvez accéder à toutes les instructions et toutes les bibliothèques Python</text:span> installées sur le système depuis ce shell. <text:s/>C'est le moyen le plus simple de s'essayer à Python : entrez une instruction, appuyez sur <text:span text:style-name="Code">entrée</text:span> et il l’exécute. </text:p>
      <text:p text:style-name="Text_20_body">Nous travaillerons avec lui durant les prochains chapitres. </text:p>
      <text:p text:style-name="Standard">Pour le lancer, ouvrez une console et entrez la commande <text:span text:style-name="Code">python</text:span>. Vous verrez apparaître une invite de saisie :</text:p>
      <text:p text:style-name="Code_20_block"><text:span text:style-name="Code"><text:span text:style-name="T12">&gt;&gt;&gt;</text:span></text:span></text:p>
      <text:p text:style-name="Text_20_body">Je mettrai la couleur de ce prompt en <text:span text:style-name="T11">vert gras</text:span> dans ce livre pour faciliter la lisibilité, mais ce n'est pas forcément le cas dans votre shell.</text:p>
      <text:p text:style-name="Text_20_body">Saisissez votre premier code Python:</text:p>
      <text:p text:style-name="Code_20_block"><text:span text:style-name="T10">&gt;&gt;&gt;</text:span> print "Hello, world!"</text:p>
      <text:p text:style-name="Standard">Python ne possède<text:span text:style-name="T1"> pas de commentaires multi lignes</text:span> du style <text:span text:style-name="Code">/* plop */</text:span>. <text:s/><text:span text:style-name="T1">Le signe de commentaire est </text:span><text:span text:style-name="Code"><text:span text:style-name="T1">#</text:span></text:span> comme en script Bash, et on peut l'utiliser directement dans le shell :</text:p>
      <text:p text:style-name="Code_20_block"><text:span text:style-name="T10">&gt;&gt;&gt;</text:span> print "Hello, world!" # ceci est un commentaire</text:p>
      <text:p text:style-name="Standard">Toutes les instructions saisies voient leur valeur de retour affichée la ligne suivante. Par exemple, les opérations mathématiques de base peuvent être saisies directement (sans assignation) :</text:p>
      <text:p text:style-name="Code_20_block"><text:span text:style-name="T10">&gt;&gt;&gt;</text:span> 1 + 1 <text:line-break/>2 <text:line-break/><text:span text:style-name="T10">&gt;&gt;&gt;</text:span> 1 – 1 <text:line-break/>0 <text:line-break/><text:span text:style-name="T10">&gt;&gt;&gt;</text:span> 2 * 2 # multiplication<text:line-break/>4 <text:line-break/><text:span text:style-name="T10">&gt;&gt;&gt;</text:span> 4 / 2 # division<text:line-break/>2 </text:p>
      <text:p text:style-name="P16">En résumé : </text:p>
      <text:p text:style-name="En_20_résumé"/>
      <text:p text:style-name="En_20_résumé">Python est un langage interprété disponible en standard sur la plupart des distributions Unix récentes. Sous Windows, l'installeur est disponible sur www.python.org. La version idéale pour suivre ce livre est la 2.7.</text:p>
      <text:p text:style-name="En_20_résumé"/>
      <text:p text:style-name="En_20_résumé">Tout code Python peut être testé directement dans le shell Python qui est accessible à partir de la commande <text:span text:style-name="Code">python</text:span>. Le résultat d'une instruction s'affiche directement dans le shell.</text:p>
      <text:p text:style-name="En_20_résumé"/>
      <text:p text:style-name="En_20_résumé">Le 'Hello, world' se code sobrement <text:span text:style-name="Code">print "Hello, </text:span><text:span text:style-name="Code">World</text:span><text:span text:style-name="Code">"</text:span>. </text:p>
      <text:p text:style-name="En_20_résumé"/>
      <text:p text:style-name="En_20_résumé">Il n'y a pas de commentaires multi-lignes, le symbole de commentaire est <text:span text:style-name="Code">#</text:span>.</text:p>
      <text:p text:style-name="En_20_résumé"/>
      <text:p text:style-name="En_20_résumé">Les opérations mathématiques de base utilisent les opérateurs habituels <text:span text:style-name="Code">+</text:span>, <text:span text:style-name="Code">-</text:span>, <text:span text:style-name="Code">*</text:span> et <text:span text:style-name="Code">/</text:span>.</text:p>
      <text:h text:style-name="Heading_20_2" text:outline-level="2"><text:soft-page-break/>Aller plus loin</text:h>
      <text:p text:style-name="P18">Vous pouvez toujours sauter les sections « Aller plus loin ». Elles ne sont pas nécessaires à la compréhension des chapitres suivant.</text:p>
      <text:p text:style-name="Text_20_body">Le shell Python vient par défaut avec toute installation de base de Python, mais il existe des alternatives très intéressantes. </text:p>
      <text:p text:style-name="Text_20_body">Sous Windows, l'environnement de base vient également avec <text:span text:style-name="T1">IDLE</text:span>, un éditeur de code Python accompagné d'un shell doté d'une coloration syntaxique, de la complétion du code et d'un historique avancé.</text:p>
      <text:p text:style-name="Text_20_body">Si vous avez un peu de temps, vous pouvez vous essayer à <text:span text:style-name="T1">bpython</text:span> et <text:span text:style-name="T1">ipython</text:span>, deux shells Python multi-plateformes open source qui offrent aussi la complétion du code, un accès rapide à la documentation du langage et bien d'autres fonctionnalités.</text:p>
      <text:p text:style-name="Text_20_body">Mon shell favori reste ipython car bien que très (très) simple d'utilisation, il possède une pléthore de fonctionnalités optionnelles. Par ailleurs, il est fréquemment intégré dans d'autres produits tels que des débogueurs et des frameworks Web.</text:p>
      <text:p text:style-name="Text_20_body">Enfin, sachez que le mot clé <text:span text:style-name="Code">print</text:span> sera remplacé par une fonction de même nom dans Python 3. Cette fonctionnalité a été portée dans Python 2.7, vous pouvez donc remplacer tous les exemples de ce livre utilisant <text:span text:style-name="Code">print</text:span> par <text:span text:style-name="Code">print()</text:span>.</text:p>
      <text:h text:style-name="Heading_20_1" text:outline-level="1">Les variables</text:h>
      <text:p text:style-name="Prérequis_20_et_20_objectifs"><text:span text:style-name="T1">Prérequis </text:span>: </text:p>
      <text:p text:style-name="Prérequis_20_et_20_objectifs"/>
      <text:p text:style-name="Prérequis_20_et_20_objectifs">- Savoir afficher 'Hello world' dans un shell Python</text:p>
      <text:p text:style-name="Prérequis_20_et_20_objectifs"/>
      <text:p text:style-name="Prérequis_20_et_20_objectifs"><text:span text:style-name="T1">Objectifs </text:span>: </text:p>
      <text:p text:style-name="Prérequis_20_et_20_objectifs"/>
      <text:p text:style-name="P5">– <text:s text:c="2"/>Assigner à une variable puis afficher des chaînes de caractères et des entiers</text:p>
      <text:list xml:id="list1847454706" text:style-name="L1">
        <text:list-item>
          <text:p text:style-name="P35">Comprendre les règles de typage et de nommage des variables</text:p>
        </text:list-item>
      </text:list>
      <text:p text:style-name="Text_20_body"/>
      <text:p text:style-name="Text_20_body">L'assignation des variables en Python est simple et directe : nom_de_variable = valeur_de_variable. Il n'y a pas de mot clé de déclaration comme <text:span text:style-name="Code">var</text:span> en Javascript :</text:p>
      <text:p text:style-name="Code_20_block"><text:span text:style-name="T10">&gt;&gt;&gt;</text:span> nom = "Michel" # une chaîne de caractère<text:line-break/><text:span text:style-name="T10">&gt;&gt;&gt;</text:span> age = 35 # un entier</text:p>
      <text:p text:style-name="Text_20_body">Python est un langage à <text:span text:style-name="T1">typage dynamique</text:span>, comme PHP et Javascript, et contrairement à Java ou à C/C++/C#. Vous n'avez pas besoin de déclarer le type de la variable avant de l'assigner. Vous pouvez changer le type de la valeur que vous assignez à une variable autant de fois que vous le voulez. Ceci est valide :</text:p>
      <text:p text:style-name="Code_20_block"><text:span text:style-name="T10">&gt;&gt;&gt;</text:span> age = 35 # age est un entier puis immédiatement après...<text:line-break/><text:span text:style-name="T10">&gt;&gt;&gt;</text:span> age = "35" # ... age est une chaîne de caractères</text:p>
      <text:p text:style-name="Standard">Comme Java et C/C++/C#, et contrairement à PHP ou Javascript, Python est un langage <text:span text:style-name="T1">fortement typé</text:span>. Chaque valeur d'une variable est d'un type bien distinct et il n'y a pas de conversion d'un type automatiquement selon le contexte. On ne peut pas, par exemple, <text:s/>additionner une chaîne de caractères et un entier:</text:p>
      <text:p text:style-name="Code_20_block"><text:span text:style-name="T10">&gt;&gt;&gt;</text:span> type(35) # type() retourne le type d'une valeur<text:line-break/>&lt;type 'int'&gt; <text:line-break/><text:span text:style-name="T10">&gt;&gt;&gt;</text:span> type("35") <text:line-break/>&lt;type 'str'&gt;<text:line-break/><text:span text:style-name="T10">&gt;&gt;&gt;</text:span> "35" + 35 # ceci provoquera toujours une erreur<text:line-break/>Traceback (most recent call last): <text:line-break/><text:soft-page-break/> <text:s/>File "&lt;stdin&gt;", line 1, in &lt;module&gt; <text:line-break/>TypeError: cannot concatenate 'str' and 'int' objects</text:p>
      <text:p text:style-name="P1">On ne peut pas non plus utiliser une variable non initialisée :</text:p>
      <text:p text:style-name="Code_20_block"><text:span text:style-name="T10">&gt;&gt;&gt;</text:span> inconnue # cette variable n'est pas déclarée<text:line-break/>Traceback (most recent call last): <text:line-break/> <text:s/>File "&lt;stdin&gt;", line 1, in &lt;module&gt; <text:line-break/>NameError: name 'inconnue' is not defined </text:p>
      <text:p text:style-name="Standard">Le nom des variables reste simple :</text:p>
      <text:p text:style-name="Standard"/>
      <text:list xml:id="list2102647933" text:style-name="L2">
        <text:list-item>
          <text:p text:style-name="P23"><text:span text:style-name="T1">Seuls les lettres, les chiffres et les </text:span><text:span text:style-name="Code"><text:span text:style-name="T1">_</text:span></text:span><text:span text:style-name="T1"> sont acceptés</text:span>. Pas de caractères spéciaux à l'assignation ou à la lecture tels que <text:span text:style-name="Code">$</text:span> ou <text:span text:style-name="Code">@</text:span> comme en Ruby, Perl ou en PHP, même pour les tableaux et les variables d'instance.</text:p>
        </text:list-item>
        <text:list-item>
          <text:p text:style-name="P23">Le premier caractère ne peut pas être un chiffre.</text:p>
        </text:list-item>
      </text:list>
      <text:p text:style-name="Standard"/>
      <text:p text:style-name="Standard">Démonstration :</text:p>
      <text:p text:style-name="Code_20_block"><text:span text:style-name="T10">&gt;&gt;&gt;</text:span> test = 1 <text:line-break/><text:span text:style-name="T10">&gt;&gt;&gt;</text:span> _test = 1 <text:line-break/><text:span text:style-name="T10">&gt;&gt;&gt;</text:span> test2 = 1 <text:line-break/><text:span text:style-name="T10">&gt;&gt;&gt;</text:span> 1test = 1 # oups<text:line-break/> <text:s/>File "&lt;stdin&gt;", line 1 <text:line-break/> <text:s text:c="3"/>1test = 1 <text:line-break/> <text:s text:c="3"/>^ <text:line-break/>SyntaxError: invalid syntax <text:line-break/><text:span text:style-name="T10">&gt;&gt;&gt;</text:span> test$ = 1 # re oups<text:line-break/> <text:s/>File "&lt;stdin&gt;", line 1 <text:line-break/> <text:s text:c="3"/>test$ = 1 <text:line-break/> <text:s text:c="7"/>^ <text:line-break/>SyntaxError: invalid syntax</text:p>
      <text:p text:style-name="Standard">Pour afficher le contenu d'une variable, il suffit d'écrire son nom dans le shell et de valider par <text:span text:style-name="Code">entrée</text:span>. Le shell va se charger d'afficher une représentation de la valeur contenue dans la variable de telle sorte que si vous copiez cette représentation, et l'a collez à nouveau dans le shell, vous reproduirez cette valeur.</text:p>
      <text:p text:style-name="Code_20_block"><text:span text:style-name="T10">&gt;&gt;&gt;</text:span> nom = 'Michel' <text:line-break/><text:span text:style-name="T10">&gt;&gt;&gt;</text:span> nom <text:line-break/>'Michel'<text:line-break/><text:span text:style-name="T10">&gt;&gt;&gt;</text:span> 'Michel' <text:line-break/>'Michel' <text:line-break/><text:span text:style-name="T10">&gt;&gt;&gt;</text:span> age = 35 <text:line-break/><text:span text:style-name="T10">&gt;&gt;&gt;</text:span> age <text:line-break/>35 <text:line-break/><text:span text:style-name="T10">&gt;&gt;&gt;</text:span> 35 <text:line-break/>35</text:p>
      <text:p text:style-name="Text_20_body">Python possède un garbage collector qui fait le ménage dès que vous sortez du scope courant, mais vous pouvez supprimer toutes les références à une valeur manuellement avec <text:span text:style-name="Code">del</text:span> si vous voulez qu'elle soit collectée plus vite :</text:p>
      <text:p text:style-name="Code_20_block"><text:span text:style-name="T10">&gt;&gt;&gt;</text:span> a <text:line-break/><text:soft-page-break/>Traceback (most recent call last): </text:p>
      <text:p text:style-name="Code_20_block"><text:s text:c="2"/>File "&lt;stdin&gt;", line 1, in &lt;module&gt; <text:line-break/>NameError: name 'a' is not defined <text:line-break/><text:span text:style-name="T10">&gt;&gt;&gt;</text:span> a = 1 <text:line-break/><text:span text:style-name="T10">&gt;&gt;&gt;</text:span> a <text:line-break/>1 <text:line-break/><text:span text:style-name="T10">&gt;&gt;&gt;</text:span> del a # del supprime la référence à la valeur<text:line-break/><text:span text:style-name="T10">&gt;&gt;&gt;</text:span> a <text:line-break/>Traceback (most recent call last): <text:line-break/> <text:s/>File "&lt;stdin&gt;", line 1, in &lt;module&gt; <text:line-break/>NameError: name 'a' is not defined</text:p>
      <text:p text:style-name="P21">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 le nom des variables destinées à la lecture seule sont en majuscules : <text:span text:style-name="Code">MODE_DEBUG = 1</text:span>.</text:p>
      <text:p text:style-name="Attention">- le nom des variables destinées à un usage interne sont préfixé d'un '_' : <text:span text:style-name="Code">_indice</text:span></text:p>
      <text:list xml:id="list1085659288" text:style-name="L3">
        <text:list-header>
          <text:p text:style-name="P24"><text:span text:style-name="Code"/></text:p>
        </text:list-header>
      </text:list>
      <text:p text:style-name="P16">En résumé : </text:p>
      <text:p text:style-name="En_20_résumé"/>
      <text:p text:style-name="En_20_résumé">L'utilisation des variables Python se réduit au minimum :</text:p>
      <text:p text:style-name="P6"/>
      <text:list xml:id="list1493383765" text:style-name="L4">
        <text:list-item>
          <text:p text:style-name="P41">L'assignation n'utilise aucun mot clé ni déclaration de type (le type est détecté automatiquement).</text:p>
        </text:list-item>
        <text:list-item>
          <text:p text:style-name="P41">Le nom des variables ne peut contenir que des lettres, des '_' et des chiffres.</text:p>
        </text:list-item>
        <text:list-item>
          <text:p text:style-name="P41">Afficher le contenu d'une variable demande uniquement de saisir son nom dans le shell, qu'elle que soit la variable.</text:p>
        </text:list-item>
      </text:list>
      <text:p text:style-name="P6"/>
      <text:p text:style-name="P6">Malgré sa nature dynamique, Python est un langage fortement typé. Il n'y a pas de conversion implicite d'un type à un autre selon le contexte.</text:p>
      <text:p text:style-name="P6"/>
      <text:p text:style-name="P6"><text:span text:style-name="Code">del</text:span> supprime la référence à une valeur.</text:p>
      <text:p text:style-name="P6"/>
      <text:p text:style-name="P6">Il n'existe pas de moyen d'empêcher la modifications d'une variable. Par convention les développeurs Python écrivent le nom des variables destinées à la lecture seule en majuscule et celui des variables destinées à un usage interne préfixé par '_'.</text:p>
      <text:p text:style-name="En_20_résumé"/>
      <text:h text:style-name="Heading_20_2" text:outline-level="2">Aller plus loin</text:h>
      <text:p text:style-name="Text_20_body">Les exemples de ce livre sont en français, mais généralement les noms de variables sont bien entendu en anglais. Python avant la version 3 n'accepte d'ailleurs pas de caractères non-ASCII dans les noms de variable.</text:p>
      <text:p text:style-name="Text_20_body"><text:soft-page-break/>Il existe une convention de style pour le code Python, appelée le PEP8. La communauté Python essaye de s'y tenir, et cela s'applique à la manière d'écrire les variables.</text:p>
      <text:p text:style-name="Text_20_body">Dans leurs formes les plus simples, le PEP8 recommande que les variables s'écrivent en minuscules en utilisant '_' comme séparateur. Par exemple : <text:span text:style-name="Code">first_name</text:span>.</text:p>
      <text:p text:style-name="Text_20_body">Il reste néanmoins quelques rares bibliothèques (telle que <text:span text:style-name="Code">unittest</text:span>) qui possèdent des variables en camel 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Enfin, il est possible de rendre une variable difficilement accessible en jouant avec les accesseurs (pour simuler des constantes), ou en préfixant son nom de '__', c'est à dire deux fois '_'. (c'est ce qu'il y a de plus proche d'une variable privée). Gardez néanmoins à l'esprit qu'il y a toujours un moyen de contournement. En pratique, je n'ai jamais vu aucune bibliothèque majeure faire usage de '__'.</text:p>
      <text:h text:style-name="Heading_20_1" text:outline-level="1">Les types de base</text:h>
      <text:p text:style-name="Prérequis_20_et_20_objectifs"><text:span text:style-name="T1">Prérequis </text:span>: </text:p>
      <text:p text:style-name="Prérequis_20_et_20_objectifs"/>
      <text:p text:style-name="Prérequis_20_et_20_objectifs">- Savoir assigner et afficher le contenu d'une variable.</text:p>
      <text:p text:style-name="Prérequis_20_et_20_objectifs"/>
      <text:p text:style-name="Prérequis_20_et_20_objectifs"><text:span text:style-name="T1">Objectifs </text:span>: </text:p>
      <text:p text:style-name="Prérequis_20_et_20_objectifs"/>
      <text:p text:style-name="P5">– <text:s text:c="2"/>Déclarer des structures de données numériques et des chaînes de caractères.</text:p>
      <text:list xml:id="list1093023921" text:continue-list="list1847454706" text:style-name="L1">
        <text:list-item>
          <text:p text:style-name="P35">Convertir les unes en les autres.</text:p>
        </text:list-item>
        <text:list-item>
          <text:p text:style-name="P35">Comprendre les implications de l'addition, la concaténation et de la conversion de type.</text:p>
        </text:list-item>
      </text:list>
      <text:p text:style-name="Text_20_body"/>
      <text:p text:style-name="Text_20_body">Python est un langage 100% orienté objet, comme Ruby. <text:span text:style-name="T1">Tous les types de base, dit types built-in, sont des objets</text:span>, bien que la syntaxe laisse parfois penser le contraire. Pourtant, cela est transparent et à l'usage, on a donc l'impression de manipuler de simples primitives.</text:p>
      <text:h text:style-name="Heading_20_2" text:outline-level="2">Les types numériques</text:h>
      <text:p text:style-name="Text_20_body">On reste dans le classique :</text:p>
      <text:p text:style-name="Code_20_block"><text:span text:style-name="T10">&gt;&gt;&gt;</text:span> 1 # les entiers sont les plus simples à déclarer<text:line-break/>1<text:line-break/><text:span text:style-name="T10">&gt;&gt;&gt;</text:span> type(1) <text:line-break/>&lt;type 'int'&gt; <text:line-break/><text:span text:style-name="T10">&gt;&gt;&gt;</text:span> -1 # Le type 'int' couvre les entiers positifs et négatifs<text:line-break/>-1 <text:line-break/><text:span text:style-name="T10">&gt;&gt;&gt;</text:span> type(-1)<text:line-break/>&lt;type 'int'&gt; <text:line-break/><text:span text:style-name="T10">&gt;&gt;&gt;</text:span> -1.2 # les flottants permettent les opérations à virgules <text:line-break/>-1.2 <text:line-break/><text:span text:style-name="T10">&gt;&gt;&gt;</text:span> type(10.43) <text:line-break/>&lt;type 'float'&gt; <text:line-break/><text:span text:style-name="T10">&gt;&gt;&gt;</text:span> 1. # nul besoin d'un chiffre des deux côté de '.'<text:line-break/><text:soft-page-break/>1.0 <text:line-break/><text:span text:style-name="T10">&gt;&gt;&gt;</text:span> .0<text:line-break/>0.0<text:line-break/><text:span text:style-name="T10">&gt;&gt;&gt;</text:span> type(1+0j) # python gère nativement les nombres complexes<text:line-break/>&lt;type 'complex'&gt;<text:line-break/><text:span text:style-name="T10">&gt;&gt;&gt;</text:span> 3+4j # la partie imaginaire doit être 'j' pas 'i'<text:line-break/>(3+4j)</text:p>
      <text:p text:style-name="P21">Attention !</text:p>
      <text:p text:style-name="Attention"><text:span text:style-name="T1">Python gère automatiquement la taille des nombres en mémoire</text:span>, vous n'avez pas à vous en soucier<text:note text:id="ftn3" text:note-class="footnote"><text:note-citation>3</text:note-citation><text:note-body><text:p text:style-name="Footnote">Si vraiment cela devenait une préoccupation, vous voudrez vous tourner vers les bibliothèques scientifiques Python Scipy et Numpy, ce qui sort du cadre de ce livre.<office:annotation><dc:creator>kevin </dc:creator><dc:date>2011-08-15T17:44:56</dc:date><text:p><text:span text:style-name="T13">A vérifier</text:span></text:p></office:annotation></text:p></text:note-body></text:note>. Aucun équivalent des <text:span text:style-name="Code">short int </text:span>ou <text:span text:style-name="Code">signed int</text:span> d'autres langages.</text:p>
      <text:p text:style-name="Attention">Quand un entier dépasse une certaine taille, Python le convertit automatiquement en type 'long', une structure de données qui gère les très gros nombres. Le processus est transparent, et sauf problème de performances, vous n'avez pas à vous en occuper car les types 'long' peuvent être manipulés <text:span text:style-name="T5">comme et avec</text:span> des types 'int' (ils sont cependant plus lents).</text:p>
      <text:p text:style-name="P22"><text:s text:c="4"/><text:span text:style-name="T10">&gt;&gt;&gt;</text:span> type(999999999999999999) <text:line-break/> <text:s text:c="3"/>&lt;type 'int'&gt; <text:line-break/> <text:s text:c="3"/><text:span text:style-name="T10">&gt;&gt;&gt;</text:span> type(999999999999999999 * 10) <text:line-break/> <text:s text:c="3"/>&lt;type 'long'&gt; </text:p>
      <text:p text:style-name="Standard">Python permet aussi la notation scientifique (qui dont le résultat est toujours de type 'float' quelque soit la taille) :</text:p>
      <text:p text:style-name="Code_20_block"><text:span text:style-name="T10">&gt;&gt;&gt;</text:span> 1e+33 1e+33<text:line-break/>1e+33 <text:line-break/><text:span text:style-name="T10">&gt;&gt;&gt;</text:span> type(1e+33) <text:line-break/>&lt;type 'float'&gt; <text:line-break/><text:span text:style-name="T10">&gt;&gt;&gt;</text:span> 1e+1 # vous pouvez tout de même rester raisonnable<text:line-break/>10.0</text:p>
      <text:p text:style-name="Text_20_body">Tous ces types sont compatibles entre eux et <text:span text:style-name="T1">on peut additionner un entier, un float, un long et un complexe</text:span> de manière transparente :</text:p>
      <text:p text:style-name="Code_20_block"><text:span text:style-name="T10">&gt;&gt;&gt;</text:span> 1 + 2.0 + 999999999999999999999999999999999 + 1+0j + 1e+92<text:line-break/>(1e+92+0j) </text:p>
      <text:p text:style-name="Standard">Nous verrons dans un autre chapitre les opérations mathématiques plus en détails.</text:p>
      <text:h text:style-name="Heading_20_2" text:outline-level="2">Les chaînes de caractères</text:h>
      <text:p text:style-name="Standard">Python possède un type 'chaîne de caractères' très sophistiqué, ce n'est pas un simple tableau comme en C par exemple. A l'usage il emprunte un peu à Java et à PHP et ressemble beaucoup à son équivalent Ruby (excepté la syntaxe objet) :</text:p>
      <text:p text:style-name="Code_20_block"><text:span text:style-name="T10">&gt;&gt;&gt;</text:span> nom = "Michel" # une chaîne est créée <text:line-break/><text:span text:style-name="T10">&gt;&gt;&gt;</text:span> type(nom) <text:line-break/>&lt;type 'str'&gt; <text:line-break/><text:span text:style-name="T10">&gt;&gt;&gt;</text:span> nom <text:line-break/><text:soft-page-break/>'Michel' <text:line-break/><text:span text:style-name="T10">&gt;&gt;&gt;</text:span> len("Michel") # longueur de la chaîne<text:line-break/>6 <text:line-break/><text:span text:style-name="T10">&gt;&gt;&gt;</text:span> "élise" # Python se débrouille en interne avec les accents<text:line-break/>'\xc3\xa9lise'</text:p>
      <text:p text:style-name="Standard">Les chaînes de caractères peuvent être créés avec <text:span text:style-name="T1">plusieurs notations équivalentes</text:span> :</text:p>
      <text:p text:style-name="Code_20_block"><text:span text:style-name="T10">&gt;&gt;&gt;</text:span> "L'amour" # avec des " pour permettre les apostrophes <text:line-break/>"L'amour" <text:line-break/><text:span text:style-name="T10">&gt;&gt;&gt;</text:span> 'La "force"' # avec des ' pour permettre les guillemets <text:line-break/>'La "force"' <text:line-break/><text:span text:style-name="T10">&gt;&gt;&gt;</text:span> '''La "force" de l'amour ''' # triple ' pour les mélanges<text:line-break/>'La "force" l\'amour '<text:line-break/><text:span text:style-name="T10">&gt;&gt;&gt;</text:span> """La "force" l'amour """ # et inversement<text:line-break/>'La "force" l\'amour '<text:line-break/><text:span text:style-name="T10">&gt;&gt;&gt;</text:span> 'La force de l\'amour' # '\' pour échapper un caractère</text:p>
      <text:p text:style-name="Standard">Pour la concaténation, utilisez l'opérateur <text:span text:style-name="Code">+</text:span> :</text:p>
      <text:p text:style-name="Code_20_block"><text:span text:style-name="T10">&gt;&gt;&gt;</text:span> "Hello " + "world" <text:line-break/>'Hello world'</text:p>
      <text:p text:style-name="P21">Attention ! </text:p>
      <text:p text:style-name="Attention"><text:span text:style-name="T1">Les chaînes de caractères en Python ne sont pas modifiables</text:span><text:span text:style-name="T1"><text:note text:id="ftn4" text:note-class="footnote"><text:note-citation>4</text:note-citation><text:note-body><text:p text:style-name="Footnote">On parle de type non mutable</text:p></text:note-body></text:note></text:span>. La concaténation de deux chaînes créée une nouvelle chaîne, laissant les deux autres intactes<text:note text:id="ftn5" text:note-class="footnote"><text:note-citation>5</text:note-citation><text:note-body><text:p text:style-name="Footnote">Si l'on souhaite accumuler des caractères, on utilise généralement une liste, mais il existe dans la bibliothèque standard des objets qui fonctionnent comme des chaînes modifiables si le besoin s'en fait sentir. Cela n'est jamais arrivé.</text:p></text:note-body></text:note>. </text:p>
      <text:p text:style-name="Attention">Ce comportement est par exemple différent des chaînes tampons Java ou des chaînes standards Ruby, pour lesquelles <text:span text:style-name="Code">str1 += 'a'</text:span> rajoute <text:span text:style-name="Code">'a'</text:span> à <text:span text:style-name="Code">str1</text:span>. En python, cela créée une nouvelle chaîne, et remplace le contenu de <text:span text:style-name="Code">str1</text:span> avec celle-ci. En contrepartie, là où Ruby utilise des symboles comme '<text:span text:style-name="Code">:key'</text:span> pour les mappings, Python utilise des chaînes de caractères.</text:p>
      <text:p text:style-name="Text_20_body">Comme Python est fortement typé il faut faire la conversion explicitement entre tous ces types. Il existe des fonctions pour chaque cas de figure.</text:p>
      <text:p text:style-name="Text_20_body">Pour additionner la valeur numérique d'une chaîne, on peut convertir la chaîne en entier, en flottant ou en complexe :</text:p>
      <text:p text:style-name="Code_20_block"><text:span text:style-name="T10">&gt;&gt;&gt;</text:span> 1 + 1 <text:line-break/>2 <text:line-break/><text:span text:style-name="T10">&gt;&gt;&gt;</text:span> 1 + "1" # erreur ! <text:line-break/>Traceback (most recent call last): <text:line-break/> <text:s/>File "&lt;stdin&gt;", line 1, in &lt;module&gt; <text:line-break/>TypeError: unsupported operand type(s) for +: 'int' and 'str' <text:line-break/><text:span text:style-name="T10">&gt;&gt;&gt;</text:span> 1 + int("1") <text:line-break/>2 <text:line-break/><text:span text:style-name="T10">&gt;&gt;&gt;</text:span> 1 + float("1") <text:line-break/>2.0 <text:line-break/><text:span text:style-name="T10">&gt;&gt;&gt;</text:span> 1 + complex("1") <text:line-break/>(2+0j) </text:p>
      <text:p text:style-name="Standard"><text:soft-page-break/>Pour concaténer la représentation textuelle d'un nombre avec une chaîne :</text:p>
      <text:p text:style-name="Code_20_block"><text:span text:style-name="T10">&gt;&gt;&gt;</text:span> "J'ai " + str(3) + " ans" <text:line-break/>"J'ai 3 ans" <text:line-break/><text:span text:style-name="T10">&gt;&gt;&gt;</text:span> "Ca fera " + str(3.50) + " euros" <text:line-break/>'Ca fera 3.5 euros' </text:p>
      <text:p text:style-name="Text_20_body">Nous verrons plus loin dans un autre chapitre le formatage et le traitement des chaînes de caractères plus en détails.</text:p>
      <text:p text:style-name="Standard"/>
      <text:p text:style-name="Standard">Il existe également d'autres types de base : les listes, les tuples, les dictionnaires et les sets. Il feront l'objet de chapitres suivant.</text:p>
      <text:p text:style-name="Standard"/>
      <text:p text:style-name="P16">En résumé : </text:p>
      <text:p text:style-name="En_20_résumé"/>
      <text:p text:style-name="En_20_résumé">Les types de base de Python sont des objets. Parmi ces types « built-in », on trouve:</text:p>
      <text:p text:style-name="P6"/>
      <text:list xml:id="list118256665" text:continue-list="list1493383765" text:style-name="L4">
        <text:list-item>
          <text:p text:style-name="P41">Les types 'int' (1, -18), 'float' (3.8, 12., -0.56, .1), <text:s/>'long' (999999999999999999999) et <text:s/>'complex' (3+4j). La notation scientifique (1e+33 ) est gérée.</text:p>
        </text:list-item>
        <text:list-item>
          <text:p text:style-name="P41"><text:s/>Le type 'str' qui peut se créer avec <text:span text:style-name="Code">"</text:span>, <text:span text:style-name="Code">'</text:span>, <text:span text:style-name="Code">"""</text:span> ou <text:span text:style-name="Code">'''</text:span> et dont le caractère d’échappement est '<text:span text:style-name="Code">\</text:span>'.</text:p>
        </text:list-item>
      </text:list>
      <text:p text:style-name="P6"/>
      <text:p text:style-name="P6">On peut concaténer les chaînes de caractères en utilisant l'opérateur <text:span text:style-name="Code">+</text:span>.</text:p>
      <text:p text:style-name="P6"/>
      <text:p text:style-name="P6">Les fonctions '<text:span text:style-name="Code">int()</text:span>', '<text:span text:style-name="Code">float()</text:span>' et '<text:span text:style-name="Code">complex()</text:span>' permettent de convertir une chaîne de caractères en sa valeur numérique, si elle existe.</text:p>
      <text:p text:style-name="P6"/>
      <text:p text:style-name="P6">La fonction '<text:span text:style-name="Code">str()</text:span>' permet de convertir un entier, un flottant ou un complexe en sa représentation textuelle.</text:p>
      <text:p text:style-name="P6"/>
      <text:p text:style-name="P6">Toutes ce opérations créent de nouvelles valeurs à chaque fois. Elles ne modifient pas les valeurs originale.</text:p>
      <text:h text:style-name="Heading_20_2" text:outline-level="2">Aller plus loin</text:h>
      <text:p text:style-name="Text_20_body">Les fonctions que nous avons utilisées pour la conversion sont en fait des classes bien que la syntaxe ne l'indique pas clairement. On peut donc créer des 'int', des 'str', etc, en les utilisant en lieu et place de la notation littérale :</text:p>
      <text:p text:style-name="Code_20_block"><text:span text:style-name="T10">&gt;&gt;&gt;</text:span> int() <text:line-break/>0<text:line-break/><text:span text:style-name="T10">&gt;&gt;&gt;</text:span> str() <text:line-break/>'' <text:line-break/><text:span text:style-name="T10">&gt;&gt;&gt;</text:span> float() <text:line-break/>0.0 <text:line-break/><text:span text:style-name="T10">&gt;&gt;&gt;</text:span> complex() <text:line-break/>0j <text:line-break/><text:span text:style-name="T10">&gt;&gt;&gt;</text:span> long() <text:line-break/>0L <text:line-break/><text:soft-page-break/><text:span text:style-name="T10">&gt;&gt;&gt;</text:span> int(5) <text:line-break/>5 <text:line-break/><text:span text:style-name="T10">&gt;&gt;&gt;</text:span> long(5) <text:line-break/>5L <text:line-break/><text:span text:style-name="T10">&gt;&gt;&gt;</text:span> complex(5) <text:line-break/>(5+0j) <text:line-break/><text:span text:style-name="T10">&gt;&gt;&gt;</text:span> float(5) <text:line-break/>5.0 <text:line-break/><text:span text:style-name="T10">&gt;&gt;&gt;</text:span> str("test") # certes, c'est parfaitement inutile ici<text:line-break/>'test' </text:p>
      <text:p text:style-name="Text_20_body">Nous avons là un aperçu de l'intérêt de la nature dynamique de Python. Bien que Python force la conversion explicite, il est très souple dans ce qu'il peut convertir si on se donne la peine de lui demander.</text:p>
      <text:p text:style-name="Text_20_body">On peut donc très souvent faire ceci :</text:p>
      <text:p text:style-name="Code_20_block"><text:span text:style-name="T10">&gt;&gt;&gt;</text:span> float(mystere)<text:line-break/>5.0<text:line-break/><text:span text:style-name="T10">&gt;&gt;&gt;</text:span> str(mystere)<text:line-break/>'5'</text:p>
      <text:p text:style-name="Text_20_body">Que la valeur de la variable <text:span text:style-name="Code">mystere</text:span> soit de type 'str', 'float' ou 'int' n'a aucune importance, cela marchera.</text:p>
      <text:p text:style-name="Text_20_body">Il existe bien des manières de faire des conversions en Python. Vous rencontrerez sans doute celle-ci :</text:p>
      <text:p text:style-name="Code_20_block"><text:span text:style-name="T10">&gt;&gt;&gt;</text:span> print "J'ai", 5, "ans" <text:line-break/>J'ai 5 ans</text:p>
      <text:p text:style-name="Standard"><text:span text:style-name="T1">Si, et seulement si, il est placé après </text:span><text:span text:style-name="Code"><text:span text:style-name="T1">print</text:span></text:span>, l'opérateur '<text:span text:style-name="Code">,</text:span>' concatène, ajoute un espace entre et applique la fonction <text:span text:style-name="Code">str()</text:span> à chaque élément.</text:p>
      <text:p text:style-name="Standard"/>
      <text:p text:style-name="Standard">Je ne vous recommande pas de l'utiliser, comme nous le verrons plus tard il existe de meilleures façons de faire.</text:p>
      <text:p text:style-name="Standard"/>
      <text:p text:style-name="Standard">Sachez de plus que la notation des triples <text:span text:style-name="Code">"</text:span> permet d'étendre la définition d'une chaîne de caractères sur plusieurs lignes :</text:p>
      <text:p text:style-name="Standard"/>
      <text:p text:style-name="Code_20_block"><text:span text:style-name="T10">&gt;&gt;&gt;</text:span> """Ceci est une tres <text:line-break/>... longue chaine de caracteres qui s'etend sur plusieurs <text:line-break/>... lignes""" <text:line-break/>"Ceci est une tres\nlongue chaine de caracteres qui s'etend sur plusieurs\nlignes" </text:p>
      <text:p text:style-name="Standard"/>
      <text:p text:style-name="Standard">Un jour vous aurez aussi peut être le malheur de faire par erreur ceci sans le vouloir :</text:p>
      <text:p text:style-name="Code_20_block"><text:span text:style-name="T10">&gt;&gt;&gt;</text:span> "AAAAA" "BBBBB" <text:line-break/>'AAAAABBBBB'</text:p>
      <text:p text:style-name="Standard">Python concatène automatiquement les chaînes littérales séparées par un espace. Cette fonctionnalité est source de bugs qui prennent par surprise, mais possède son utilité dans le cas des <text:soft-page-break/>chaînes longues :</text:p>
      <text:p text:style-name="Standard"/>
      <text:p text:style-name="Code_20_block"><text:span text:style-name="T10">&gt;&gt;&gt;</text:span> print """Une chaîne définie sur deux lignes mais qui va contenir <text:line-break/>... un saut de ligne au milieu""" <text:line-break/>Une chaîne définie sur deux lignes mais qui va contenir <text:line-break/>un saut de ligne au milieu <text:line-break/><text:span text:style-name="T10">&gt;&gt;&gt;</text:span> print ("Une chaîne définie sur deux lignes mais sans saut de ligne" <text:line-break/>... " au milieu") <text:line-break/>Une chaîne définie sur deux lignes mais sans saut de ligne au milieu </text:p>
      <text:p text:style-name="Text_20_body"><text:span text:style-name="Code">"""</text:span> préserve les sauts de ligne, et parfois on ne le souhaite pas. Ici on utilise la concaténation automatique des chaînes littérales et le fait que Python accepte les instructions découpées en plusieurs lignes si elles sont entre parenthèses.</text:p>
      <text:p text:style-name="Standard">Enfin, certaines implémentations de Python, notamment CPython, la plus répandue et probablement celle que vous utilisez, permet d'utiliser <text:span text:style-name="Code">float()</text:span> pour créer une valeur infinie ou NAN (familier aux développeurs javascript) :</text:p>
      <text:p text:style-name="Standard"/>
      <text:p text:style-name="Code_20_block"><text:span text:style-name="T10">&gt;&gt;&gt;</text:span> float('inf') <text:line-break/>inf <text:line-break/><text:span text:style-name="T10">&gt;&gt;&gt;</text:span> float('-inf') <text:line-break/>-inf <text:line-break/><text:span text:style-name="T10">&gt;&gt;&gt;</text:span> float('nan') <text:line-break/>nan </text:p>
      <text:p text:style-name="Text_20_body">Clin d’œil pour finir. Si vous appliquez l'opérateur de multiplication aux chaînes de caractères, Python se fera une joie de multiplier tout ça :</text:p>
      <text:p text:style-name="Code_20_block"><text:span text:style-name="T10">&gt;&gt;&gt;</text:span> "pain " * 42 # multiplions les pains ! <text:line-break/>'pain pain pain pain pain pain pain pain pain pain pain pain pain pain pain pain pain pain pain pain pain pain pain pain pain pain pain pain pain pain pain pain pain pain pain pain pain pain pain pain pain pain ' </text:p>
      <text:h text:style-name="Heading_20_1" text:outline-level="1">Opérations logiques</text:h>
      <text:p text:style-name="Prérequis_20_et_20_objectifs"><text:span text:style-name="T1">Prérequis </text:span>: </text:p>
      <text:p text:style-name="Prérequis_20_et_20_objectifs"/>
      <text:list xml:id="list274607289" text:style-name="L5">
        <text:list-item>
          <text:p text:style-name="P36">Savoir assigner des entiers et des chaînes de caractères à une variable.</text:p>
        </text:list-item>
        <text:list-item>
          <text:p text:style-name="P36">Être à l'aise avec les booléens et les exceptions dans un autre langage.</text:p>
        </text:list-item>
      </text:list>
      <text:p text:style-name="Prérequis_20_et_20_objectifs"/>
      <text:p text:style-name="Prérequis_20_et_20_objectifs"><text:span text:style-name="T1">Objectifs </text:span>: </text:p>
      <text:p text:style-name="Prérequis_20_et_20_objectifs"/>
      <text:p text:style-name="P5">– <text:s text:c="2"/>Comprendre ce qui est « vrai » et « faux » dans un contexte booléen pour Python.</text:p>
      <text:list xml:id="list662103160" text:continue-list="list1093023921" text:style-name="L1">
        <text:list-item>
          <text:p text:style-name="P35">Savoir faire des comparaisons entre les objets et les enchaîner.</text:p>
        </text:list-item>
        <text:list-item>
          <text:p text:style-name="P35">Pouvoir créer des tests de conditions à partir de ces comparaisons.</text:p>
        </text:list-item>
      </text:list>
      <text:h text:style-name="Heading_20_2" text:outline-level="2">Les valeurs booléennes</text:h>
      <text:p text:style-name="Text_20_body">Contrairement au langage C, Python possède un type dédié à la logique booléenne, c'est à dire pour indiquer si quelque chose est vrai ou faux, qui prend deux valeurs : <text:span text:style-name="Code">True</text:span> et <text:span text:style-name="Code">False</text:span>. La syntaxe de Python étant sensible à la casse, la majuscule est importante.</text:p>
      <text:p text:style-name="Code_20_block"><text:span text:style-name="T10">&gt;&gt;&gt;</text:span> type(True) <text:line-break/>&lt;type 'bool'&gt; <text:line-break/><text:span text:style-name="T10">&gt;&gt;&gt;</text:span> type(False) <text:line-break/>&lt;type 'bool'&gt; </text:p>
      <text:p text:style-name="Text_20_body">Néanmoins, tous les objets Python ont une valeur booléenne, c'est à dire que si on les teste, ils seront « vrais » ou « faux » (dans un contexte booléen bien entendu).</text:p>
      <text:p text:style-name="Text_20_body">Ainsi, <text:span text:style-name="Code">0</text:span> est considéré comme « faux », et tous les autres entiers vrais. Une chaîne de caractères vide est considérée comme fausse, et toutes les autres chaînes comme vraies. Vous pouvez tester cela à l'aide de la fonction <text:span text:style-name="Code">bool()</text:span> qui convertit n'importe quel objet en booléen :</text:p>
      <text:p text:style-name="Code_20_block"><text:span text:style-name="T10">&gt;&gt;&gt;</text:span> bool("Ceci est vrai") <text:line-break/>True <text:line-break/><text:span text:style-name="T10">&gt;&gt;&gt;</text:span> bool("") # ceci est faux <text:line-break/><text:soft-page-break/>False <text:line-break/><text:span text:style-name="T10">&gt;&gt;&gt;</text:span> bool(0) <text:line-break/>False <text:line-break/><text:span text:style-name="T10">&gt;&gt;&gt;</text:span> bool(1) <text:line-break/>True </text:p>
      <text:p text:style-name="Text_20_body">Il existe aussi une valeur supplémentaire qui n'est pas vraiment une valeur booléenne mais qu'il me semble intéressant d'introduire maintenant : il s'agit de <text:span text:style-name="Code">None</text:span>. </text:p>
      <text:p text:style-name="Text_20_body"><text:span text:style-name="Code">None</text:span> est ce qu'il y a de plus proche de <text:span text:style-name="Code">null</text:span> en Java, ou <text:span text:style-name="Code">Nil</text:span> en Ruby. Mais ce n'est pas exactement la même chose : ce n'est pas une valeur utilisée pour les variables non initialisées ou en cas d'erreur. </text:p>
      <text:p text:style-name="Text_20_body">Il n'existe pas d'opération qui retourne <text:span text:style-name="Code">None</text:span> par défaut<text:note text:id="ftn6" text:note-class="footnote"><text:note-citation>6</text:note-citation><text:note-body><text:p text:style-name="Footnote">En revanche, les fonctions sans valeur de retour retournent None par défaut.</text:p></text:note-body></text:note>. On utilise <text:span text:style-name="Code">None</text:span> volontairement, à l'assignation ou comme valeur de retour, pour indiquer que l'on est pas capable de retourner un état définie (parfois parce qu'il n'y en a pas). </text:p>
      <text:p text:style-name="Text_20_body">Par exemple, là où Ruby retourne <text:span text:style-name="Code">Nil</text:span>, Python lève généralement plutôt une exception. Et contrairement à <text:span text:style-name="Code">null</text:span>, <text:span text:style-name="Code">None</text:span> n'est pas rien, il représente seulement quelque chose d'indéfini. <text:s/>Mais le principe reste assez similaire.</text:p>
      <text:p text:style-name="Text_20_body"><text:span text:style-name="Code">None</text:span> est considéré comme « faux » dans un contexte booléen.</text:p>
      <text:p text:style-name="Code_20_block"><text:span text:style-name="T10">&gt;&gt;&gt;</text:span> bool(None) <text:line-break/>False </text:p>
      <text:h text:style-name="Heading_20_2" text:outline-level="2">Les opérateurs logiques</text:h>
      <text:p text:style-name="Text_20_body">Toutes les opérations logiques en Python retournent <text:span text:style-name="Code">True</text:span> ou <text:span text:style-name="Code">False</text:span>. </text:p>
      <text:p text:style-name="Text_20_body"><text:span text:style-name="T1">L'égalité se teste avec </text:span><text:span text:style-name="Code"><text:span text:style-name="T1">==</text:span></text:span><text:span text:style-name="T1"> </text:span>:</text:p>
      <text:p text:style-name="Code_20_block"><text:span text:style-name="T10">&gt;&gt;&gt;</text:span> 1 == 1 <text:line-break/>True <text:line-break/><text:span text:style-name="T10">&gt;&gt;&gt;</text:span> 1 == 2 <text:line-break/>False </text:p>
      <text:p text:style-name="P4"><text:span text:style-name="Code">==</text:span> fonctionne comme <text:span text:style-name="Code">===</text:span> en PHP ou Javascript puisque Python est fortement typé.</text:p>
      <text:p text:style-name="Text_20_body"><text:span text:style-name="T1">La différence se teste avec </text:span><text:span text:style-name="Code"><text:span text:style-name="T1">!=</text:span></text:span><text:span text:style-name="T1"> </text:span>:</text:p>
      <text:p text:style-name="Code_20_block">&gt;&gt; 1 != 1 <text:line-break/>False <text:line-break/><text:span text:style-name="T10">&gt;&gt;&gt;</text:span> 1 != 2 <text:line-break/>True </text:p>
      <text:p text:style-name="Text_20_body">Les enchaînements que l'on a l'habitude de faire en utilisant les opérateurs <text:span text:style-name="Code">&amp;&amp;</text:span> et <text:span text:style-name="Code">||</text:span> dans la plupart des autres langages se font à l'aide de l'<text:span text:style-name="T1">opérateur </text:span><text:span text:style-name="Code"><text:span text:style-name="T1">and</text:span></text:span><text:span text:style-name="T1"> (pour 'et') et </text:span><text:span text:style-name="Code"><text:span text:style-name="T1">or</text:span></text:span><text:span text:style-name="T1"> (pour 'ou'):</text:span></text:p>
      <text:p text:style-name="Code_20_block"><text:span text:style-name="T10">&gt;&gt;&gt;</text:span> True and True <text:line-break/>True <text:line-break/><text:soft-page-break/><text:span text:style-name="T10">&gt;&gt;&gt;</text:span> True and False <text:line-break/>False <text:line-break/><text:span text:style-name="T10">&gt;&gt;&gt;</text:span> False or False <text:line-break/>False <text:line-break/><text:span text:style-name="T10">&gt;&gt;&gt;</text:span> False or True <text:line-break/>True</text:p>
      <text:p text:style-name="Text_20_body">Il n'y a pas d'opérateur <text:span text:style-name="Code">XOR</text:span> en Python<text:note text:id="ftn7" text:note-class="footnote"><text:note-citation>7</text:note-citation><text:note-body><text:p text:style-name="Footnote">Mais il existe une fonction dans la bibliothèque standard qui le permet</text:p></text:note-body></text:note>.</text:p>
      <text:p text:style-name="Text_20_body">On peut bien entendu utiliser plusieurs opérateurs d'un coup :</text:p>
      <text:p text:style-name="Code_20_block"><text:span text:style-name="T10">&gt;&gt;&gt;</text:span> True and False or True <text:line-break/>True <text:line-break/><text:span text:style-name="T10">&gt;&gt;&gt;</text:span> 1 == 2 or 1 != 1 <text:line-break/>False </text:p>
      <text:p text:style-name="Text_20_body">Et évidement, on peut contrôler la priorité des opérations à l'aide de parenthèses :</text:p>
      <text:p text:style-name="Code_20_block"><text:span text:style-name="T10">&gt;&gt;&gt;</text:span> 1 + 1 == 2 and True <text:line-break/>True <text:line-break/><text:span text:style-name="T10">&gt;&gt;&gt;</text:span> 1 + 1 == (2 and True) <text:line-break/>False </text:p>
      <text:p text:style-name="Text_20_body"><text:span text:style-name="T1">La négation que l'on fait d'habitude avec </text:span><text:span text:style-name="Code"><text:span text:style-name="T1">!</text:span></text:span><text:span text:style-name="T1"> <text:s/>se fait à l'aide de l'opérateur </text:span><text:span text:style-name="Code"><text:span text:style-name="T1">not</text:span></text:span>:</text:p>
      <text:p text:style-name="Code_20_block"><text:span text:style-name="T10">&gt;&gt;&gt;</text:span> not True <text:line-break/>False <text:line-break/><text:span text:style-name="T10">&gt;&gt;&gt;</text:span> not False <text:line-break/>True <text:line-break/><text:span text:style-name="T10">&gt;&gt;&gt;</text:span> not 1 == 1 <text:line-break/>False <text:line-break/><text:span text:style-name="T10">&gt;&gt;&gt;</text:span> not 1 &gt; 1 <text:line-break/>True </text:p>
      <text:p text:style-name="Text_20_body">Les <text:span text:style-name="T1">opérateurs </text:span><text:span text:style-name="Code"><text:span text:style-name="T1">&lt;</text:span></text:span><text:span text:style-name="T1"> et </text:span><text:span text:style-name="Code"><text:span text:style-name="T1">&gt;</text:span></text:span> ont le comportement classique, mais en plus, ils sont cumulables et fonctionnent aussi sur les chaînes de caractères :</text:p>
      <text:p text:style-name="Code_20_block"><text:span text:style-name="T10">&gt;&gt;&gt;</text:span> 1 &gt; 2 <text:line-break/>False<text:line-break/><text:span text:style-name="T10">&gt;&gt;&gt;</text:span> 2 &gt;= 2 # 'ou égal' est de la partie<text:line-break/>True <text:line-break/><text:span text:style-name="T10">&gt;&gt;&gt;</text:span> 1 &lt; 2 &lt; 3 # on peut chaîner plusieurs chevrons <text:line-break/>True <text:line-break/><text:span text:style-name="T10">&gt;&gt;&gt;</text:span> 1 &lt; 2 &gt; 0 <text:line-break/>True <text:line-break/><text:span text:style-name="T10">&gt;&gt;&gt;</text:span> "a" &lt; "b" # on peut comparer les chaînes <text:line-break/>True <text:line-break/><text:span text:style-name="T10">&gt;&gt;&gt;</text:span> "chat" &lt; "chameau" # ici on compare l'ordre alphabétique <text:line-break/>False </text:p>
      <text:p text:style-name="Text_20_body">Il existe bien des opérateurs <text:span text:style-name="Code">&gt;&gt;,</text:span> <text:span text:style-name="Code">&lt;&lt;,</text:span> <text:span text:style-name="Code">&amp;</text:span> et <text:span text:style-name="Code">|</text:span> en Python, mais ce sont des opérateurs binaires, pas des opérateurs booléens.</text:p>
      <text:p text:style-name="Text_20_body"><text:soft-page-break/><text:span text:style-name="T1">Enfin Python possède un opérateur </text:span><text:span text:style-name="Code"><text:span text:style-name="T1">is</text:span></text:span><text:span text:style-name="T1">,</text:span> vérifiant l'identité (les objets ont la même adresse mémoire), à ne pas confondre avec l'égalité (les objets ont les mêmes caractéristiques).</text:p>
      <text:p text:style-name="Text_20_body">On l'utilise rarement. Le cas le plus courant que vous rencontrerez est pour tester si une variable contient <text:span text:style-name="Code">None</text:span>. En effet, <text:span text:style-name="Code">None</text:span> est un singleton, il est donc toujours identique à lui même, ce qui permet d'écrire le test presque en anglais littéraire:</text:p>
      <text:p text:style-name="Code_20_block"><text:span text:style-name="T10">&gt;&gt;&gt;</text:span> truc = 1 <text:line-break/><text:span text:style-name="T10">&gt;&gt;&gt;</text:span> truc is None <text:line-break/>False <text:line-break/><text:span text:style-name="T10">&gt;&gt;&gt;</text:span> truc = None <text:line-break/><text:span text:style-name="T10">&gt;&gt;&gt;</text:span> truc is None <text:line-break/>True<text:line-break/><text:span text:style-name="T10">&gt;&gt;&gt;</text:span> truc is not None # cas spécial: 'not' vient après 'is' <text:line-break/>False </text:p>
      <text:p text:style-name="Text_20_body">Nous verrons plus tard qu'il existe aussi un opérateur <text:span text:style-name="Code">in</text:span> qui retourne également un booléen, mais il implique des notions supplémentaires.</text:p>
      <text:h text:style-name="Heading_20_2" text:outline-level="2">Tester les opérations logiques</text:h>
      <text:p text:style-name="Text_20_body">Les opérateurs <text:span text:style-name="Code">if</text:span> et <text:span text:style-name="Code">else</text:span> se comportent comme on l'attend généralement, la syntaxe étant :</text:p>
      <text:p text:style-name="Code_20_block">if suite de tests logiques:<text:line-break/> <text:s text:c="3"/>instructions<text:line-break/>else:<text:line-break/> <text:s text:c="3"/>instructions</text:p>
      <text:p text:style-name="Text_20_body">Le <text:span text:style-name="Code">else</text:span> est bien entendu optionnel.</text:p>
      <text:p text:style-name="P21">Attention !</text:p>
      <text:p text:style-name="Attention">Vous noterez ici deux points de syntaxe très importants :</text:p>
      <text:p text:style-name="Attention">- Il n'y a pas de parenthèses et les tests finissent par '<text:span text:style-name="Code">:</text:span>'.</text:p>
      <text:p text:style-name="Attention">- Il n'y a pas de <text:span text:style-name="Code">{}</text:span> ou de mot clé pour délimiter le bloc sous la condition.</text:p>
      <text:p text:style-name="Attention">Ce dernier point fait de Python un langage à la syntaxe si atypique : les blocs sont délimités par l'indentation. <text:span text:style-name="T1">Vous êtes forcés d'indenter votre code.</text:span></text:p>
      <text:p text:style-name="Attention">Pour éviter les erreurs, il vous faut de plus vous astreindre à une indentation cohérente : <text:span text:style-name="T1">tabulations ou espaces, mais pas les deux</text:span>. Et si vous choisissez les espaces, le nombre d'espaces pour une indentation doit être constant. Tout manquement sera sanctionné au mieux par <text:span text:style-name="Code">IndentationError</text:span>, au pire par un état de bloc non prévu.</text:p>
      <text:p text:style-name="Attention">Il s'agit de la plus détestée ou appréciée des caractéristiques de Python, selon qui vous interrogerez<text:note text:id="ftn8" text:note-class="footnote"><text:note-citation>8</text:note-citation><text:note-body><text:p text:style-name="Footnote">Je suis dans le camp des prosélytes. J'en tire un gain de temps et d'énergie immense à la lecture d'un code étrangers.</text:p></text:note-body></text:note>. Cela ne changera pas. Il n'y a pas de contournement possible avec les implémentations actuelles.</text:p>
      <text:p text:style-name="P19">L'utilisation de <text:span text:style-name="Code">if</text:span> / <text:span text:style-name="Code">else</text:span> dans le shell demande un peu de pratique : quand vous saisissez la ligne de condition, le shell va aller à la ligne suivante et l'invite va changer de <text:span text:style-name="Code"><text:span text:style-name="T10">&gt;&gt;&gt;</text:span></text:span> à <text:span text:style-name="Code">...</text:span>, indiquant une <text:soft-page-break/>instruction incomplète. Il vous revient d'indenter la ligne suivante correctement !<text:note text:id="ftn9" text:note-class="footnote"><text:note-citation>9</text:note-citation><text:note-body><text:p text:style-name="Footnote">Si vous utilisez ipython ou IDLE, il y a une option d'indentation automatique</text:p></text:note-body></text:note> Puis il faut valider la ligne, et valider la suivante, vide, pour confirmer que c'est la dernière instruction du bloc.</text:p>
      <text:p text:style-name="P19">Voilà ce que ça donne :</text:p>
      <text:p text:style-name="Code_20_block"><text:span text:style-name="T10">&gt;&gt;&gt;</text:span> if True: <text:line-break/>... <text:s text:c="4"/>print 'Vrai' <text:line-break/>... <text:line-break/>Vrai <text:line-break/><text:span text:style-name="T10">&gt;&gt;&gt;</text:span> if False: <text:line-break/>... <text:s text:c="4"/>print 'Vrai' <text:line-break/>... else: <text:line-break/>... <text:s text:c="4"/>print 'Faux' <text:line-break/>... <text:line-break/>Faux <text:line-break/><text:span text:style-name="T10">&gt;&gt;&gt;</text:span> if 1 &gt; 2 and not False: # rien ne s'affiche<text:line-break/>... <text:s text:c="4"/>print 'Vrai' <text:line-break/>... <text:line-break/><text:span text:style-name="T10">&gt;&gt;&gt;</text:span> if 1 &lt; 2 and not False: <text:line-break/>... <text:s text:c="4"/>print 'Vrai' <text:line-break/>... <text:line-break/>Vrai<text:line-break/><text:span text:style-name="T10">&gt;&gt;&gt;</text:span> if False: <text:line-break/>... <text:s text:c="4"/>print 'Vrai' <text:line-break/>... else: # on peut enchaîner des sous conditions <text:line-break/>... <text:s text:c="4"/>if 1 == 1: <text:line-break/>... <text:s text:c="8"/>print 'Faux mais un peu vrai quand même' <text:line-break/>... <text:line-break/>Faux mais un peu vrai quand même </text:p>
      <text:p text:style-name="Text_20_body">Un mot clé supplémentaire, <text:span text:style-name="Code">elif</text:span>, permet d'ajouter un test intermédiaire :</text:p>
      <text:p text:style-name="P2"><text:span text:style-name="T10">&gt;&gt;&gt;</text:span> if 1 &gt; 1: <text:line-break/>... <text:s text:c="4"/>print 'Vrai' <text:line-break/>... elif 1 == 1: <text:line-break/>... <text:s text:c="4"/>print "Ptet ben qu'oui" <text:line-break/>... elif 1 != 1: # on peut mettre plusieurs elif <text:line-break/>... <text:s text:c="4"/>print "Ptet ben qu'non" <text:line-break/>... else: <text:line-break/>... <text:s text:c="4"/>print 'Faux' <text:line-break/>... <text:line-break/>Ptet ben qu'oui</text:p>
      <text:p text:style-name="Text_20_body">Il n'y a pas de <text:span text:style-name="Code">switch...case</text:span> ni de <text:span text:style-name="Code">goto</text:span> en Python.</text:p>
      <text:p text:style-name="Text_20_body">Enfin souvenez-vous : tout en Python a une valeur booléenne. <text:span text:style-name="T1">On peut donc tester n'importe quel objet directement avec </text:span><text:span text:style-name="Code"><text:span text:style-name="T1">if</text:span></text:span> : c'est même un style recommandé en Python.</text:p>
      <text:p text:style-name="Text_20_body">Ceci fonctionne, mais n'est pas un style recommandé :</text:p>
      <text:p text:style-name="Code_20_block"><text:span text:style-name="T10">&gt;&gt;&gt;</text:span> reponse = "" <text:line-break/><text:span text:style-name="T10">&gt;&gt;&gt;</text:span> if reponse == "": <text:line-break/>... <text:s text:c="4"/>print "Veuillez saisir une reponse" <text:line-break/><text:soft-page-break/>... <text:line-break/>Veuillez saisir une reponse </text:p>
      <text:p text:style-name="Text_20_body">Faites plutôt ceci, qui sonne presque comme de l'anglais littéraire:</text:p>
      <text:p text:style-name="Code_20_block"><text:span text:style-name="T10">&gt;&gt;&gt;</text:span> if not reponse: <text:line-break/>... <text:s text:c="4"/>print "Veuillez saisir une reponse" <text:line-break/>... <text:line-break/>Veuillez saisir une reponse </text:p>
      <text:p text:style-name="Text_20_body">De même, pour les entiers, évitez :</text:p>
      <text:p text:style-name="Code_20_block"><text:span text:style-name="T10">&gt;&gt;&gt;</text:span> age = 35<text:line-break/><text:span text:style-name="T10">&gt;&gt;&gt;</text:span> if age != 0: <text:line-break/>... <text:s text:c="4"/>print "Merci d'avoir saisi votre age" <text:line-break/>... <text:line-break/>Merci d'avoir saisi votre age </text:p>
      <text:p text:style-name="Text_20_body">Et préférez :</text:p>
      <text:p text:style-name="Code_20_block"><text:span text:style-name="T10">&gt;&gt;&gt;</text:span> if age: <text:line-break/>... <text:s text:c="4"/>print "Merci d'avoir saisi votre age" <text:line-break/>... <text:line-break/>Merci d'avoir saisi votre age </text:p>
      <text:p text:style-name="Text_20_body">Ce n'est bien sûr valable que si vous testez l'aspect logique de la valeur, dans les autres cas, les autres opérateurs sont indispensables.</text:p>
      <text:h text:style-name="Heading_20_2" text:outline-level="2">Les bases de la gestion des exceptions</text:h>
      <text:p text:style-name="Text_20_body">On pourrait croire que cette partie n'a rien à faire dans ce chapitre, et pourtant <text:span text:style-name="T1">en Python on utilise très volontiers la gestion des exceptions presque autant, et parfois en lieu et place de </text:span><text:span text:style-name="Code"><text:span text:style-name="T1">if</text:span></text:span><text:span text:style-name="T1"> et </text:span><text:span text:style-name="Code"><text:span text:style-name="T1">else</text:span></text:span>. Cela paraît une aberration quand on vient d'autres langages avec une philosophie des exceptions très solide comme Java, mais en pratique on tire vraiment parti du langage quand on l'a accepté. A chaque langage son style, et on je ne recommande pas de porter cette habitude dans un autre langage que Python, qui est conçu pour cela.</text:p>
      <text:p text:style-name="Text_20_body">Il faudra un chapitre entier consacré aux exceptions, pour le moment sachez juste que les utilisations des exceptions pourront vous surprendre.</text:p>
      <text:p text:style-name="Text_20_body">Les instructions pour gérer les exceptions en Python ne sont pas <text:span text:style-name="Code">try</text:span> / <text:span text:style-name="Code">catch</text:span> ni <text:span text:style-name="Code">begin</text:span> / <text:span text:style-name="Code">rescue</text:span>, mais <text:span text:style-name="Code">try</text:span> / <text:span text:style-name="Code">except</text:span>.</text:p>
      <text:p text:style-name="Text_20_body">Exemple :</text:p>
      <text:p text:style-name="Code_20_block"><text:span text:style-name="T10">&gt;&gt;&gt;</text:span> inconnue # levons une exception pour variable indéfinie<text:line-break/>Traceback (most recent call last): <text:line-break/> <text:s/>File "&lt;stdin&gt;", line 1, in &lt;module&gt; <text:line-break/>NameError: name 'inconnue' is not defined <text:line-break/><text:span text:style-name="T10">&gt;&gt;&gt;</text:span> try: # on intercepte l'exception et on la gère<text:line-break/>... <text:s text:c="4"/>inconnue <text:line-break/>... except: <text:line-break/><text:soft-page-break/>... <text:s text:c="4"/>print "Cette variable n'est pas définie" <text:line-break/>... <text:line-break/>Cette variable n'est pas définie <text:line-break/><text:span text:style-name="T10">&gt;&gt;&gt;</text:span> try: <text:line-break/>... <text:s text:c="4"/>inconnue <text:line-break/>... except NameError: # on peut cibler une exception précise<text:line-break/>... <text:s text:c="4"/>print "Cette variable n'est pas définie" <text:line-break/>... <text:line-break/>Cette variable n'est pas définie </text:p>
      <text:p text:style-name="P16">En résumé : </text:p>
      <text:p text:style-name="En_20_résumé"/>
      <text:p text:style-name="P7">Python possède un type dédié à la logique booléenne qui possède les valeurs <text:span text:style-name="Code">True</text:span> et <text:span text:style-name="Code">False</text:span>, mais tout objet en Python possède une valeur dans un contexte booléen. <text:span text:style-name="Code">None</text:span> est utilisé pour les valeurs indéfinies.</text:p>
      <text:p text:style-name="En_20_résumé"><text:span text:style-name="Code"/></text:p>
      <text:p text:style-name="P7"><text:span text:style-name="Code">0</text:span> est « faux », les autres nombres sont « vrais », une chaîne vide est « fausse », les autres sont « vraies » . <text:span text:style-name="Code">None</text:span> est « faux ». On peut le vérifier à l'aide de la fonction <text:span text:style-name="Code">bool()</text:span>.</text:p>
      <text:p text:style-name="P8"/>
      <text:p text:style-name="P8">Les opérateurs logiques sont <text:span text:style-name="Code">==</text:span> (égal), <text:span text:style-name="Code">!=</text:span> (différent), <text:span text:style-name="Code">&gt;</text:span> (supérieur), <text:span text:style-name="Code">&lt;</text:span> (inférieur), <text:span text:style-name="Code">not</text:span> (négation), <text:span text:style-name="Code">and</text:span> (et), <text:span text:style-name="Code">or</text:span> (ou), <text:span text:style-name="Code">is</text:span> (identique). Ils retournent tous <text:span text:style-name="Code">True</text:span> ou <text:span text:style-name="Code">False</text:span>.</text:p>
      <text:p text:style-name="En_20_résumé"/>
      <text:p text:style-name="En_20_résumé">Le conditions se testent avec <text:span text:style-name="Code">if</text:span>, <text:span text:style-name="Code">else</text:span> et <text:span text:style-name="Code">elif</text:span>. On peut tester directement n'importe quel objet avec, pas uniquement le résultat des opérateurs logiques.</text:p>
      <text:p text:style-name="En_20_résumé"/>
      <text:p text:style-name="En_20_résumé">L'indentation, qui doit être homogène, délimite les blocs sous les conditions.</text:p>
      <text:p text:style-name="En_20_résumé"/>
      <text:p text:style-name="En_20_résumé">Python fait un usage large des exceptions, à l'aide des mots clé <text:span text:style-name="Code">try</text:span> et <text:span text:style-name="Code">catch</text:span>.</text:p>
      <text:h text:style-name="Heading_20_2" text:outline-level="2">Aller plus loin</text:h>
      <text:p text:style-name="Text_20_body">Les opérateurs <text:span text:style-name="Code">and</text:span> et <text:span text:style-name="Code">or</text:span> court-circuitent l’exécution de l'instruction. Cela signifie qu'une chaîne de conditions retournera <text:span text:style-name="Code">True</text:span> ou <text:span text:style-name="Code">False</text:span> dès que le résultat sera certain, sans évaluer la suite du code:</text:p>
      <text:p text:style-name="Code_20_block"><text:span text:style-name="T10">&gt;&gt;&gt;</text:span> 1 == 1 or 2 != 4 <text:line-break/>True </text:p>
      <text:p text:style-name="Text_20_body">Ici <text:s/><text:span text:style-name="Code">1 == 1</text:span> est vrai, et il s'agit d'une opération 'ou', donc cela suffit pour que l'instruction entière retourne forcément <text:span text:style-name="Code">True</text:span>. Dans ce cas, Python n’exécutera pas <text:span text:style-name="Code">2 != 4</text:span>.</text:p>
      <text:p text:style-name="Text_20_body"><text:span text:style-name="T1">Avantages </text:span>: si les instructions non exécutées sont très lentes (accès à une base de données par exemple), on gagne en performance.</text:p>
      <text:p text:style-name="Text_20_body"><text:span text:style-name="T1">Inconvénient </text:span>: si vous comptiez sur une action effectuée dans l'instruction non exécutée plus loin dans le code, cela va échouer.</text:p>
      <text:p text:style-name="Text_20_body">Pour conclure, quelques recommandations de styles ne nuisent pas.</text:p>
      <text:p text:style-name="Text_20_body">Vous allez parfois devoir faire des conditions complexes, et elles s’étaleront sur une longue ligne. Or le document de référence PEP8 recommande de limiter quand cela est possible la taille d'une <text:soft-page-break/>ligne à moins de 80 caractères<text:note text:id="ftn10" text:note-class="footnote"><text:note-citation>10</text:note-citation><text:note-body><text:p text:style-name="Footnote">Toutes les recommandations du PEP8 sont précédées d'un appel au bon sens par le document lui même : si le style du code est historiquement rédigé sur 500 lignes autrement, ou si suivre strictement le PEP8 rend le code beaucoup moine lisible, il faut évidement privilégie la lisibilité. Il ne s'agit pas d'être dogmatique, juste d'être au diapason.</text:p></text:note-body></text:note>. Pour ce faire, vous pouvez utiliser des parenthèses autour des conditions, ce qui vous permettra de les répartir sur plusieurs lignes :</text:p>
      <text:p text:style-name="Code_20_block"><text:span text:style-name="T10">&gt;&gt;&gt;</text:span> if (1 == 1 and 2 &gt; 3 &gt; 4 <text:line-break/>... <text:s text:c="4"/>or not bool(None) and 4 != 5 <text:line-break/>... <text:s text:c="4"/>and True): # ne pas oublier les ':' <text:line-break/>... <text:s text:c="4"/>print "Wow" <text:line-break/>... <text:line-break/>Wow </text:p>
      <text:p text:style-name="Text_20_body">A l'inverse, on peut mettre un <text:span text:style-name="Code">if</text:span> sur une seule ligne. Ceci est à proscrire dans un code destiné à être relu, mais c'est bien pratique dans le shell pour éviter de taper l'indentation lors d'essais rapides :</text:p>
      <text:p text:style-name="Code_20_block"><text:span text:style-name="T10">&gt;&gt;&gt;</text:span> if True: print 'Vrai' <text:line-break/>... <text:line-break/>Vrai </text:p>
      <text:p text:style-name="Text_20_body">Par ailleurs, les programmeurs C ou Javascript retrouverons la syntaxe de l'opérateur qu'on appelle parfois « ternaire », <text:span text:style-name="Code">test ? valeur_si_vrai : valeur_si_faux</text:span>, sous la forme <text:s text:c="2"/><text:span text:style-name="Code">valeur_si_vrai if test else valeur_si_faux</text:span> :</text:p>
      <text:p text:style-name="Code_20_block"><text:span text:style-name="T10">&gt;&gt;&gt;</text:span> age = 24 <text:line-break/><text:span text:style-name="T10">&gt;&gt;&gt;</text:span> 'mineur' if age &lt; 18 else 'majeur' <text:line-break/>'majeur</text:p>
      <text:p text:style-name="Text_20_body">Enfin, toujours selon le PEP8, l'indentation recommandée est de 4 espaces par niveau de bloc, et d'éviter les tabulations. </text:p>
      <text:p text:style-name="Text_20_body">Bien que je comprenne parfaitement que chacun s'accroche à ses goûts en matière de style, je ne saurai que trop vous recommander de prendre sur vous pour d'adopter les recommandations du PEP8.</text:p>
      <text:p text:style-name="Text_20_body">Certaines sont contraignantes, certes, mais mon expérience me permet d'affirmer que les bénéfices d'un style commun à toute une communauté dépasse, et de loin, les pensées grognons qui nous traversent l'esprit quand nos doigts sont forcés d'appuyer de temps à autre sur des touches non désirées du clavier.</text:p>
      <text:p text:style-name="Text_20_body">Python étant un langage facile à lire et ouvert de toutes parts, c'est un langage qui se prête extrêmement bien au jeu du partage de sources. Quand vous serez à l'aise avec, vous vous surprendrez à aller de plus en plus souvent mettre votre nez dans le code d’autrui, bien plus facilement et automatiquement qu'en C, Java, ou même PHP.</text:p>
      <text:p text:style-name="Text_20_body">Ce sera dans ces moments là que vous bénirez l'aisance de consultation d'un code complètement inconnu du fait de réflexes de lecture conditionnés par l’abondance d'une production qui suit des standards. </text:p>
      <text:h text:style-name="Heading_20_1" text:outline-level="1">Les listes, les tuples et les sets</text:h>
      <text:p text:style-name="Prérequis_20_et_20_objectifs"><text:span text:style-name="T1">Prérequis </text:span>: </text:p>
      <text:p text:style-name="Prérequis_20_et_20_objectifs"/>
      <text:p text:style-name="P5">- Savoir définir et afficher des entiers et des chaînes de caractères en Python.</text:p>
      <text:p text:style-name="P5">- Savoir utiliser les opérateurs logiques en Python.</text:p>
      <text:p text:style-name="P5">- Compendre le principe des exceptions dans un autre langage et être capable d'utiliser <text:span text:style-name="Code">try</text:span> / <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s types 'list', 'tuple' et 'set', leurs caractéristiques et usages.</text:p>
      <text:list xml:id="list728081330" text:continue-numbering="true" text:style-name="L1">
        <text:list-item>
          <text:p text:style-name="P35">Se familiariser avec leur API de base.</text:p>
        </text:list-item>
      </text:list>
      <text:p text:style-name="Text_20_body"/>
      <text:p text:style-name="Text_20_body">En plus des chaînes de caractères et des types numériques, Python vient nativement avec 3 autres structures de données : les listes, les tuples et les sets. Ce ne sont pas des type à importer depuis la bibliothèques standards comme en Java, ils sont disponibles de la même manière que le serait une primitive.</text:p>
      <text:h text:style-name="Heading_20_2" text:outline-level="2">Les listes</text:h>
      <text:p text:style-name="Text_20_body"><text:span text:style-name="T1">Les listes représentent une séquence ordonnée de valeurs</text:span>, comme un Array en PHP, Javascript et Ruby, ou encore comme la collection List en Java. Ses caractéristiques sont :</text:p>
      <text:list xml:id="list156304729" text:style-name="L6">
        <text:list-item>
          <text:p text:style-name="P25">Une<text:span text:style-name="T1"> taille automatiquement ajustée</text:span> au fur et à mesure de l'ajout d'éléments. Pas la peine de s'en soucier comme en C.</text:p>
        </text:list-item>
        <text:list-item>
          <text:p text:style-name="P25">On peut accéder à n'importe quel élément par son index, ou récupérer un sous ensemble de la liste comme en Ruby.</text:p>
        </text:list-item>
        <text:list-item>
          <text:p text:style-name="P25">L'index est numérique, il n'y a <text:span text:style-name="T1">pas d'index textuel</text:span> comme en PHP.</text:p>
        </text:list-item>
        <text:list-item>
          <text:p text:style-name="P25"><text:span text:style-name="T1">On peut mélanger plusieurs types</text:span> dans une liste car elle n'est pas typée comme en Java ou en C#. Il n'y a donc pas non plus de notion d'unboxing.</text:p>
        </text:list-item>
        <text:list-item>
          <text:p text:style-name="P25"><text:span text:style-name="T1">Tout fonctionne par référence</text:span>.</text:p>
        </text:list-item>
      </text:list>
      <text:p text:style-name="Text_20_body"><text:soft-page-break/>Quelques exemples:</text:p>
      <text:p text:style-name="Code_20_block"><text:span text:style-name="T10">&gt;&gt;&gt;</text:span> lst = [] # déclaration littérale d'une liste <text:line-break/><text:span text:style-name="T10">&gt;&gt;&gt;</text:span> type(lst) <text:line-break/>&lt;type 'list'&gt; <text:line-break/><text:span text:style-name="T10">&gt;&gt;&gt;</text:span> lst.append("a") # ajoute un élément à la fin de la liste<text:line-break/><text:span text:style-name="T10">&gt;&gt;&gt;</text:span> lst.append("b") <text:s/><text:line-break/><text:span text:style-name="T10">&gt;&gt;&gt;</text:span> lst <text:line-break/>['a', 'b'] <text:line-break/><text:span text:style-name="T10">&gt;&gt;&gt;</text:span> len(lst) # taille de la liste<text:line-break/>2 <text:line-break/><text:span text:style-name="T10">&gt;&gt;&gt;</text:span> lst.remove("a") # on peut enlever un élément par valeur <text:line-break/><text:span text:style-name="T10">&gt;&gt;&gt;</text:span> lst <text:line-break/>['b'] <text:line-break/><text:span text:style-name="T10">&gt;&gt;&gt;</text:span> lst.append(10) # les éléments peuvent être de types mixtes<text:line-break/><text:span text:style-name="T10">&gt;&gt;&gt;</text:span> lst <text:line-break/>['b', 10] <text:line-break/><text:span text:style-name="T10">&gt;&gt;&gt;</text:span> lst.insert(0, None) # ajout d'un élément en début de liste<text:line-break/><text:span text:style-name="T10">&gt;&gt;&gt;</text:span> lst <text:line-break/>[None, 'b', 10] <text:line-break/><text:span text:style-name="T10">&gt;&gt;&gt;</text:span> lst2 = list() # création d'une liste avec la classe list()<text:line-break/><text:span text:style-name="T10">&gt;&gt;&gt;</text:span> lst2.append(True) <text:line-break/><text:span text:style-name="T10">&gt;&gt;&gt;</text:span> lst2 <text:line-break/>[True] <text:line-break/><text:span text:style-name="T10">&gt;&gt;&gt;</text:span> lst2.extend(l) # ajout d'une liste dans une autre <text:line-break/><text:span text:style-name="T10">&gt;&gt;&gt;</text:span> lst2 <text:line-break/>[True, None, 'b', 10] <text:line-break/><text:span text:style-name="T10">&gt;&gt;&gt;</text:span> lst2.sort() # tri sur place <text:line-break/><text:span text:style-name="T10">&gt;&gt;&gt;</text:span> lst2 <text:line-break/>[None, True, 10, 'b'] <text:line-break/><text:span text:style-name="T10">&gt;&gt;&gt;</text:span> lst2.pop() # retire le dernier élément et le retourne <text:line-break/>'b' <text:line-break/><text:span text:style-name="T10">&gt;&gt;&gt;</text:span> lst2 <text:line-break/>[None, True, 10] </text:p>
      <text:p text:style-name="P21">Attention !</text:p>
      <text:p text:style-name="Attention">Du fait de l'existence de <text:span text:style-name="Code">list()</text:span>, n'appelez jamais une variable « list » sans quoi vous supprimerez la référence à cette classe.</text:p>
      <text:p text:style-name="Text_20_body">Le type 'list' est très versatile : il peut servir pour stocker des données, les ordonner, faire office de FIFO, de LIFO, etc. Nous verrons plus tard comment les parcourir, mais pour l'instant, voyons comment on accès aux éléments de la liste :</text:p>
      <text:list xml:id="list55227755" text:style-name="L7">
        <text:list-item>
          <text:p text:style-name="P26">On accède à un élément via un index en utilisant la notation classique <text:span text:style-name="Code">[index]</text:span>.</text:p>
        </text:list-item>
        <text:list-item>
          <text:p text:style-name="P26">L'index du première élément est zéro. <text:span text:style-name="T1">Les index peuvent être négatifs</text:span>.</text:p>
        </text:list-item>
        <text:list-item>
          <text:p text:style-name="P26"><text:span text:style-name="T1">Accéder à un index qui ne pointe pas sur une valeur lève une exception</text:span>. Cela ne retourne pas <text:span text:style-name="Code">None</text:span> comme Ruby retourne <text:span text:style-name="Code">Nil</text:span>.</text:p>
        </text:list-item>
      </text:list>
      <text:p text:style-name="Text_20_body">Exemple :</text:p>
      <text:p text:style-name="Code_20_block"><text:span text:style-name="T10">&gt;&gt;&gt;</text:span> lst = ["a", "b", "c", "d", "e"] <text:line-break/><text:span text:style-name="T10">&gt;&gt;&gt;</text:span> lst[0] <text:line-break/><text:soft-page-break/>'a' <text:line-break/><text:span text:style-name="T10">&gt;&gt;&gt;</text:span> lst[1] <text:line-break/>'b' <text:line-break/><text:span text:style-name="T10">&gt;&gt;&gt;</text:span> lst[-1] # retourne le dernier élément <text:line-break/>'e' <text:line-break/><text:span text:style-name="T10">&gt;&gt;&gt;</text:span> lst[-2] # retourne l'avant dernier, etc <text:line-break/>'d' <text:line-break/><text:span text:style-name="T10">&gt;&gt;&gt;</text:span> lst[5] # pas de 6eme élément : erreur<text:line-break/>Traceback (most recent call last): <text:line-break/> <text:s/>File "&lt;stdin&gt;", line 1, in &lt;module&gt; <text:line-break/>IndexError: list index out of range <text:line-break/><text:span text:style-name="T10">&gt;&gt;&gt;</text:span> try: <text:line-break/>... <text:s text:c="4"/>lst[5] <text:line-break/>... except IndexError: <text:line-break/>... <text:s text:c="4"/>print "Pas de valeur à cet index" <text:line-break/>... <text:line-break/>Pas de valeur à cet index <text:line-break/><text:span text:style-name="T10">&gt;&gt;&gt;</text:span> lst2 = ['oui', 'non', lst] # on peut imbriquer les listes<text:line-break/><text:span text:style-name="T10">&gt;&gt;&gt;</text:span> lst2 <text:line-break/>['oui', 'non', ['42', 'b', 'c', 'd', 'e']] <text:line-break/><text:span text:style-name="T10">&gt;&gt;&gt;</text:span> lst2[2] <text:line-break/>['42', 'b', 'c', 'd', 'e'] <text:line-break/><text:span text:style-name="T10">&gt;&gt;&gt;</text:span> lst2[2][3] # on peut accéder aux listes imbriquées<text:line-break/>'d' <text:line-break/><text:span text:style-name="T10">&gt;&gt;&gt;</text:span> lst2[2][3] = "MODIFICATION" # tout se fait par référence<text:line-break/><text:span text:style-name="T10">&gt;&gt;&gt;</text:span> lst <text:line-break/>['42', 'b', 'c', 'MODIFICATION', 'e'] </text:p>
      <text:p text:style-name="Text_20_body">Mais là où Python brille vraiment, c'est dans sa manière de récupérer une partie d'une liste. Le procédé, qui retourne une nouvelle liste, est appelé «<text:span text:style-name="T1"> slicing </text:span>» . C'est essentiellement une manière élégante de présenter la méthode <text:span text:style-name="Code">slice()</text:span> qu'on peut retrouver dans d'autres langages comme Javascript : </text:p>
      <text:p text:style-name="Code_20_block">liste[index avant le premier caractère:index après le dernier caractère:taille du pas]</text:p>
      <text:p text:style-name="Text_20_body">Tous les arguments ont des valeurs par défaut et sont optionnels :</text:p>
      <text:p text:style-name="Code_20_block"><text:span text:style-name="T10">&gt;&gt;&gt;</text:span> lst = ["a", "b", "c", "d", "e"] <text:line-break/><text:span text:style-name="T10">&gt;&gt;&gt;</text:span> lst[2:4] <text:line-break/>['c', 'd'] <text:line-break/><text:span text:style-name="T10">&gt;&gt;&gt;</text:span> lst[2:] # jusqu'à la fin <text:line-break/>['c', 'd', 'e'] <text:line-break/><text:span text:style-name="T10">&gt;&gt;&gt;</text:span> lst[2:-1] # jusqu'à la fin -1 <text:line-break/>['c', 'd'] <text:line-break/><text:span text:style-name="T10">&gt;&gt;&gt;</text:span> lst[:3] # depuis le début <text:line-break/>['a', 'b', 'c'] <text:line-break/><text:span text:style-name="T10">&gt;&gt;&gt;</text:span> lst[0:4:2] # on avance par pas de 2 <text:line-break/>['a', 'c'] <text:line-break/><text:span text:style-name="T10">&gt;&gt;&gt;</text:span> lst[3:99999] # le slicing ignore les dépassements<text:line-break/>['d', 'e'] </text:p>
      <text:p text:style-name="Text_20_body">Contrairement à Ruby, il n'y a pas de syntaxe alternative permettant de préciser le nombre <text:soft-page-break/>d'éléments désirés à la place du second index.</text:p>
      <text:h text:style-name="Heading_20_2" text:outline-level="2">Opérations logiques sur les listes</text:h>
      <text:p text:style-name="Standard"><text:span text:style-name="T1">Une liste vide est considérée comme « fausse » dans un contexte booléen, et « vraie » si elle contient un élémen</text:span>t :</text:p>
      <text:p text:style-name="Code_20_block"><text:span text:style-name="T10">&gt;&gt;&gt;</text:span> bool([]) <text:line-break/>False <text:line-break/><text:span text:style-name="T10">&gt;&gt;&gt;</text:span> bool([1, 2, 3]) <text:line-break/>True <text:line-break/><text:span text:style-name="T10">&gt;&gt;&gt;</text:span> lst = [1, 2, 3] <text:line-break/><text:span text:style-name="T10">&gt;&gt;&gt;</text:span> if lst: <text:line-break/>... <text:s text:c="3"/>print "La liste est pleine" <text:line-break/>... <text:line-break/>La liste est pleine <text:line-break/><text:span text:style-name="T10">&gt;&gt;&gt;</text:span> if not []: <text:line-break/>... <text:s text:c="4"/>print "La liste est vide" <text:line-break/>... <text:line-break/>La liste est vide </text:p>
      <text:p text:style-name="Text_20_body"><text:span text:style-name="T1">Deux listes sont considérées égales si elles contiennent les mêmes éléments</text:span>, dans le même ordre :</text:p>
      <text:p text:style-name="Code_20_block"><text:span text:style-name="T10">&gt;&gt;&gt;</text:span> [] == [] <text:line-break/>True <text:line-break/><text:span text:style-name="T10">&gt;&gt;&gt;</text:span> [1, 2, 3] == [1, 2] <text:line-break/>False <text:line-break/><text:span text:style-name="T10">&gt;&gt;&gt;</text:span> [1, 2, 3] == [1, 2, 3] <text:line-break/>True <text:line-break/><text:span text:style-name="T10">&gt;&gt;&gt;</text:span> [1, 2, 3] == [1, 3, 2] <text:line-break/>False <text:line-break/><text:span text:style-name="T10">&gt;&gt;&gt;</text:span> [1, 2, 3] == [1, 2, "3"] <text:line-break/>False <text:line-break/><text:span text:style-name="T10">&gt;&gt;&gt;</text:span> [1, 2, 3] != [1, 2, "3"] <text:line-break/>True </text:p>
      <text:p text:style-name="Text_20_body">En plus de <text:span text:style-name="Code">and</text:span>, <text:span text:style-name="Code">or</text:span>, <text:span text:style-name="Code">not</text:span> et <text:span text:style-name="Code">is</text:span>, <text:span text:style-name="T1">Python offre un opérateur </text:span><text:span text:style-name="Code"><text:span text:style-name="T1">in</text:span></text:span><text:span text:style-name="T1"> qui permet de vérifier très si un élément est présent dans un autre</text:span>. Il fonctionne pour de nombreuses structures de données, et en l’occurrence avec les listes :</text:p>
      <text:p text:style-name="Code_20_block"><text:span text:style-name="T10">&gt;&gt;&gt;</text:span> lst = ["a", "b", "c", "d", "e"] <text:line-break/><text:span text:style-name="T10">&gt;&gt;&gt;</text:span> "a" in lst # c'est presque de l'anglais naturel <text:line-break/>True <text:line-break/><text:span text:style-name="T10">&gt;&gt;&gt;</text:span> "z" in lst <text:line-break/>False <text:line-break/><text:span text:style-name="T10">&gt;&gt;&gt;</text:span> s = "baba" <text:line-break/><text:span text:style-name="T10">&gt;&gt;&gt;</text:span> "b" in s # 'in' fonctionne aussi avec les chaînes<text:line-break/>True <text:line-break/><text:span text:style-name="T10">&gt;&gt;&gt;</text:span> "z" in s <text:line-break/><text:soft-page-break/>False <text:line-break/><text:span text:style-name="T10">&gt;&gt;&gt;</text:span> if len(l) &gt; 1 and "z" not in lst: <text:line-break/>... <text:s text:c="4"/>print "Test reussi !" <text:line-break/>... <text:line-break/>Test reussi ! </text:p>
      <text:h text:style-name="Heading_20_2" text:outline-level="2">Les tuples</text:h>
      <text:p text:style-name="Text_20_body">Les tuples sont des structures de données assez peu courantes, il est donc probable que vous n'en ayez jamais entendu parlé avant. </text:p>
      <text:p text:style-name="Text_20_body">En résumé, <text:span text:style-name="T1">les tuples sont des listes qu'on ne peut pas modifier</text:span>. Leur avantage principal est qu'<text:span text:style-name="T1">ils sont plus rapides et qu'ils peuvent être utilisés comme clés de dictionnaires</text:span>, une autre structure de données que nous verrons plus loin.</text:p>
      <text:p text:style-name="Text_20_body">Rien de nouveau à apprendre à part la syntaxe :</text:p>
      <text:p text:style-name="Code_20_block"><text:span text:style-name="T10">&gt;&gt;&gt;</text:span> t = ("a", "b", "c") # comme un liste, mais avec () <text:line-break/><text:span text:style-name="T10">&gt;&gt;&gt;</text:span> type(t) <text:line-break/>&lt;type 'tuple'&gt; <text:line-break/><text:span text:style-name="T10">&gt;&gt;&gt;</text:span> t[0] <text:line-break/>'a' <text:line-break/><text:span text:style-name="T10">&gt;&gt;&gt;</text:span> t[0] = 1 # les tuples ne sont pas modifiables <text:line-break/>Traceback (most recent call last): <text:line-break/> <text:s/>File "&lt;stdin&gt;", line 1, in &lt;module&gt; <text:line-break/>TypeError: 'tuple' object does not support item assignment <text:line-break/><text:span text:style-name="T10">&gt;&gt;&gt;</text:span> lst = list(t) # conversion tuple =&gt; liste <text:line-break/><text:span text:style-name="T10">&gt;&gt;&gt;</text:span> lst <text:line-break/>['a', 'b', 'c'] <text:line-break/><text:span text:style-name="T10">&gt;&gt;&gt;</text:span> tuple(lst) # conversion liste =&gt; tuple <text:line-break/>('a', 'b', 'c') <text:line-break/><text:span text:style-name="T10">&gt;&gt;&gt;</text:span> coordonnees = [(2,3), (4, 1), (0,0)] # liste de tuples<text:line-break/><text:span text:style-name="T10">&gt;&gt;&gt;</text:span> coordonnees[0] <text:line-break/>(2, 3) </text:p>
      <text:p text:style-name="Text_20_body">On utilise surtout les tuples comme valeurs de retour, comme sous éléments de listes et dans les fichiers de configuration.</text:p>
      <text:p text:style-name="Text_20_body">Mis à part pour la modification, les listes et les tuples supportent les mêmes opérations logiques et les mêmes méthodes : <text:span text:style-name="T1">les deux types sont quasiment interchangeables</text:span>. Pourtant, une liste et un tuple contenant les mêmes éléments ne sont pas considérés comme égaux :</text:p>
      <text:p text:style-name="Code_20_block"><text:span text:style-name="T10">&gt;&gt;&gt;</text:span> [1, 2, 3] == (1, 2, 3) <text:line-break/>False <text:line-break/><text:span text:style-name="T10">&gt;&gt;&gt;</text:span> tuple([1, 2, 3]) == (1, 2, 3) <text:line-break/>True </text:p>
      <text:p text:style-name="P21">Attention :</text:p>
      <text:p text:style-name="P3">Créer un tuple contenant un seul élément s'écrit <text:span text:style-name="Code">('element',)</text:span>, et non pas <text:span text:style-name="Code">('element')</text:span>. <text:s/>Si vous oubliez la virgule finale, Python l'interprétera comme la chaîne de caractères <text:soft-page-break/><text:span text:style-name="Code">'element'</text:span>. C'est une erreur qui va forcément vous ennuyer un jour.</text:p>
      <text:h text:style-name="Heading_20_2" text:outline-level="2">Les sets</text:h>
      <text:p text:style-name="Text_20_body">Encore une structure de données originale, et un ajout récent aux types built-in de Python. <text:span text:style-name="T1">On peut considérer les sets comme des collections non ordonnées et sans doublon</text:span>. Les sets supportent les opérations ensemblistes telles que l'union et l'intersection et on les utilise donc essentiellement pour :</text:p>
      <text:list xml:id="list543302337" text:style-name="L8">
        <text:list-item>
          <text:p text:style-name="P27">Éviter les doublons.</text:p>
        </text:list-item>
        <text:list-item>
          <text:p text:style-name="P27">Comparer deux ensembles.</text:p>
        </text:list-item>
        <text:list-item>
          <text:p text:style-name="P27">Vérifier qu'un élément est dans un ensemble (une opération de complexité O(1) sur les sets).</text:p>
        </text:list-item>
      </text:list>
      <text:p text:style-name="Text_20_body">Voyez :</text:p>
      <text:p text:style-name="Code_20_block"><text:span text:style-name="T10">&gt;&gt;&gt;</text:span> elements = set() # pas de notation littérale pour les sets<text:line-break/><text:span text:style-name="T10">&gt;&gt;&gt;</text:span> type(elements) <text:line-break/>&lt;type 'set'&gt; <text:line-break/><text:span text:style-name="T10">&gt;&gt;&gt;</text:span> elements.add(1) <text:line-break/><text:span text:style-name="T10">&gt;&gt;&gt;</text:span> elements.add(2) <text:line-break/><text:span text:style-name="T10">&gt;&gt;&gt;</text:span> elements.add(1) # ceci ne rajoute aucun éléments<text:line-break/><text:span text:style-name="T10">&gt;&gt;&gt;</text:span> elements <text:line-break/>set([1, 2]) <text:line-break/><text:span text:style-name="T10">&gt;&gt;&gt;</text:span> 2 in elements # ceci est très rapide<text:line-break/>True <text:line-break/><text:span text:style-name="T10">&gt;&gt;&gt;</text:span> lst = [2, 3, 4, 5, 5] <text:line-break/><text:span text:style-name="T10">&gt;&gt;&gt;</text:span> elements2 = set(lst) # la conversion supprime les doublons<text:line-break/><text:span text:style-name="T10">&gt;&gt;&gt;</text:span> elements2 <text:line-break/>set([2, 3, 4, 5]) <text:line-break/><text:span text:style-name="T10">&gt;&gt;&gt;</text:span> elements.intersection(elements2) <text:line-break/>set([2]) <text:line-break/><text:span text:style-name="T10">&gt;&gt;&gt;</text:span> elements.union(elements2) <text:line-break/>set([1, 2, 3, 4, 5]) <text:line-break/><text:span text:style-name="T10">&gt;&gt;&gt;</text:span> elements[0] # les sets ne sont pas ordonnés Traceback (most recent call last): <text:line-break/> <text:s/>File "&lt;stdin&gt;", line 1, in &lt;module&gt; <text:line-break/>TypeError: 'set' object does not support indexing </text:p>
      <text:p text:style-name="Text_20_body">Comme pour les autres structures de données, un set vide est considéré comme « faux », et un plein comme « vrai ».</text:p>
      <text:p text:style-name="Text_20_body">Dernier détail : les programmeurs C seront chagrinés d'apprendre qu'il n'y a pas de structure de données <text:span text:style-name="Code">struct</text:span>.</text:p>
      <text:p text:style-name="Text_20_body"/>
      <text:p text:style-name="P16">En résumé : </text:p>
      <text:p text:style-name="En_20_résumé"/>
      <text:p text:style-name="En_20_résumé">Python vient avec trois types de base supplémentaires : les listes, les tuples et les sets.</text:p>
      <text:p text:style-name="En_20_résumé"><text:soft-page-break/></text:p>
      <text:p text:style-name="En_20_résumé">Les listes sont des séquences ordonnées de taille extensible comparables à des Arrays et dont les éléments sont accessibles par un index numérique commençant à 0 :</text:p>
      <text:p text:style-name="En_20_résumé"/>
      <text:p text:style-name="P17"><text:span text:style-name="T10">&gt;&gt;&gt;</text:span> lst = ["a", "b", "c"] </text:p>
      <text:p text:style-name="P17"><text:span text:style-name="T10">&gt;&gt;&gt;</text:span> lst[0] </text:p>
      <text:p text:style-name="P17">'a' </text:p>
      <text:p text:style-name="P17"><text:span text:style-name="T10">&gt;&gt;&gt;</text:span> lst[0] = 1 </text:p>
      <text:p text:style-name="P17"><text:span text:style-name="T10">&gt;&gt;&gt;</text:span> lst </text:p>
      <text:p text:style-name="P17">[1, 'b', 'c', 'd', 'e', 'f', 'g', 'h'] </text:p>
      <text:p text:style-name="P9"><text:span text:style-name="T10">&gt;&gt;&gt;</text:span> lst.append(2) </text:p>
      <text:p text:style-name="P9"><text:span text:style-name="T10">&gt;&gt;&gt;</text:span> lst </text:p>
      <text:p text:style-name="P9">[1, 'b', 'c', 'd', 'e', 'f', 'g', 'h', 2] </text:p>
      <text:p text:style-name="P10"/>
      <text:p text:style-name="En_20_résumé">Les tuples sont une version plus rapide mais en lecture seule des listes :</text:p>
      <text:p text:style-name="En_20_résumé"/>
      <text:p text:style-name="P9"><text:span text:style-name="T10">&gt;&gt;&gt;</text:span> t = ("a", "b", "c") </text:p>
      <text:p text:style-name="P9"><text:span text:style-name="T10">&gt;&gt;&gt;</text:span> t[0] </text:p>
      <text:p text:style-name="P9">'a' </text:p>
      <text:p text:style-name="P9"><text:span text:style-name="T10">&gt;&gt;&gt;</text:span> list(t) </text:p>
      <text:p text:style-name="P9">['a', 'b', 'c']</text:p>
      <text:p text:style-name="P9"><text:span text:style-name="T10">&gt;&gt;&gt;</text:span> t[0] = 1 </text:p>
      <text:p text:style-name="P10">Traceback (most recent call last): </text:p>
      <text:p text:style-name="P10"><text:s text:c="2"/>File "&lt;stdin&gt;", line 1, in &lt;module&gt; </text:p>
      <text:p text:style-name="P10">TypeError: 'tuple' object does not support item assignment </text:p>
      <text:p text:style-name="P10"/>
      <text:p text:style-name="En_20_résumé">On peut récupérer un sous ensemble d'une liste ou d'un tuple en utilisant le « slicing » :</text:p>
      <text:p text:style-name="En_20_résumé"/>
      <text:p text:style-name="P9"><text:span text:style-name="T10">&gt;&gt;&gt;</text:span> l = ["a", "b", "c", "d", "e", "f", "g", "h"] </text:p>
      <text:p text:style-name="P9"><text:span text:style-name="T10">&gt;&gt;&gt;</text:span> l[3:6] </text:p>
      <text:p text:style-name="P9">['d', 'e', 'f'] </text:p>
      <text:p text:style-name="P9"><text:span text:style-name="T10">&gt;&gt;&gt;</text:span> l[1:8:3] </text:p>
      <text:p text:style-name="P9">['b', 'e', 'h'] </text:p>
      <text:p text:style-name="En_20_résumé"/>
      <text:p text:style-name="En_20_résumé">Les sets sont des ensembles d'éléments non ordonnés qui ne contiennent pas de doublon. Ils sont très rapides quand il s'agit de vérifier si ils contiennent un élément et gèrent les opérations ensemblistes :</text:p>
      <text:p text:style-name="En_20_résumé"/>
      <text:p text:style-name="P9"><text:span text:style-name="T10">&gt;&gt;&gt;</text:span> e = set([ 2, 3, 4, 4)) </text:p>
      <text:p text:style-name="P9"><text:span text:style-name="T10">&gt;&gt;&gt;</text:span> e</text:p>
      <text:p text:style-name="P9">set([2, 3, 4]) </text:p>
      <text:p text:style-name="P9"><text:span text:style-name="T10">&gt;&gt;&gt;</text:span> e1.intersection(set((1, 2, 3))) </text:p>
      <text:p text:style-name="P9">set([2, 3])</text:p>
      <text:p text:style-name="P10"><text:span text:style-name="T10">&gt;&gt;&gt;</text:span> e[0] </text:p>
      <text:p text:style-name="P10">Traceback (most recent call last): </text:p>
      <text:p text:style-name="P10"><text:s text:c="2"/>File "&lt;stdin&gt;", line 1, in &lt;module&gt; </text:p>
      <text:p text:style-name="P10">TypeError: 'set' object does not support indexing </text:p>
      <text:p text:style-name="En_20_résumé"/>
      <text:p text:style-name="En_20_résumé">D'un point de vue logique :</text:p>
      <text:p text:style-name="En_20_résumé"/>
      <text:p text:style-name="P6">- Ces structures sont considérées comme « fausses » quand elles sont vides, et « vraies » quand elles contiennent des éléments. </text:p>
      <text:p text:style-name="P6"><text:soft-page-break/>- On peut comparer deux listes, deux tuples, ou deux sets entre eux avec <text:span text:style-name="Code">==</text:span>.</text:p>
      <text:p text:style-name="P6">- Le mot clé <text:span text:style-name="Code">in</text:span> permet de vérifier si elles contiennent un élément.</text:p>
      <text:h text:style-name="Heading_20_2" text:outline-level="2">Aller plus loin</text:h>
      <text:p text:style-name="Text_20_body">Python est un langage qui a moins d'humour que Perl, mais il possède quand même son lot de fonctionnalités facétieuses. Comme les listes<text:note text:id="ftn11" text:note-class="footnote"><text:note-citation>11</text:note-citation><text:note-body><text:p text:style-name="Footnote">Ou plutôt les itérables</text:p></text:note-body></text:note> sont vraiment au cœur de la programmation en Python, elles en regroupent de nombreuses.</text:p>
      <text:p text:style-name="Text_20_body">Voici un raccourci pour initialiser une liste ou un tuple de plusieurs éléments :</text:p>
      <text:p text:style-name="Code_20_block"><text:span text:style-name="T10">&gt;&gt;&gt;</text:span> [0] * 3 # initialiser une liste de trois éléments <text:line-break/>[0, 0, 0] <text:line-break/><text:span text:style-name="T10">&gt;&gt;&gt;</text:span> (1,) * 5 <text:line-break/>(1, 1, 1, 1, 1) </text:p>
      <text:p text:style-name="Text_20_body">Cette astuce a néanmoins un sérieux défaut : elle copie le même objet dans toute la liste. Pour un entier ou une chaîne, types non mutables, ce n'est pas grave. Mais si vous utilisez une liste dans une liste, c'est la référence à la liste qui sera copiée, du coup le comportement est contre intuitif :</text:p>
      <text:p text:style-name="Code_20_block"><text:span text:style-name="T10">&gt;&gt;&gt;</text:span> listes = [[]] * 5 <text:line-break/><text:span text:style-name="T10">&gt;&gt;&gt;</text:span> listes # chouette 5 listes <text:line-break/>[[], [], [], [], []] <text:line-break/><text:span text:style-name="T10">&gt;&gt;&gt;</text:span> listes[0].append(1) # ajoute un élément dans la 1ere liste<text:line-break/><text:span text:style-name="T10">&gt;&gt;&gt;</text:span> listes # ah non en fait c'est une seule liste 5 fois <text:line-break/>[[1], [1], [1], [1], [1]] </text:p>
      <text:p text:style-name="Text_20_body">Une autre astuce réside dans le fait qu'on peut comparer les listes entre elles. La comparaison se fait alors sur le nombre d'éléments :</text:p>
      <text:p text:style-name="Code_20_block"><text:span text:style-name="T10">&gt;&gt;&gt;</text:span> [99, 100, 101] &lt; ["a", "b", "c", "d"] <text:line-break/>True </text:p>
      <text:p text:style-name="Text_20_body">Certaines fonctionnalités sont plus retorses, notamment avec le slicing.</text:p>
      <text:p text:style-name="Text_20_body">On peut utiliser un pas négatif dans le slicing. Ici on peut comprendre « part du début, va jusqu'à la fin, et avance de -1 caractère en -1 » :</text:p>
      <text:p text:style-name="Code_20_block"><text:span text:style-name="T10">&gt;&gt;&gt;</text:span> lst = ["a", "b", "c", "d"] <text:line-break/><text:span text:style-name="T10">&gt;&gt;&gt;</text:span> lst[::-1] # pas de -1 : on inverse tout! </text:p>
      <text:p text:style-name="Text_20_body">Et on peut remplacer un pan entier d'une liste, mais pas forcément pas une séquence de même taille:</text:p>
      <text:p text:style-name="Code_20_block"><text:span text:style-name="T10">&gt;&gt;&gt;</text:span> lst[1:3] = [0, 0] # on remplace 2 éléments à la fois<text:line-break/><text:span text:style-name="T10">&gt;&gt;&gt;</text:span> lst <text:line-break/>['a', 0, 0, 'd'] <text:line-break/><text:span text:style-name="T10">&gt;&gt;&gt;</text:span> lst[1:3] = [None, None, None] # ou 2 éléments par 3 autres<text:line-break/><text:span text:style-name="T10">&gt;&gt;&gt;</text:span> lst <text:line-break/><text:soft-page-break/>['a', None, None, None, 'd'] </text:p>
      <text:p text:style-name="Text_20_body">Le slicing est aussi applicable aux chaînes :</text:p>
      <text:p text:style-name="Code_20_block"><text:span text:style-name="T10">&gt;&gt;&gt;</text:span> s = "Esope reste et se repose" <text:line-break/><text:span text:style-name="T10">&gt;&gt;&gt;</text:span> s[3:5] <text:line-break/>'pe' <text:line-break/><text:span text:style-name="T10">&gt;&gt;&gt;</text:span> s[9] <text:line-break/>'t' <text:line-break/><text:span text:style-name="T10">&gt;&gt;&gt;</text:span> s[::-1] # c'est un palindrome :-) <text:line-break/>'esoper es te etser eposE' </text:p>
      <text:p text:style-name="Text_20_body">Enfin, si vous cherchez un moyen de transformer une liste en chaîne de caractères (comme <text:span text:style-name="Code">implode</text:span> en PHP), vous cherchez au mauvais endroit. Il existe une méthode <text:span text:style-name="Code">join()</text:span>, mais c'est une méthode du type 'str', pas du type 'list' comme on pourrait s'y attendre. Nous verrons pourquoi dans un autre chapitre.</text:p>
      <text:p text:style-name="Text_20_body">Et si vous souhaitez vous amuser avec plus de structures de données, Python possède un module <text:span text:style-name="Code">collections</text:span> pour satisfaire tout à chacun. Nous verrons plus tard comment importer un module.</text:p>
      <text:h text:style-name="Heading_20_1" text:outline-level="1">Les dictionnaires</text:h>
      <text:p text:style-name="Prérequis_20_et_20_objectifs"><text:span text:style-name="T1">Prérequis </text:span>: </text:p>
      <text:p text:style-name="Prérequis_20_et_20_objectifs"/>
      <text:p text:style-name="P5">- Connaître les opérations logiques en Python.</text:p>
      <text:p text:style-name="P5">- Connaître une structure de données de type 'mapping' dans un autre langage.</text:p>
      <text:p text:style-name="P5">- Comprendre la gestion des exceptions dans un autre langage et <text:span text:style-name="Code">try</text:span>/<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 type 'dict', ses caractéristiques et usages.</text:p>
      <text:list xml:id="list2040116704" text:continue-list="list728081330" text:style-name="L1">
        <text:list-item>
          <text:p text:style-name="P35">Se familiariser avec son API de base puis avancée.</text:p>
        </text:list-item>
      </text:list>
      <text:p text:style-name="Text_20_body"/>
      <text:p text:style-name="Text_20_body">Python possède un dernier type de base, presque aussi utilisé que les listes, en tout cas bien plus que dans de nombreux langages : le dictionnaire.</text:p>
      <text:h text:style-name="Heading_20_2" text:outline-level="2">API de base</text:h>
      <text:p text:style-name="Text_20_body">Le dictionnaire est une structure de données qui ressemble au HashMap en Java ou à l'Array en PHP (dans son accès associatif) et à l'objet en Javascript. Il associe des valeurs à des clés, de telle sorte que si on possède la clé, on accède à la valeur avec une complexité O(1), sachant que :</text:p>
      <text:list xml:id="list1033708894" text:style-name="L9">
        <text:list-item>
          <text:p text:style-name="P28"><text:span text:style-name="T1">Les dictionnaires ne sont pas ordonnés</text:span>. </text:p>
        </text:list-item>
        <text:list-item>
          <text:p text:style-name="P28"><text:span text:style-name="T1">Les clés doivent être uniques et non mutables</text:span> : généralement on utilise des chaînes de caractères, des entiers ou des tuples.</text:p>
        </text:list-item>
        <text:list-item>
          <text:p text:style-name="P28"><text:span text:style-name="T1">Les données peuvent êtres de types mixes</text:span> : les dictionnaires ne sont pas typés comme en Java ou en C#.</text:p>
        </text:list-item>
        <text:list-item>
          <text:p text:style-name="P28"><text:span text:style-name="T1">Tout fonctionne par référence</text:span>. On n'hésite pas à faire des dictionnaires de listes et de tuples car ils ne prennent pas plus de place en mémoire.</text:p>
        </text:list-item>
      </text:list>
      <text:p text:style-name="Text_20_body">En pratique :</text:p>
      <text:p text:style-name="Code_20_block"><text:span text:style-name="T10">&gt;&gt;&gt;</text:span> scores = {'Benoit': 4, "Damien": 15, "Alice": 9} <text:line-break/><text:soft-page-break/><text:span text:style-name="T10">&gt;&gt;&gt;</text:span> scores <text:line-break/>{'Damien': 15, 'Alice': 9, 'Benoit': 4} <text:line-break/><text:span text:style-name="T10">&gt;&gt;&gt;</text:span> type(scores) <text:line-break/>&lt;type 'dict'&gt; <text:line-break/><text:span text:style-name="T10">&gt;&gt;&gt;</text:span> scores['Damien'] <text:line-break/>15<text:line-break/><text:span text:style-name="T10">&gt;&gt;&gt;</text:span> scores.keys() # récupérer la liste des clés<text:line-break/>['Damien', 'Alice', 'Benoit']<text:line-break/><text:span text:style-name="T10">&gt;&gt;&gt;</text:span> scores.values() <text:s/># récupérer la liste des valeurs<text:line-break/>[15, 9, 4] <text:line-break/><text:span text:style-name="T10">&gt;&gt;&gt;</text:span> score_items = scores.items() # liste de tuples clé/valeur<text:line-break/><text:span text:style-name="T10">&gt;&gt;&gt;</text:span> score_items<text:line-break/>[('Damien', 15), ('Alice', 9), ('Benoit', 4)] <text:line-break/><text:span text:style-name="T10">&gt;&gt;&gt;</text:span> type(score_items) <text:line-break/>&lt;type 'list'&gt; <text:line-break/><text:span text:style-name="T10">&gt;&gt;&gt;</text:span> <text:s/>score_items[0]<text:line-break/>('Damien', 15) <text:line-break/><text:span text:style-name="T10">&gt;&gt;&gt;</text:span> type(score_items[0]) <text:line-break/>&lt;type 'tuple'&gt; <text:line-break/><text:span text:style-name="T10">&gt;&gt;&gt;</text:span> dict(a=1, b=2) # notation non littérale<text:line-break/>{'a': 1, 'b': 2}<text:line-break/><text:span text:style-name="T10">&gt;&gt;&gt;</text:span> del scores['Benoit'] # supprimer un élément<text:line-break/><text:span text:style-name="T10">&gt;&gt;&gt;</text:span> scores <text:line-break/>{'Damien': 15, 'Alice': 9}<text:line-break/><text:span text:style-name="T10">&gt;&gt;&gt;</text:span> scores['Damien'] = 0<text:line-break/><text:span text:style-name="T10">&gt;&gt;&gt;</text:span> scores<text:line-break/>{'Damien': 15, 'Alice': 9}</text:p>
      <text:p text:style-name="P21">Attention !</text:p>
      <text:p text:style-name="Attention">Comme les dictionnaires ne sont pas ordonnés, deux appels à <text:span text:style-name="Code">values()</text:span>, <text:span text:style-name="Code">keys()</text:span> ou <text:span text:style-name="Code">items()</text:span> peuvent donner des résultats distincts: mêmes éléments, ordre différent.</text:p>
      <text:h text:style-name="Heading_20_2" text:outline-level="2">Opérations logiques</text:h>
      <text:p text:style-name="Text_20_body"><text:span text:style-name="T1">Deux dictionnaires sont égaux si ils contiennent les mêmes clés associées aux mêmes valeurs</text:span> :</text:p>
      <text:p text:style-name="Code_20_block"><text:span text:style-name="T10">&gt;&gt;&gt;</text:span> {"a": 1, "b": 2, "c": 3} == dict(a=1, b=2, c=3) <text:line-break/>True <text:line-break/><text:span text:style-name="T10">&gt;&gt;&gt;</text:span> {"a": 1, "b": 2, "c": 3} == {"b":2, "c":3, "a":1} <text:line-break/>True <text:line-break/><text:span text:style-name="T10">&gt;&gt;&gt;</text:span> {"a": 1, "b": 2} == {"b":2, "c":3, "a":1} <text:line-break/>False<text:line-break/><text:span text:style-name="T10">&gt;&gt;&gt;</text:span> {"a": 1, "b": 2, "c": 4} == {"b":2, "c":3, "a":1} <text:line-break/>False <text:s/></text:p>
      <text:p text:style-name="Text_20_body"><text:span text:style-name="Code"><text:span text:style-name="T1">in</text:span></text:span><text:span text:style-name="T1"> fonctionne sur les dictionnaires, mais vérifie que l'élément est parmi les clés</text:span>, et non les valeurs :</text:p>
      <text:p text:style-name="Code_20_block"><text:span text:style-name="T10">&gt;&gt;&gt;</text:span> scores = {'Damien': 15, 'Alice': 9, 'Benoit': 4} <text:line-break/><text:soft-page-break/><text:span text:style-name="T10">&gt;&gt;&gt;</text:span> 'Damien' in scores<text:line-break/>True <text:line-break/><text:span text:style-name="T10">&gt;&gt;&gt;</text:span> 'damien' in scores # les clés sont sensibles à la casse<text:line-break/>False <text:line-break/><text:span text:style-name="T10">&gt;&gt;&gt;</text:span> 15 in scores <text:line-break/>False </text:p>
      <text:p text:style-name="Text_20_body">Néanmoins on utilise rarement '<text:span text:style-name="Code">in</text:span>' avant d'opérer sur un dictionnaire. En Python, le style de programmation adhère au principe suivant : « <text:span text:style-name="T1">Il est plus facile de demander pardon que la permission</text:span> »<text:note text:id="ftn12" text:note-class="footnote"><text:note-citation>12</text:note-citation><text:note-body><text:p text:style-name="Footnote">« Easier to ask forgiveness than permission », ce qui explique pourquoi vous rencontrerez le sigle EAFP dans la littérature autour de Python</text:p></text:note-body></text:note>. Là où les autres styles testent si une opération est possible avant de l'effectuer, le style dit « pythonique »<text:note text:id="ftn13" text:note-class="footnote"><text:note-citation>13</text:note-citation><text:note-body><text:p text:style-name="Footnote">Si, si, le terme est bel est bien utilisé dans la communauté</text:p></text:note-body></text:note> effectue l'opération et gère l'exception si il y a lieu :</text:p>
      <text:p text:style-name="Code_20_block"><text:span text:style-name="T10">&gt;&gt;&gt;</text:span> scores['Sophie'] <text:s/># on souhaite éviter cela<text:line-break/>Traceback (most recent call last): <text:line-break/> <text:s/>File "&lt;stdin&gt;", line 1, in &lt;module&gt; <text:line-break/>KeyError: 'Sophie' <text:line-break/><text:span text:style-name="T10">&gt;&gt;&gt;</text:span> try: # mais pas trop réfléchir à la cause<text:line-break/>... <text:s text:c="4"/>scores['Sophie'] <text:line-break/>... except KeyError: <text:line-break/>... <text:s text:c="4"/>print "Sophie n'a pas de score" <text:line-break/>... <text:line-break/>Sophie n'a pas de score </text:p>
      <text:p text:style-name="Text_20_body">La raison de ce style sera discuté plus longuement dans le chapitre dédié aux exceptions.</text:p>
      <text:p text:style-name="Text_20_body">Comme d'habitude, un dictionnaire vide est considéré comme « faux », un dictionnaire contenant des éléments comme « vrai ».</text:p>
      <text:h text:style-name="Heading_20_2" text:outline-level="2">API avancée</text:h>
      <text:p text:style-name="Text_20_body">Quand une opération est très courante, il existe généralement un raccourci en Python.</text:p>
      <text:p text:style-name="Text_20_body">Par exemple, « récupérer une valeur dans le dictionnaire et si elle n'existe pas prendre une valeur par défaut », devrait ressembler à ça :</text:p>
      <text:p text:style-name="Code_20_block"><text:span text:style-name="T10">&gt;&gt;&gt;</text:span> scores = {'Damien': 15, 'Alice': 9, 'Benoit': 4} <text:line-break/><text:span text:style-name="T10">&gt;&gt;&gt;</text:span> try: <text:line-break/>... <text:s text:c="4"/>score = <text:s/>scores['Sophie'] <text:line-break/>... except KeyError: <text:line-break/>... <text:s text:c="4"/>score = 0 <text:line-break/>...</text:p>
      <text:p text:style-name="Text_20_body">Mais dans la pratique on utilise la méthode <text:span text:style-name="Code">get()</text:span> :</text:p>
      <text:p text:style-name="Code_20_block"><text:span text:style-name="T10">&gt;&gt;&gt;</text:span> scores.get('Sophie', 0) <text:line-break/>0<text:line-break/><text:span text:style-name="T10">&gt;&gt;&gt;</text:span> scores.get('Damien', 0) <text:line-break/>15 </text:p>
      <text:p text:style-name="Text_20_body"><text:soft-page-break/>Parfois, on veut en plus rajouter une valeur dans le dictionnaire si elle n'existe pas :</text:p>
      <text:p text:style-name="Code_20_block"><text:span text:style-name="T10">&gt;&gt;&gt;</text:span> scores = {'Damien': 15, 'Alice': 9, 'Benoit': 4}<text:line-break/><text:span text:style-name="T10">&gt;&gt;&gt;</text:span> try: <text:line-break/>... <text:s text:c="4"/>score = scores['Sophie'] <text:line-break/>... except KeyError: <text:line-break/>... <text:s text:c="4"/>scores['Sophie'] = 0 <text:line-break/>... <text:s text:c="4"/>score = 0 <text:line-break/><text:span text:style-name="T10">&gt;&gt;&gt;</text:span> scores <text:line-break/>{'Damien': 15, 'Sophie': 0, 'Alice': 9, 'Benoit': 4}</text:p>
      <text:p text:style-name="Text_20_body">Ici on utilisera plutôt <text:span text:style-name="Code">setdefault()</text:span> :</text:p>
      <text:p text:style-name="Code_20_block"><text:span text:style-name="T10">&gt;&gt;&gt;</text:span> scores = {'Damien': 15, 'Alice': 9, 'Benoit': 4} <text:line-break/><text:span text:style-name="T10">&gt;&gt;&gt;</text:span> score = scores.setdefault('Damien', 0)<text:line-break/><text:span text:style-name="T10">&gt;&gt;&gt;</text:span> score <text:line-break/>15 <text:line-break/><text:span text:style-name="T10">&gt;&gt;&gt;</text:span> scores <text:line-break/>{'Damien': 15, 'Alice': 9, 'Benoit': 4} <text:line-break/><text:span text:style-name="T10">&gt;&gt;&gt;</text:span> score = scores.setdefault('Sophie', 0) <text:line-break/><text:span text:style-name="T10">&gt;&gt;&gt;</text:span> score<text:line-break/>0 <text:line-break/><text:span text:style-name="T10">&gt;&gt;&gt;</text:span> scores <text:line-break/>{'Damien': 15, 'Sophie': 0, 'Alice': 9, 'Benoit': 4} </text:p>
      <text:p text:style-name="Text_20_body">A l'inverse, on peut vouloir supprimer une clé et récupérer sa valeur :</text:p>
      <text:p text:style-name="Code_20_block"><text:span text:style-name="T10">&gt;&gt;&gt;</text:span> try: <text:line-break/>... <text:s text:c="4"/>score = scores['Michelle'] <text:line-break/>... <text:s text:c="4"/>del scores['Michelle'] <text:line-break/>... except KeyError: <text:line-break/>... <text:s text:c="4"/>score = 0<text:line-break/>...</text:p>
      <text:p text:style-name="Text_20_body">Ici intervient la méthode <text:span text:style-name="Code">pop()</text:span>, dont le second paramètre est optionnel :</text:p>
      <text:p text:style-name="Code_20_block"><text:span text:style-name="T10">&gt;&gt;&gt;</text:span> scores.pop('Michelle', 0) <text:line-break/>0 <text:line-break/><text:span text:style-name="T10">&gt;&gt;&gt;</text:span> scores.pop('Damien') <text:line-break/>15 <text:line-break/><text:span text:style-name="T10">&gt;&gt;&gt;</text:span> scores <text:line-break/>{'Sophie': 0, 'Alice': 9, 'Benoit': 4} </text:p>
      <text:p text:style-name="Text_20_body">Enfin il n'est pas rare de vouloir fusionner deux dictionnaires, et de manière frustrante, <text:span text:style-name="Code">+</text:span> <text:s/>ne fonctionne pas :</text:p>
      <text:p text:style-name="Code_20_block"><text:span text:style-name="T10">&gt;&gt;&gt;</text:span> scores + {'Tom': 2} <text:line-break/>Traceback (most recent call last): <text:line-break/> <text:s/>File "&lt;stdin&gt;", line 1, in &lt;module&gt; <text:line-break/>TypeError: unsupported operand type(s) for +: 'dict' and 'dict'</text:p>
      <text:p text:style-name="Text_20_body"><text:soft-page-break/>La méthode <text:span text:style-name="Code">update()</text:span> sert à cela. Attention, <text:span text:style-name="T2">e</text:span><text:span text:style-name="T1">lle modifie le dictionnaire depuis lequel on l'appelle</text:span>, et écrase les clés de celui-ci si elles existent aussi dans le dictionnaire passé en paramètre :</text:p>
      <text:p text:style-name="Code_20_block"><text:span text:style-name="T10">&gt;&gt;&gt;</text:span> scores <text:line-break/>{'Sophie': 0, 'Alice': 9, 'Benoit': 4} <text:line-break/><text:span text:style-name="T10">&gt;&gt;&gt;</text:span> scores.update({'Tom': 2}) # udpate retourne None <text:line-break/><text:span text:style-name="T10">&gt;&gt;&gt;</text:span> scores <text:line-break/>{'Sophie': 0, 'Tom': 2, 'Alice': 9, 'Benoit': 4} <text:line-break/><text:span text:style-name="T10">&gt;&gt;&gt;</text:span> scores.update({'Sylvie': 20, 'Damien': 0}) <text:line-break/><text:span text:style-name="T10">&gt;&gt;&gt;</text:span> scores <text:line-break/>{'Tom': 2, 'Damien': 0, 'Sophie': 0, 'Benoit': 4, 'Alice': 9, 'Sylvie': 20} </text:p>
      <text:p text:style-name="P16">En résumé : </text:p>
      <text:p text:style-name="En_20_résumé"/>
      <text:p text:style-name="En_20_résumé">Les dictionnaires sont des structures de données du genre 'mapping' associant à une clé une valeur. Accéder à la valeur quand on possède la clé est une opération de complexité O(1) :</text:p>
      <text:p text:style-name="En_20_résumé"/>
      <text:p text:style-name="P17"><text:span text:style-name="T10">&gt;&gt;&gt;</text:span> d = {"a": 1, "b": 2, "c": 2} </text:p>
      <text:p text:style-name="P17"><text:span text:style-name="T10">&gt;&gt;&gt;</text:span> d["a"] </text:p>
      <text:p text:style-name="P17">1 </text:p>
      <text:p text:style-name="P17"><text:span text:style-name="T10">&gt;&gt;&gt;</text:span> del d['a'] </text:p>
      <text:p text:style-name="P17"><text:span text:style-name="T10">&gt;&gt;&gt;</text:span> d </text:p>
      <text:p text:style-name="P17">{'c': 2, 'b': 2} </text:p>
      <text:p text:style-name="En_20_résumé"/>
      <text:p text:style-name="En_20_résumé">Comme les listes, le dictionnaire n'est pas typé, et on peut mélanger les type de valeurs. On peut aussi obtenir le listing des clés (<text:span text:style-name="Code">keys()</text:span>), des valeurs (<text:span text:style-name="Code">values()</text:span>) ou des paires clés / valeur (<text:span text:style-name="Code">items()</text:span>), mais le dictionnaire n'étant pas ordonné, l'ordre du résultat du listing peu changer d'un appel à l'autre.</text:p>
      <text:p text:style-name="En_20_résumé"/>
      <text:p text:style-name="En_20_résumé">'<text:span text:style-name="Code">in</text:span>' permet de vérifier qu'un élément fait partie des clés du dictionnaire, mais généralement on utilise <text:span text:style-name="Code">try</text:span> / <text:span text:style-name="Code">except KeyError</text:span> pour faire des opérations qui risquent d'échouer en l'absence d'une clé.</text:p>
      <text:p text:style-name="En_20_résumé"/>
      <text:p text:style-name="En_20_résumé">Les méthodes <text:span text:style-name="Code">get()</text:span>, <text:span text:style-name="Code">setdefault()</text:span> et <text:span text:style-name="Code">pop()</text:span> permettent les manipulations de valeurs les plus courantes tout en offrant une valeur par défaut en l'absence d'une clé. <text:span text:style-name="Code">update()</text:span> permet de fusionner deux dictionnaires.</text:p>
      <text:h text:style-name="Heading_20_2" text:outline-level="2">Aller plus loin</text:h>
      <text:p text:style-name="Text_20_body">En Python tout fonctionne par référence. Quand vous assignez un dictionnaire (ou une liste, un set, etc) à une variable, vous ne faites pas une copie du dictionnaire mais de la référence à ce dictionnaire :</text:p>
      <text:p text:style-name="Code_20_block"><text:span text:style-name="T10">&gt;&gt;&gt;</text:span> dict1 = {"a": 1, "b": 2, "c": 2} <text:line-break/><text:span text:style-name="T10">&gt;&gt;&gt;</text:span> dict2 = dict1 # dict2 n'est pas une copie de dict1<text:line-break/><text:span text:style-name="T10">&gt;&gt;&gt;</text:span> del dict1["a"] # si on supprime un élement ici...<text:line-break/><text:soft-page-break/><text:span text:style-name="T10">&gt;&gt;&gt;</text:span> dict2 # ...il est aussi supprimé là<text:line-break/>{'c': 2, 'b': 2}</text:p>
      <text:p text:style-name="Text_20_body">La plupart du temps c'est un comportement désirable, il économise des ressources. Parfois néanmoins, vous voudrez faire une vraie copie, et c'est là que vous utiliserez la méthode copy() :</text:p>
      <text:p text:style-name="Code_20_block"><text:span text:style-name="T10">&gt;&gt;&gt;</text:span> dict1 = {"a": 1, "b": 2, "c": 2} <text:line-break/><text:span text:style-name="T10">&gt;&gt;&gt;</text:span> dict2 = dict1.copy() <text:line-break/><text:span text:style-name="T10">&gt;&gt;&gt;</text:span> del dict1["a"] <text:line-break/><text:span text:style-name="T10">&gt;&gt;&gt;</text:span> dict2 <text:line-break/>{'a': 1, 'c': 2, 'b': 2}</text:p>
      <text:p text:style-name="Text_20_body">Les sets possèdent la même méthodes, mais pas les listes. Vous pouvez néanmoins obtenir le même effet avec le slicing :</text:p>
      <text:p text:style-name="Code_20_block"><text:span text:style-name="T10">&gt;&gt;&gt;</text:span> lst1 = [1, 2, 3] <text:line-break/><text:span text:style-name="T10">&gt;&gt;&gt;</text:span> lst2 = lst1 <text:line-break/><text:span text:style-name="T10">&gt;&gt;&gt;</text:span> lst1.pop() <text:line-break/>3 <text:line-break/><text:span text:style-name="T10">&gt;&gt;&gt;</text:span> lst2 # arg <text:line-break/>[1, 2] <text:line-break/><text:span text:style-name="T10">&gt;&gt;&gt;</text:span> lst2 = lst1[:] # "copier la liste de bout en bout" <text:line-break/><text:span text:style-name="T10">&gt;&gt;&gt;</text:span> lst1.pop() <text:line-break/>2 <text:line-break/><text:span text:style-name="T10">&gt;&gt;&gt;</text:span> lst1 <text:line-break/>[1] <text:line-break/><text:span text:style-name="T10">&gt;&gt;&gt;</text:span> lst2 <text:line-break/>[1, 2]</text:p>
      <text:p text:style-name="Text_20_body">On peut aussi effecteur des copies de n'importe quoi en utilisant le constructeur de l'objet sur l'objet lui-même : <text:span text:style-name="Code">str('toto')</text:span>, <text:span text:style-name="Code">list([1, 2, 3])</text:span>, <text:span text:style-name="Code">tuple((1, 2, 3))</text:span>, <text:span text:style-name="Code">dict({'a': 1, 'c': 2, 'b': 2})</text:span>, etc. De plus, on peut aussi créer un dictionnaire à partir d'une liste de tuples clé / valeur :</text:p>
      <text:p text:style-name="Code_20_block"><text:span text:style-name="T10">&gt;&gt;&gt;</text:span> scores = [("Moi", 1), ("Toi", 2), ("Lui", 3)] <text:line-break/><text:span text:style-name="T10">&gt;&gt;&gt;</text:span> dict(scores) <text:line-break/>{'Lui': 3, 'Moi': 1, 'Toi': 2}</text:p>
      <text:p text:style-name="Text_20_body">C'est en fait l'opération inverse d'<text:span text:style-name="Code">items()</text:span>.</text:p>
      <text:p text:style-name="Text_20_body">Enfin, rappelez-vous qu'on peut utiliser comme clé n'importe quel type non mutable, et donc ainsi les entiers et les tuples :</text:p>
      <text:p text:style-name="Code_20_block"><text:span text:style-name="T10">&gt;&gt;&gt;</text:span> classement = {1: 'Damien', 2: "Julie", 3: "Tom"} <text:line-break/><text:span text:style-name="T10">&gt;&gt;&gt;</text:span> classement[1] <text:line-break/>'Damien' <text:line-break/><text:span text:style-name="T10">&gt;&gt;&gt;</text:span> bateaux = {(3, 4): 'croiseur', (5, 3): 'contre-torpilleur'} <text:line-break/><text:span text:style-name="T10">&gt;&gt;&gt;</text:span> bateaux[(3, 4)] <text:line-break/>'croiseur' </text:p>
      <text:p text:style-name="Text_20_body">Jusqu'ici, j'ai utilisé le terme « non mutable » pour un type utilisable comme clé, mais la vérité est plus subtile : on peut utiliser n'importe quel type « hashable », c'est à dire « dont on peut créer un <text:soft-page-break/>hash ». Il existe en fait une fonction <text:span text:style-name="Code">hash()</text:span> qui permet de transformer un objet en une représentation unique utilisable comme clé de dictionnaire. Si on peut appliquer cette fonction à un objet, alors on peut l'utiliser comme clé :</text:p>
      <text:p text:style-name="Code_20_block"><text:span text:style-name="T10">&gt;&gt;&gt;</text:span> hash(42) <text:line-break/>42 <text:line-break/><text:span text:style-name="T10">&gt;&gt;&gt;</text:span> hash("Don't panic") <text:line-break/>2382409996137177184 <text:line-break/><text:span text:style-name="T10">&gt;&gt;&gt;</text:span> hash([1, 2, 3]) <text:line-break/>Traceback (most recent call last): <text:line-break/> <text:s/>File "&lt;stdin&gt;", line 1, in &lt;module&gt; <text:line-break/>TypeError: unhashable type: 'list' </text:p>
      <text:h text:style-name="Heading_20_1" text:outline-level="1">Les boucles et l'itération</text:h>
      <text:p text:style-name="Prérequis_20_et_20_objectifs"><text:span text:style-name="T1">Prérequis </text:span>: </text:p>
      <text:p text:style-name="Prérequis_20_et_20_objectifs"/>
      <text:p text:style-name="P5">- Connaître les types de base Python.</text:p>
      <text:p text:style-name="P5">- Connaître boucles <text:span text:style-name="Code">for</text:span> et <text:span text:style-name="Code">while</text:span> dans un autre langage.</text:p>
      <text:p text:style-name="Prérequis_20_et_20_objectifs"/>
      <text:p text:style-name="Prérequis_20_et_20_objectifs"><text:span text:style-name="T1">Objectifs </text:span>: </text:p>
      <text:p text:style-name="Prérequis_20_et_20_objectifs"/>
      <text:p text:style-name="P5">– <text:s text:c="2"/>Découvrir la boucle <text:span text:style-name="Code">for</text:span> et <text:span text:style-name="Code">while</text:span> en Python.</text:p>
      <text:list xml:id="list443252111" text:continue-list="list2040116704" text:style-name="L1">
        <text:list-item>
          <text:p text:style-name="P35">Comprendre le mécanisme de l'itération et ses conséquences.</text:p>
        </text:list-item>
        <text:list-item>
          <text:p text:style-name="P35">Découvrir les listes en intention et les générateurs.</text:p>
        </text:list-item>
      </text:list>
      <text:p text:style-name="Text_20_body"/>
      <text:p text:style-name="Text_20_body">Chapitre important et assez long : on touche ici au cœur de la philosophie du langage. Prenez votre temps, revenez-y plusieurs fois.</text:p>
      <text:h text:style-name="Heading_20_2" text:outline-level="2">La boucle while</text:h>
      <text:p text:style-name="Text_20_body">En plusieurs années de Python, j'ai vu très peu d'utilisations de la boucle <text:span text:style-name="Code">while</text:span>, et la plupart d'entre elles, c'est un comble, étaient des boucles volontairement infinies. Nous allons donc passer très vite dessus. La syntaxe est :</text:p>
      <text:p text:style-name="Code_20_block">while condition:<text:line-break/> <text:s text:c="3"/>instructions</text:p>
      <text:p text:style-name="Text_20_body">On retrouve la syntaxe du <text:span text:style-name="Code">if</text:span> avec l'absence de parenthèses, les '<text:span text:style-name="Code">:</text:span>' et l'indentation obligatoire. Les mêmes règles s'appliquent. Exemple :</text:p>
      <text:p text:style-name="Code_20_block"><text:span text:style-name="T10">&gt;&gt;&gt;</text:span> s = "" <text:line-break/><text:span text:style-name="T10">&gt;&gt;&gt;</text:span> while len(s) &lt; 3: <text:line-break/>... <text:s text:c="4"/>s += "a" <text:line-break/>... <text:s text:c="4"/>print s <text:line-break/>... <text:line-break/><text:soft-page-break/>a <text:line-break/>aa <text:line-break/>aaa</text:p>
      <text:p text:style-name="Text_20_body">Vous noterez l'usage de <text:span text:style-name="Code">+=</text:span>, qui agit comme on s'y attend. Il n'y a pas, en revanche, de <text:span text:style-name="Code">i++</text:span> et de <text:span text:style-name="Code">i--</text:span>, et encore moins de <text:span text:style-name="Code">++i</text:span> en Python. </text:p>
      <text:p text:style-name="Text_20_body">Si vous utilisez beaucoup <text:span text:style-name="Code">while</text:span> dans d'autres langage, il va vous falloir un temps d'adaptation car il existe de nombreux outils Python pour justement ne pas l'utiliser. <text:span text:style-name="Code">while</text:span> n'est en effet utile que si vous voulez boucler sur une condition, ce qui arrive rarement. La plupart des boucles servent à parcourir des éléments, ou à passer à un état suivant : des opérations dans lesquelles Python excelle.</text:p>
      <text:h text:style-name="Heading_20_2" text:outline-level="2">La boucle for</text:h>
      <text:p text:style-name="Text_20_body">Probablement l'instruction fétiche de Python, la boucle <text:span text:style-name="Code">for</text:span> va vite devenir votre meilleure amie.</text:p>
      <text:p text:style-name="Text_20_body">Elle n'a pas besoin de compteur, et itère automatiquement. En cela elle agit comme f<text:span text:style-name="Code">or (elem : elems)</text:span> en C#<office:annotation><dc:creator>kevin </dc:creator><dc:date>2011-08-18T18:29:28</dc:date><text:p text:style-name="P44"><text:span text:style-name="T13">A vérifier</text:span></text:p><text:p text:style-name="P44"><text:span text:style-name="T13"/></text:p></office:annotation>, <text:span text:style-name="Code">foreach</text:span> en PHP, <text:span text:style-name="Code">each()</text:span> en Ruby ou <text:span text:style-name="Code">$.each</text:span> avec Jquery. Sa syntaxe est :</text:p>
      <text:p text:style-name="Code_20_block">for un_element in plusieurs_elements :<text:line-break/> <text:s text:c="3"/>instructions avec un_element</text:p>
      <text:p text:style-name="Text_20_body">Si cela ne vous parle pas, voici la logique derrière :</text:p>
      <text:list xml:id="list1309397038" text:style-name="L10">
        <text:list-item>
          <text:p text:style-name="P29">Prendre '<text:span text:style-name="Code">plusieurs_elements'</text:span> et regarder si il y a un premier élément. Si non, ne rien faire.</text:p>
        </text:list-item>
        <text:list-item>
          <text:p text:style-name="P29">Si oui, mettre l'élément dans la variable '<text:span text:style-name="Code">un_element</text:span>' et exécuter les instructions dans le bloc de la boucle.</text:p>
        </text:list-item>
        <text:list-item>
          <text:p text:style-name="P29">Une fois les instructions terminées, prendre à nouveau '<text:span text:style-name="Code">plusieurs_elements</text:span>' et regarder si il y a un élément après l'élément que l'on vient juste de traiter. Si non, ne rien faire.</text:p>
        </text:list-item>
        <text:list-item>
          <text:p text:style-name="P29">Si oui, mettre l'élément dans '<text:span text:style-name="Code">un_element</text:span>' et exécuter les instructions puis retourner à l'étape '3'</text:p>
        </text:list-item>
      </text:list>
      <text:p text:style-name="Text_20_body">Cela implique que l'on prend tous les éléments de '<text:span text:style-name="Code">plusieurs_elements</text:span>' un par un dans l'ordre, on les place successivement dans '<text:span text:style-name="Code">un_element</text:span>' puis on exécute les instructions à chaque fois, pour chaque élément.</text:p>
      <text:p text:style-name="Text_20_body">Concrètement :</text:p>
      <text:p text:style-name="Code_20_block"><text:span text:style-name="T10">&gt;&gt;&gt;</text:span> fruits = ['banane', 'poire', 'pomme']<text:line-break/><text:span text:style-name="T10">&gt;&gt;&gt;</text:span> for fruit in fruits: <text:line-break/>... <text:s text:c="4"/>print fruit <text:line-break/>... <text:line-break/>banane <text:line-break/>poire <text:line-break/>pomme </text:p>
      <text:p text:style-name="Text_20_body">La boucle <text:span text:style-name="Code">for</text:span> fonctionne sur toutes les structures de données. Pour les chaînes de caractères, elle va énumérer les lettres une à une :</text:p>
      <text:p text:style-name="Code_20_block"><text:soft-page-break/><text:span text:style-name="T10">&gt;&gt;&gt;</text:span> for lettre in "abcdef": <text:line-break/>... <text:s text:c="4"/>print lettre <text:line-break/>... <text:line-break/>a <text:line-break/>b <text:line-break/>c <text:line-break/>d <text:line-break/>e <text:line-break/>f </text:p>
      <text:p text:style-name="Text_20_body">Pour les tuples et les sets, ce sera comme les listes :</text:p>
      <text:p text:style-name="Code_20_block"><text:span text:style-name="T10">&gt;&gt;&gt;</text:span> for chiffre in chiffres: <text:line-break/>... <text:s text:c="4"/>print chiffre <text:line-break/>... <text:line-break/>1 <text:line-break/>2 <text:line-break/>3 <text:line-break/><text:span text:style-name="T10">&gt;&gt;&gt;</text:span> joueurs = set(('Tom', 'Jim', 'Phil')) <text:line-break/><text:span text:style-name="T10">&gt;&gt;&gt;</text:span> for joueur in joueurs: <text:line-break/>... <text:s text:c="3"/>joueur <text:line-break/>... <text:line-break/>'Phil' <text:line-break/>'Jim' <text:line-break/>'Tom' </text:p>
      <text:p text:style-name="Text_20_body">Mais rappelez-vous bien que les sets ne sont pas ordonnés, donc l'ordre des joueurs est ici complètement aléatoire. La seule certitude est qu'on passe bien tous les joueurs en revue.</text:p>
      <text:p text:style-name="Text_20_body">Pour les dictionnaires, l'itération se fait sur les clés :</text:p>
      <text:p text:style-name="Code_20_block"><text:span text:style-name="T10">&gt;&gt;&gt;</text:span> for joueur in scores: <text:line-break/>... <text:s text:c="4"/>print joueur + ' : '+ str(scores[joueur]) <text:line-break/>... <text:line-break/>Damien : 15 <text:line-break/>Alice : 9 <text:line-break/>Benoit : 4 </text:p>
      <text:h text:style-name="Heading_20_2" text:outline-level="2">Iterables</text:h>
      <text:p text:style-name="Text_20_body">La boucle <text:span text:style-name="Code">for</text:span> est fortement liée à la notion <text:span text:style-name="T4">d'</text:span><text:span text:style-name="T6">itérables</text:span> en Python. En simplifiant, <text:span text:style-name="T1">une structure de données est un </text:span><text:span text:style-name="T2">itérable</text:span><text:span text:style-name="T1"> si elle permet de récupérer tous ses éléments un par un</text:span>. Pour les progammeur C#, cela ressemble à une classe qui implémenterait IIterable.<office:annotation><dc:creator>kevin </dc:creator><dc:date>2011-08-19T17:04:51</dc:date><text:p text:style-name="P44"><text:span text:style-name="T13">A verifier et trouver un équivalent Java.</text:span></text:p></office:annotation></text:p>
      <text:p text:style-name="Text_20_body">C'est le cas des chaînes de caractères, des listes, des tuples, des sets, des dictionnaires, mais également d'une myriade d'autres structures, qui peuvent toutes êtres traitées avec la boucle <text:span text:style-name="Code">for</text:span>. </text:p>
      <text:p text:style-name="Text_20_body">Vous pouvez même créer votre propre objet <text:span text:style-name="T3">itérable</text:span>. L'itération est l'un des motifs de conception<text:note text:id="ftn14" text:note-class="footnote"><text:note-citation>14</text:note-citation><text:note-body><text:p text:style-name="Footnote">Ou « design pattern » pour les gens branchés</text:p></text:note-body></text:note> intégrés nativement dans Python et tout le style la programmation Python en est influencé. <text:span text:style-name="T1">Vous allez beaucoup itérer</text:span>.</text:p>
      <text:p text:style-name="Text_20_body"><text:soft-page-break/>L'avantage c'est que vous pouvez utiliser le même traitement sur plusieurs types de données différents sans avoir besoin de connaître le type de donnée. Il suffit qu'il soit itérable. C'est ce qu'on appelle le <text:span text:style-name="T1">duck typing</text:span><text:span text:style-name="T1"><text:note text:id="ftn15" text:note-class="footnote"><text:note-citation>15</text:note-citation><text:note-body><text:p text:style-name="Footnote">Ou « typage canard » pour les gens coincés</text:p></text:note-body></text:note></text:span>, une notion importante en Python, qui se résume ainsi : <text:span text:style-name="T5">« si ça marche comme un canard et que ça fait le bruit d'un canard, ça ressemble assez à un canard pour le traiter comme un canard »</text:span>.</text:p>
      <text:p text:style-name="Text_20_body">En Python vous verrez rarement tester un type, généralement, on teste un comportement, ou mieux, on tente, et on gère le cas où ça ne fonctionne pas.</text:p>
      <text:p text:style-name="Text_20_body">Du coup, la notion d'itérable n'est pas seulement liée à la boucle <text:span text:style-name="Code">for</text:span>. Vous verrez des fonctions accepter en paramètres n'importe quel itérable. En fait, vous en avez déjà vu : list() et tuple() acceptent n'importe quel iterable. Il vont créer des listes et des tuples en prenant les éléments un par un, sans se soucier de la nature des éléments :</text:p>
      <text:p text:style-name="Code_20_block"><text:span text:style-name="T10">&gt;&gt;&gt;</text:span> fruits = ['banane', 'poire', 'pomme'] <text:line-break/><text:span text:style-name="T10">&gt;&gt;&gt;</text:span> alphabet = 'acbdefg...' <text:line-break/><text:span text:style-name="T10">&gt;&gt;&gt;</text:span> scores = {'Damien': 15, 'Alice': 9, 'Benoit': 4} <text:line-break/><text:span text:style-name="T10">&gt;&gt;&gt;</text:span> tuple(fruits) <text:line-break/>('banane', 'poire', 'pomme') <text:line-break/><text:span text:style-name="T10">&gt;&gt;&gt;</text:span> tuple(alphabet) <text:line-break/>('a', 'c', 'b', 'd', 'e', 'f', 'g', '.', '.', '.') <text:line-break/><text:span text:style-name="T10">&gt;&gt;&gt;</text:span> tuple(scores) <text:line-break/>('Damien', 'Alice', 'Benoit')</text:p>
      <text:h text:style-name="Heading_20_2" text:outline-level="2">Unpacking</text:h>
      <text:p text:style-name="Text_20_body">L'unpacking est un mot compliqué pour une notion toute simple : la possibilité de <text:span text:style-name="T1">prendre chaque élément d'un itérable et de les assigner à plusieurs variables d'un seul coup</text:span>. Un simple exemple :</text:p>
      <text:p text:style-name="Code_20_block"><text:span text:style-name="T10">&gt;&gt;&gt;</text:span> nous = ('Mme', 'M') <text:line-break/><text:span text:style-name="T10">&gt;&gt;&gt;</text:span> toi, moi = nous # unpacking d'un tuple<text:line-break/><text:span text:style-name="T10">&gt;&gt;&gt;</text:span> toi <text:line-break/>'Mme' <text:line-break/><text:span text:style-name="T10">&gt;&gt;&gt;</text:span> moi <text:line-break/>'M'</text:p>
      <text:p text:style-name="Text_20_body">Il n'y a rien à faire pour que ça marche à part mettre le même nombre de variables à gauche qu'il y a d'éléments à droite.</text:p>
      <text:p text:style-name="Text_20_body">L'unpacking a des usages forts sympathiques. On peut par exemple inverser deux variables sans variables intermédiaires :</text:p>
      <text:p text:style-name="Code_20_block"><text:span text:style-name="T10">&gt;&gt;&gt;</text:span> poids = 10 <text:line-break/><text:span text:style-name="T10">&gt;&gt;&gt;</text:span> couleur = "bleu" <text:line-break/><text:span text:style-name="T10">&gt;&gt;&gt;</text:span> poids, couleur = couleur, poids <text:line-break/><text:span text:style-name="T10">&gt;&gt;&gt;</text:span> poids <text:line-break/>'bleu' <text:line-break/><text:span text:style-name="T10">&gt;&gt;&gt;</text:span> couleur <text:line-break/>10 </text:p>
      <text:p text:style-name="Text_20_body"><text:soft-page-break/>Mais l'intérêt majeur se trouve dans son usage dans la boucle <text:span text:style-name="Code">for</text:span> elle-même. Lisez la suite lentement, ce n'est pas toujours intuitif.</text:p>
      <text:p text:style-name="Text_20_body"><text:span text:style-name="T1">Si un itérable est lui même constitué d'itérables, on peut utiliser l'unpacking sur chacun d'entre eux</text:span>. Au lieu de faire ceci :</text:p>
      <text:p text:style-name="Code_20_block"><text:span text:style-name="T10">&gt;&gt;&gt;</text:span> coordonnees = [(0, 0), (0, 1), (1, 0), (1, 1)]<text:line-break/><text:span text:style-name="T10">&gt;&gt;&gt;</text:span> for paire in coordonnees:<text:line-break/>... <text:s text:c="4"/>print paire <text:line-break/>... <text:line-break/>(0, 0) <text:line-break/>(0, 1) <text:line-break/>(1, 0) <text:line-break/>(1, 1) </text:p>
      <text:p text:style-name="Text_20_body">Vous pouvez faire cela :</text:p>
      <text:p text:style-name="Code_20_block"><text:span text:style-name="T10">&gt;&gt;&gt;</text:span> for x, y in coordonnees:<text:line-break/>... <text:s text:c="4"/>print x , y<text:line-break/>... <text:line-break/>0 0 <text:line-break/>0 1 <text:line-break/>1 0 <text:line-break/>1 1</text:p>
      <text:p text:style-name="Text_20_body">Si vous avez bonne mémoire, le dictionnaire possède une méthode qui retourne une liste de tuples clé / valeur : <text:span text:style-name="Code">items()</text:span>. Ainsi, plutôt que de faire ceci :</text:p>
      <text:p text:style-name="Code_20_block"><text:span text:style-name="T10">&gt;&gt;&gt;</text:span> scores = {'Damien': 15, 'Alice': 9, 'Benoit': 4}<text:line-break/><text:span text:style-name="T10">&gt;&gt;&gt;</text:span> for joueur in scores: <text:line-break/>... <text:s text:c="4"/>print joueur + ' : '+ str(scores[joueur]) <text:line-break/>... <text:line-break/>Damien : 15 <text:line-break/>Alice : 9 <text:line-break/>Benoit : 4 </text:p>
      <text:p text:style-name="Text_20_body">On peut directement accéder aux clés et aux valeurs :</text:p>
      <text:p text:style-name="Code_20_block"><text:span text:style-name="T10">&gt;&gt;&gt;</text:span> for joueur, score in scores.items(): <text:line-break/>... <text:s text:c="4"/>print joueur + ' : ' + str(score) <text:line-break/>... <text:line-break/>Damien : 15 <text:line-break/>Alice : 9 <text:line-break/>Benoit : 4</text:p>
      <text:h text:style-name="Heading_20_2" text:outline-level="2">Idiomes courants</text:h>
      <text:p text:style-name="Text_20_body">Du fait de la simplicité des boucles Python, on peut se demander comment effectuer certaines opérations qui paraissent évidentes dans un autre langage.</text:p>
      <text:p text:style-name="Text_20_body"/>
      <text:p text:style-name="Text_20_body"><text:soft-page-break/>Par exemple, il n'y a pas de <text:span text:style-name="Code">do...while</text:span>, et pour obtenir un résultat similaire, il faut utiliser <text:span text:style-name="Code">break</text:span>:</text:p>
      <text:p text:style-name="Code_20_block"><text:span text:style-name="T10">&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Text_20_body">Autre question qui revient souvent,<text:span text:style-name="T1"> comment générer une liste de nombres ?</text:span> Il existe une fonction spécialement pour pour cela. <text:span text:style-name="Code">Range()</text:span>, dont les paramètres ressemblent à ceux du slicing :</text:p>
      <text:p text:style-name="Code_20_block"><text:span text:style-name="T10">&gt;&gt;&gt;</text:span> range(5) <text:line-break/>[0, 1, 2, 3, 4] <text:line-break/><text:span text:style-name="T10">&gt;&gt;&gt;</text:span> range(3, 5) <text:line-break/>[3, 4] <text:line-break/><text:span text:style-name="T10">&gt;&gt;&gt;</text:span> range(3, 10, 2) <text:line-break/>[3, 5, 7, 9] <text:line-break/><text:span text:style-name="T10">&gt;&gt;&gt;</text:span> for i in range(3): # on itère souvent sur range()<text:line-break/>... <text:s text:c="4"/>print i <text:line-break/>... <text:line-break/>0 <text:line-break/>1 <text:line-break/>2 </text:p>
      <text:p text:style-name="Text_20_body">Forts de la découverte de cette fonction, on voit souvent d'anciens programmeurs C, désireux d'avoir l'indice des éléments sur lesquels ils itèrent, faire quelque chose comme ça :</text:p>
      <text:p text:style-name="Code_20_block"><text:span text:style-name="T10">&gt;&gt;&gt;</text:span> fruits = ['pomme', 'banane', 'poire'] <text:line-break/><text:span text:style-name="T10">&gt;&gt;&gt;</text:span> for i in range(len(fruits)): <text:line-break/>... <text:s text:c="4"/>print i, fruits[i] <text:line-break/>... <text:line-break/>0 pomme <text:line-break/>1 banane <text:line-break/>2 poire </text:p>
      <text:p text:style-name="Text_20_body">C'est légitime et plutôt astucieux, mais tout le principe des boucles Python est de justement vous permettre de ne jamais vous soucier de la taille de l'itérable. </text:p>
      <text:p text:style-name="Text_20_body">Pour chaque cas de figure, il y a une solution plus naturelle, et dans ce cas il s'agit de <text:span text:style-name="Code">enumerate()</text:span>. <text:span text:style-name="T1">Cette fonction retourne un itérable qui contient des tuples indice/valeur sur lesquels on peut ensuite utiliser l'unpacking</text:span> :</text:p>
      <text:p text:style-name="Code_20_block"><text:span text:style-name="T10">&gt;&gt;&gt;</text:span> fruits = ['pomme', 'banane', 'poire'] <text:line-break/><text:span text:style-name="T10">&gt;&gt;&gt;</text:span> list(enumerate(fruits)) # iterate retourne un iterable<text:line-break/>[(0, 'pomme'), (1, 'banane'), (2, 'poire')] <text:line-break/><text:span text:style-name="T10">&gt;&gt;&gt;</text:span> for i, fruit in enumerate(fruits): # on unpack tout çà<text:line-break/><text:soft-page-break/>... <text:s text:c="4"/>print i, fruit <text:line-break/>... <text:line-break/>0 pomme <text:line-break/>1 banane <text:line-break/>2 poire </text:p>
      <text:p text:style-name="Text_20_body">L'intérêt de ne pas se soucier de la taille de l'itérable est que du coup vous pouvez traiter de la même manière des itérables de taille finie, de taille infinie, et de taille inconnue. Cela arrive régulièrement en Python.</text:p>
      <text:p text:style-name="Text_20_body">Concluons sur les interruptions de boucles : vous avez vu <text:span text:style-name="Code">break</text:span>, qui permet de sortir de la boucle. Il existe aussi <text:span text:style-name="Code">continue</text:span>, qui permet de sauter directement au tour de boucle suivant :</text:p>
      <text:p text:style-name="Code_20_block"><text:span text:style-name="T10">&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Text_20_body">Bien sûr, vous n'utiliserez jamais <text:span text:style-name="Code">continue</text:span> pour filtrer de cette manière, c'était un exemple. On utilise généralement <text:span text:style-name="Code">continue</text:span> pour sortir d'une itération avant un longue série d'instructions qu'on veut éviter de mettre dans un grand <text:span text:style-name="Code">if</text:span>. Il est souvent plus lisible de lister d'abord les conditions de sortie et ensuite de décrire son algorithme que d’inscrire l'algo dans un méandre de conditions.</text:p>
      <text:h text:style-name="Heading_20_2" text:outline-level="2">Les listes en intention</text:h>
      <text:p text:style-name="Text_20_body">Toutes les opérations répétitives en Python possèdent un raccourci, et il n'y a pas d'opération plus répétitive que la construction d'une liste:</text:p>
      <text:p text:style-name="Code_20_block"><text:span text:style-name="T10">&gt;&gt;&gt;</text:span> carres = [] <text:line-break/><text:span text:style-name="T10">&gt;&gt;&gt;</text:span> for i in range(10): <text:line-break/>... <text:s text:c="4"/>carres.append(i*i) <text:line-break/>... <text:line-break/><text:span text:style-name="T10">&gt;&gt;&gt;</text:span> carres <text:line-break/>[0, 1, 4, 9, 16, 25, 36, 49, 64, 81]</text:p>
      <text:p text:style-name="Text_20_body">Cette opération tient en trois étapes :</text:p>
      <text:list xml:id="list1034800803" text:style-name="L11">
        <text:list-item>
          <text:p text:style-name="P30">Créer une liste vide.</text:p>
        </text:list-item>
        <text:list-item>
          <text:p text:style-name="P30">Itérer sur une source de données.</text:p>
        </text:list-item>
        <text:list-item>
          <text:p text:style-name="P30">Remplir la liste.</text:p>
        </text:list-item>
      </text:list>
      <text:p text:style-name="Text_20_body">Puisque que c'est si courant, Python propose une syntaxe appelée « <text:span text:style-name="T1">liste en intention</text:span> »<text:note text:id="ftn16" text:note-class="footnote"><text:note-citation>16</text:note-citation><text:note-body><text:p text:style-name="Footnote">« Comprehension list » en anglais.</text:p></text:note-body></text:note>, qui permet de faire tenir tout ça sur une ligne :</text:p>
      <text:p text:style-name="Code_20_block"><text:soft-page-break/>lst = [elem_de_nouvelle_liste for elem_d_iterable in iterable]</text:p>
      <text:p text:style-name="Text_20_body">Dans notre cas :</text:p>
      <text:p text:style-name="Code_20_block"><text:span text:style-name="T10">&gt;&gt;&gt;</text:span> carres = [i*i for i in range(10)] <text:line-break/><text:span text:style-name="T10">&gt;&gt;&gt;</text:span> carres <text:line-break/>[0, 1, 4, 9, 16, 25, 36, 49, 64, 81]</text:p>
      <text:p text:style-name="Text_20_body"><text:span text:style-name="T1">Il s'agit exactement de la même chose, seule la syntaxe change</text:span>.</text:p>
      <text:p text:style-name="Text_20_body">On peut même rajouter une condition pour filtrer la liste. Ainsi ceci :</text:p>
      <text:p text:style-name="Code_20_block"><text:span text:style-name="T10">&gt;&gt;&gt;</text:span> carres_paires = [] <text:line-break/><text:span text:style-name="T10">&gt;&gt;&gt;</text:span> for i in range(10): <text:line-break/>... <text:s text:c="4"/>if i % 2 == 0: # '%' calcule le reste d'une division <text:line-break/>... <text:s text:c="8"/>carres_paires.append(i*i) <text:line-break/>... <text:line-break/><text:span text:style-name="T10">&gt;&gt;&gt;</text:span> carres_paires <text:line-break/>[0, 4, 16, 36, 64] </text:p>
      <text:p text:style-name="Text_20_body">Se réduit à ceci<text:note text:id="ftn17" text:note-class="footnote"><text:note-citation>17</text:note-citation><text:note-body><text:p text:style-name="Footnote">On pourrait aussi remplacer <text:span text:style-name="Code">i % 2 == 0</text:span> par <text:span text:style-name="Code">not i % 2</text:span></text:p></text:note-body></text:note> :</text:p>
      <text:p text:style-name="Code_20_block"><text:span text:style-name="T10">&gt;&gt;&gt;</text:span> carres_paires = [i*i for i in range(10) if i % 2 == 0] <text:line-break/><text:span text:style-name="T10">&gt;&gt;&gt;</text:span> carres_paires <text:line-break/>[0, 4, 16, 36, 64] </text:p>
      <text:p text:style-name="Text_20_body">Il n'y a pas d'optimisations derrière cette syntaxe, c'est purement du « sucre syntaxique » qui permet de rendre votre code moins dense.</text:p>
      <text:p text:style-name="Text_20_body"><text:span text:style-name="Code">i*i</text:span> pourrait être n'importe quelle instruction qui retourne un résultat et vous pouvez y créer un tuple, un dictionnaire, y mettre l'appel d'une fonction, etc.</text:p>
      <text:p text:style-name="Text_20_body"/>
      <text:p text:style-name="P16">En résumé : </text:p>
      <text:p text:style-name="En_20_résumé"/>
      <text:p text:style-name="En_20_résumé">La boucle <text:span text:style-name="Code">while</text:span>, peu utilisée, s'écrit ainsi :</text:p>
      <text:p text:style-name="En_20_résumé"/>
      <text:p text:style-name="P17">while condition:<text:line-break/> <text:s text:c="3"/>instructions</text:p>
      <text:p text:style-name="P17"/>
      <text:p text:style-name="En_20_résumé">Le boucle <text:span text:style-name="Code">for</text:span> est une institution en Python, sa syntaxe est :</text:p>
      <text:p text:style-name="En_20_résumé"/>
      <text:p text:style-name="P9">for un_element in plusieurs_elements :<text:line-break/> <text:s text:c="3"/>instructions avec un_element</text:p>
      <text:p text:style-name="En_20_résumé"/>
      <text:p text:style-name="En_20_résumé">On peut utiliser la boucle <text:span text:style-name="Code">for</text:span> sur tout <text:span text:style-name="T1">itérable</text:span>, c'est à dire sur toute structure de données qui permet de prendre les éléments qui la compose un par un. </text:p>
      <text:p text:style-name="En_20_résumé"/>
      <text:p text:style-name="En_20_résumé">Cela inclut : les chaînes de caractères, les listes, les tuples, les sets (dont l'ordre d'énumération est aléatoire car les sets ne sont pas ordonnés) et les dictionnaires (on itère sur les clés). </text:p>
      <text:p text:style-name="En_20_résumé"><text:soft-page-break/></text:p>
      <text:p text:style-name="En_20_résumé">C'est un exemple de <text:span text:style-name="T1">duck typing</text:span><text:span text:style-name="T7">, on traite une objets en fonction de ce qu'ils permettent de faire, pas de leurs types.</text:span></text:p>
      <text:p text:style-name="En_20_résumé"/>
      <text:p text:style-name="En_20_résumé"><text:span text:style-name="T1">L'unpacking</text:span> permet de mettre tous les éléments d'un itérable dans plusieurs variables en une opération. Cela permet notamment de donner l'impression de boucler sur les éléments deux à deux quand on boucle sur un itérable qui contient des itérables Par exemple, pour un dictionnaire :</text:p>
      <text:p text:style-name="En_20_résumé"/>
      <text:p text:style-name="P9"><text:span text:style-name="T10">&gt;&gt;&gt;</text:span> scores = {'Damien': 3, 'Lucie': 2, 'Tom': 2} </text:p>
      <text:p text:style-name="P10"><text:span text:style-name="T10">&gt;&gt;&gt;</text:span> scores.items() </text:p>
      <text:p text:style-name="P10">[('Damien', 3), ('Lucie', 2), ('Tom', 2)] </text:p>
      <text:p text:style-name="P9"><text:span text:style-name="T10">&gt;&gt;&gt;</text:span> for nom, score in scores.items(): </text:p>
      <text:p text:style-name="P9">... <text:s text:c="4"/>print nom, score </text:p>
      <text:p text:style-name="P9">... </text:p>
      <text:p text:style-name="P9">Damien 3 </text:p>
      <text:p text:style-name="P9">Lucie 2 </text:p>
      <text:p text:style-name="P9">Tom 2 </text:p>
      <text:p text:style-name="En_20_résumé"/>
      <text:p text:style-name="En_20_résumé">Comme les boucles sont très simples, Python met à dispositions des outils pour les cas particuliers.</text:p>
      <text:p text:style-name="En_20_résumé"/>
      <text:p text:style-name="P6"><text:span text:style-name="Code">range()</text:span> permet de créer une liste d'entiers :</text:p>
      <text:p text:style-name="P6"/>
      <text:p text:style-name="P9"><text:span text:style-name="T10">&gt;&gt;&gt;</text:span> range(4) </text:p>
      <text:p text:style-name="P9">[0, 1, 2, 3]</text:p>
      <text:p text:style-name="P6"/>
      <text:p text:style-name="P6"><text:span text:style-name="Code">enumerate()</text:span> permet de créer un itérable de tuple indice/valeur :</text:p>
      <text:p text:style-name="P6"/>
      <text:p text:style-name="P9"><text:span text:style-name="T10">&gt;&gt;&gt;</text:span> list(enumerate(['a', 'b', 'c'])) </text:p>
      <text:p text:style-name="P9">[(0, 'a'), (1, 'b'), (2, 'c')]</text:p>
      <text:p text:style-name="P6"/>
      <text:p text:style-name="P6"><text:span text:style-name="Code">break</text:span> permet de sortir d'une boucle et peut pallier l'absence de <text:span text:style-name="Code">do...while</text:span> :</text:p>
      <text:p text:style-name="P6"/>
      <text:p text:style-name="P9"><text:span text:style-name="T10">&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En_20_résumé"/>
      <text:p text:style-name="En_20_résumé"><text:span text:style-name="Code">continue</text:span> permet de passer immédiatement au tour de boucle suivant :</text:p>
      <text:p text:style-name="En_20_résumé"/>
      <text:p text:style-name="P9"><text:soft-page-break/><text:span text:style-name="T10">&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P10"/>
      <text:p text:style-name="En_20_résumé">Les <text:span text:style-name="T1">listes en intention </text:span>permettent de faire tenir la création et le filtrage d'une liste sur une seule ligne. Ainsi :</text:p>
      <text:p text:style-name="En_20_résumé"/>
      <text:p text:style-name="P9"><text:span text:style-name="T10">&gt;&gt;&gt;</text:span> carres_paires = [] <text:line-break/><text:span text:style-name="T10">&gt;&gt;&gt;</text:span> for i in range(10): <text:line-break/>... <text:s text:c="4"/>if i % 2 == 0: <text:s/><text:line-break/>... <text:s text:c="8"/>carres_paires.append(i*i) <text:line-break/>... <text:line-break/><text:span text:style-name="T10">&gt;&gt;&gt;</text:span> carres_paires <text:line-break/>[0, 4, 16, 36, 64] </text:p>
      <text:p text:style-name="En_20_résumé"/>
      <text:p text:style-name="En_20_résumé">Peut se réduire à ceci:</text:p>
      <text:p text:style-name="En_20_résumé"/>
      <text:p text:style-name="P9"><text:span text:style-name="T10">&gt;&gt;&gt;</text:span> carres_paires = [i*i for i in range(10) if i % 2 == 0] <text:line-break/><text:span text:style-name="T10">&gt;&gt;&gt;</text:span> carres_paires <text:line-break/>[0, 4, 16, 36, 64] </text:p>
      <text:h text:style-name="Heading_20_2" text:outline-level="2">Aller plus loin</text:h>
      <text:p text:style-name="Text_20_body">Les observateurs avisés soulèveront alors la question « <text:span text:style-name="T1">quid de la taille en mémoire</text:span> » ? Question légitime pour l'exemple suivant :</text:p>
      <text:p text:style-name="Code_20_block"><text:span text:style-name="T10">&gt;&gt;&gt;</text:span> carres = [] <text:line-break/><text:span text:style-name="T10">&gt;&gt;&gt;</text:span> for i in range(10): <text:line-break/>... <text:s text:c="4"/>carres.append(i*i) <text:line-break/>... <text:line-break/><text:span text:style-name="T10">&gt;&gt;&gt;</text:span> carres<text:line-break/>[0, 1, 4, 9, 16, 25, 36, 49, 64, 81]</text:p>
      <text:p text:style-name="Text_20_body">En effet, on charge en mémoire le résultat de <text:span text:style-name="Code">range(10)</text:span> dans son intégralité, ce n'est pas l'équivalent de la boucle <text:span text:style-name="Code">for</text:span> classique, qui génère chaque valeur de <text:span text:style-name="Code">i</text:span> au fur et à mesure. Si le nombre de valeurs à générer devient élevé, cela peut parfois devenir un problème :</text:p>
      <text:p text:style-name="Code_20_block"><text:span text:style-name="T10">&gt;&gt;&gt;</text:span> range(99999999999) <text:line-break/>Traceback (most recent call last): <text:line-break/> <text:s/>File "&lt;stdin&gt;", line 1, in &lt;module&gt; <text:line-break/>MemoryError </text:p>
      <text:p text:style-name="Text_20_body"><text:soft-page-break/>Pour pallier cela, Python vient avec la notion de <text:span text:style-name="T1">générateur</text:span>. Un générateur est un itérable qui génère les valeurs une par une à la volée, plutôt que d'en faire une liste. On peut l'utiliser dans une boucle <text:span text:style-name="Code">for</text:span> comme n'importe quel itérable. <text:span text:style-name="Code">Range()</text:span> possède son équivalent qui retourne un générateur, <text:span text:style-name="Code">xrange()</text:span>. Cela fonctionne exactement de la même manière :</text:p>
      <text:p text:style-name="Code_20_block"><text:span text:style-name="T10">&gt;&gt;&gt;</text:span> nombres = xrange(99999999999) <text:line-break/><text:span text:style-name="T10">&gt;&gt;&gt;</text:span> for x in nombres: # nombres est un itérable<text:line-break/>... <text:s text:c="4"/>print x <text:line-break/>... <text:line-break/>0 <text:line-break/>1 <text:line-break/>2 <text:line-break/>etc... # ça va prendre un bout de temps</text:p>
      <text:p text:style-name="Text_20_body">La seule différence est que nombres ne contient pas une liste de tous les chiffres, mais des instructions pour les produire un à un quand on itère dessus. Ainsi, on ne peut pas utiliser d'index sur les générateurs puisqu'il n'y a pas de valeurs en mémoire:</text:p>
      <text:p text:style-name="Code_20_block"><text:span text:style-name="T10">&gt;&gt;&gt;</text:span> nombres[i] <text:line-break/>Traceback (most recent call last): <text:line-break/> <text:s/>File "&lt;stdin&gt;", line 1, in &lt;module&gt; <text:line-break/>IndexError: xrange object index out of range</text:p>
      <text:p text:style-name="Text_20_body">Vous pouvez créer vos propres générateurs. Il suffit d'utiliser la syntaxe des listes en intention en remplaçant <text:span text:style-name="Code">[]</text:span> par <text:span text:style-name="Code">()</text:span> :</text:p>
      <text:p text:style-name="Code_20_block"><text:span text:style-name="T10">&gt;&gt;&gt;</text:span> carres = [i*i for i in range(10)] <text:line-break/><text:span text:style-name="T10">&gt;&gt;&gt;</text:span> carres # carres est une liste<text:line-break/>[0, 1, 4, 9, 16, 25, 36, 49, 64, 81] <text:line-break/><text:span text:style-name="T10">&gt;&gt;&gt;</text:span> carres = (i*i for i in range(10)) <text:line-break/><text:span text:style-name="T10">&gt;&gt;&gt;</text:span> carres # carres est un générateur<text:line-break/>&lt;generator object &lt;genexpr&gt; at 0x219fa00&gt; <text:line-break/><text:span text:style-name="T10">&gt;&gt;&gt;</text:span> list(carres) # mais c'est tout de même un iterable<text:line-break/>[0, 1, 4, 9, 16, 25, 36, 49, 64, 81]</text:p>
      <text:p text:style-name="Text_20_body">Ici on utilise <text:span text:style-name="Code">list()</text:span> sur le générateur, mais on pourrait utiliser <text:span text:style-name="Code">for</text:span>. Rappelez-vous que <text:span text:style-name="Code">list()</text:span> accepte n'importe quel itérable et le transforme en liste.</text:p>
      <text:p text:style-name="Text_20_body"><text:span text:style-name="T1">Un générateur ne peut pas être lu deux fois de suite</text:span>. Une fois qu'il a généré ses valeurs, il est « vide » :</text:p>
      <text:p text:style-name="Code_20_block"><text:span text:style-name="T10">&gt;&gt;&gt;</text:span> carres = (i*i for i in range(10)) <text:line-break/><text:span text:style-name="T10">&gt;&gt;&gt;</text:span> list(carres) <text:line-break/>[0, 1, 4, 9, 16, 25, 36, 49, 64, 81] <text:line-break/><text:span text:style-name="T10">&gt;&gt;&gt;</text:span> list(carres) # le générateur a déjà été lu une fois<text:line-break/>[]</text:p>
      <text:p text:style-name="Text_20_body">On utilise donc les générateurs quand on veut économiser de la mémoire et qu'on doit lire les valeurs une seule fois. Par exemple, <text:s/><text:span text:style-name="Code">enumerate()</text:span> est un générateur.</text:p>
      <text:p text:style-name="Text_20_body">Il existe un autre moyen de créer des générateurs : le mot clé <text:span text:style-name="Code">yield</text:span>. Il fonctionne comme en C#<office:annotation><dc:creator>kevin </dc:creator><dc:date>2011-08-21T17:59:07</dc:date><text:p text:style-name="P44"><text:span text:style-name="T13">A vérifier</text:span></text:p><text:p text:style-name="P44"><text:span text:style-name="T13"/></text:p></office:annotation> mais son utilisation mériterait un chapitre à lui seul, donc je ne vais pas m'attarder dessus. C'est un usage avancé de Python que je vous invite fortement à creuser quand vous serez à l'aise avec le langage.</text:p>
      <text:p text:style-name="Text_20_body"><text:soft-page-break/>Si vous êtes curieux, vous pouvez aussi faire des recherches du côté de la fonction <text:span text:style-name="Code">iter()</text:span> (ainsi que la méthode <text:span text:style-name="Code">__iter__()</text:span>) et de l'exception <text:span text:style-name="Code">StopIteration</text:span> qui sont au cœur du mécanisme d'itération en Python. Rassurez-vous, on vit très bien sans, mais c'est un approfondissement intéressant puisqu'il n'y a pas d'interfaces en Python comme en C# ou en Java : c'est le comportement d'un objet qui prime sur sa définition.</text:p>
      <text:p text:style-name="Text_20_body">Enfin une fois que nous aurons vu les imports de bibliothèques, jetez un coup d’œil sur le module <text:span text:style-name="Code">itertools</text:span> qui regorge d'outils pour manipuler les itérables : chaîner, boucler, filtrer, combiner, etc. Il y en a pour tous les goûts.</text:p>
      <text:h text:style-name="Heading_20_1" text:outline-level="1">Traitement des chaînes de caractères</text:h>
      <text:p text:style-name="Prérequis_20_et_20_objectifs"><text:span text:style-name="T1">Prérequis </text:span>: </text:p>
      <text:p text:style-name="Prérequis_20_et_20_objectifs"/>
      <text:list xml:id="list1394005375" text:style-name="L12">
        <text:list-item>
          <text:p text:style-name="P37">Connaître les boucles en Python.</text:p>
        </text:list-item>
        <text:list-item>
          <text:p text:style-name="P37">Comprendre les listes en Python.</text:p>
        </text:list-item>
        <text:list-item>
          <text:p text:style-name="P37">Connaître les opérations de formatage dans un autre langage de programmation</text:p>
        </text:list-item>
      </text:list>
      <text:p text:style-name="Prérequis_20_et_20_objectifs"/>
      <text:p text:style-name="Prérequis_20_et_20_objectifs"><text:span text:style-name="T1">Objectifs </text:span>: </text:p>
      <text:p text:style-name="Prérequis_20_et_20_objectifs"/>
      <text:list xml:id="list1133040065" text:style-name="L13">
        <text:list-item>
          <text:p text:style-name="P38">Savoir formater les chaînes de caractères.</text:p>
        </text:list-item>
        <text:list-item>
          <text:p text:style-name="P38">Analyser et transformer efficacement les chaînes de caractères.</text:p>
        </text:list-item>
      </text:list>
      <text:p text:style-name="Text_20_body"/>
      <text:p text:style-name="Text_20_body"><text:span text:style-name="T7">Le type 'str' est très sophistiqué </text:span>en Python, et il vient avec de nombreuses possibilités de formatage, d'analyse et de transformation, ce qui fait que <text:span text:style-name="T1">vous aurez rarement à coder vous même une opération de manipulation de chaîne</text:span>. Nous n'en verrons qu'une partie, mais n'oubliez pas de chercher dans la documentation avant de vous lancer dans une opération sur les chaînes, car il y a de très fortes chances que quelque chose couvre déjà vos besoins.</text:p>
      <text:h text:style-name="Heading_20_2" text:outline-level="2">Formater</text:h>
      <text:p text:style-name="Text_20_body">Comme <text:span text:style-name="Code">printf()</text:span> en C, Python possède un mécanisme avancé de formatage pour les chaînes de caractères. Il passe par l'opérateur <text:span text:style-name="Code">%</text:span>. Dans sa forme simple, il s'utilise ainsi :</text:p>
      <text:p text:style-name="Code_20_block">"Chaîne de caractères avec marqueurs" % (valeur1, valeur2, valeur3) </text:p>
      <text:p text:style-name="Text_20_body">On utilise essentiellement le marqueur <text:span text:style-name="Code">%s</text:span>, pour lequel Python convertit automatiquement la valeur en sa représentation de chaînes de caractères par défaut. Par exemple :</text:p>
      <text:p text:style-name="Code_20_block"><text:span text:style-name="T10">&gt;&gt;&gt;</text:span> nom = 'Michel' <text:line-break/><text:span text:style-name="T10">&gt;&gt;&gt;</text:span> age = 35 <text:line-break/><text:span text:style-name="T10">&gt;&gt;&gt;</text:span> "Je m'appelle %s et j'ai %s ans" % (nom, age) <text:line-break/><text:soft-page-break/>"Je m'appelle Michel et j'ai 35 ans" </text:p>
      <text:p text:style-name="Text_20_body">L'ordre des valeurs doit suivre l'ordre des marqueurs.</text:p>
      <text:p text:style-name="Text_20_body">Si on a une seule valeur à insérer dans la chaîne, les parenthèses et la virgule sont facultatives :</text:p>
      <text:p text:style-name="Code_20_block"><text:span text:style-name="T10">&gt;&gt;&gt;</text:span> "Je m'appelle %s" % nom <text:line-break/>"Je m'appelle Michel" </text:p>
      <text:p text:style-name="Text_20_body">Il existe différents marqueurs que vous pouvez utiliser plutôt que <text:span text:style-name="Code">%s</text:span> qui permettent de faire différentes opérations de formatage. Par exemple <text:span text:style-name="Code">%f</text:span> permet de formater une valeur numérique pour le représenter comme un nombre à virgule avec un certains nombre de chiffres significatifs :</text:p>
      <text:p text:style-name="Code_20_block"><text:span text:style-name="T10">&gt;&gt;&gt;</text:span> prix = 3 <text:line-break/><text:span text:style-name="T10">&gt;&gt;&gt;</text:span> "C'est %.2f euros" % prix <text:line-break/>"C'est 3.00 euros" </text:p>
      <text:p text:style-name="Text_20_body">Il est donc inutile de changer le type de <text:span text:style-name="Code">prix</text:span> sous prétexte qu'on veut l'afficher avec un certain format. Rappel d'une règle qui s'applique dans tous les langages et qui s'illustre très bien ici : <text:span text:style-name="T1">gardez vos valeurs brutes durant tout le traitement, et formatez les en sortie de programme</text:span>.</text:p>
      <text:p text:style-name="Text_20_body">Le nombre de types de marqueur est important et leur énumération sans grande valeur ajoutée, donc je vous renvoi à la documentation Python sur le site <text:a xlink:type="simple" xlink:href="http://www.python.org/">www.python.org</text:a> pour en avoir la liste exhaustive.</text:p>
      <text:p text:style-name="Text_20_body">Quand les chaînes contiennent de nombreuses valeurs à insérer, il devient vite pratique de nommer les marqueurs. Le nom s'insère entre le <text:span text:style-name="Code">%</text:span> et la lettre, entre parenthèses. Le tuple de valeurs est remplacé par un dictionnaires dont les clés sont les noms des marqueurs :</text:p>
      <text:p text:style-name="Code_20_block"><text:s/><text:span text:style-name="T10">&gt;&gt;&gt;</text:span> "Je m'appelle %(nom)s et j'ai %(age)s ans" % {<text:line-break/>... <text:s/>'nom': 'Michel', 'age': 35} <text:line-break/>"Je m'appelle Michel et j'ai 35 ans" </text:p>
      <text:p text:style-name="Text_20_body">Triple avantage :</text:p>
      <text:list xml:id="list731151842" text:style-name="L14">
        <text:list-item>
          <text:p text:style-name="P31">L'ordre des valeurs n'a plus d'importance.</text:p>
        </text:list-item>
        <text:list-item>
          <text:p text:style-name="P31">On repère très vite où va s'insérer quelle valeur.</text:p>
        </text:list-item>
        <text:list-item>
          <text:p text:style-name="P31">Le dictionnaire peut se définir sur plusieurs lignes.</text:p>
        </text:list-item>
      </text:list>
      <text:p text:style-name="Text_20_body"/>
      <text:p text:style-name="Text_20_body">On peut insérer des sauts ligne avec la notation '<text:span text:style-name="Code">\n</text:span>', le type de saut de ligne sera automatiquement adapté à l'OS :</text:p>
      <text:p text:style-name="Code_20_block"><text:span text:style-name="T10">&gt;&gt;&gt;</text:span> print "Top 3: \n- Seiken Dentsetu 2 \n- Link to the past \n- Bomberman" <text:line-break/>Top 3: <text:line-break/>- Seiken Dentsetu 2 <text:line-break/>- Link to the past <text:line-break/>- Bomberman </text:p>
      <text:p text:style-name="Text_20_body">Même chose pour les tabulations, avec '<text:span text:style-name="Code">\t</text:span>'. Vous pouvez écrire <text:s/>'<text:span text:style-name="Code">\t</text:span>' et '<text:span text:style-name="Code">\n</text:span>' en échappant le '<text:span text:style-name="Code">\</text:span>' avec '<text:span text:style-name="Code">\</text:span>' :</text:p>
      <text:p text:style-name="Code_20_block"><text:span text:style-name="T10">&gt;&gt;&gt;</text:span> print '\t =&gt; []' <text:line-break/><text:soft-page-break/><text:tab/> =&gt; [] <text:line-break/><text:span text:style-name="T10">&gt;&gt;&gt;</text:span> print "Une tabulation s'écrit \\t" <text:line-break/>Une tabulation s'écrit \t </text:p>
      <text:h text:style-name="Heading_20_2" text:outline-level="2">Analyser</text:h>
      <text:p text:style-name="Text_20_body">Rappel des épisodes précédents : les chaînes de caractères sont des itérables, et donc supporte toutes les opérations qui impliquent une itération :</text:p>
      <text:p text:style-name="Code_20_block"><text:span text:style-name="T10">&gt;&gt;&gt;</text:span> letters = 'abcdefghijklmnopqrstuvwxyz' <text:line-break/><text:span text:style-name="T10">&gt;&gt;&gt;</text:span> letters[3:7] # slicing <text:line-break/>'defg' <text:line-break/><text:span text:style-name="T10">&gt;&gt;&gt;</text:span> 'a' in letters # opérateur 'in' <text:line-break/>True <text:line-break/><text:span text:style-name="T10">&gt;&gt;&gt;</text:span> list(letters) # convertion en un autre itérable <text:line-break/>['a', 'b', 'c', 'd', 'e', 'f', 'g', 'h', 'i', 'j', 'k', 'l', 'm', 'n', 'o', 'p', 'q', 'r', 's', 't', 'u', 'v', 'w', 'x', 'y', 'z'] <text:line-break/><text:span text:style-name="T10">&gt;&gt;&gt;</text:span> for letter in letters: # boucle <text:line-break/>... <text:s text:c="4"/>print letter <text:line-break/>... <text:line-break/>a <text:line-break/>b <text:line-break/>c <text:line-break/>d <text:line-break/>e <text:line-break/>... etc</text:p>
      <text:p text:style-name="Text_20_body">Mais le type 'str' vient aussi avec de nombreuses méthodes, que vous pouvez lister en utilisant la fonction <text:span text:style-name="Code">dir()</text:span> :</text:p>
      <text:p text:style-name="Code_20_block"><text:span text:style-name="T10">&gt;&gt;&gt;</text:span> dir(letters) <text:line-break/>['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 'capitalize', 'center', 'count', 'decode', 'encode', 'endswith', 'expandtabs', 'find', 'format', 'index', 'isalnum', 'isalpha', 'isdigit', 'islower', 'isspace', 'istitle', 'isupper', 'join', 'ljust', 'lower', 'lstrip', 'partition', 'replace', 'rfind', 'rindex', 'rjust', 'rpartition', 'rsplit', 'rstrip', 'split', 'splitlines', 'startswith', 'strip', 'swapcase', 'title', 'translate', 'upper', 'zfill'] </text:p>
      <text:p text:style-name="Text_20_body">Les méthodes dont le nom commence et finit par '<text:span text:style-name="Code">__</text:span>' sont des méthodes spéciales et vous pouvez <text:soft-page-break/>les ignorer pour le moment. Les autres sont toutes utilisables immédiatement. </text:p>
      <text:p text:style-name="Text_20_body">Vous pouvez utiliser <text:span text:style-name="Code">dir()</text:span> sur n'importe quel objet en Python pour obtenir la liste de ses méthodes<text:note text:id="ftn18" text:note-class="footnote"><text:note-citation>18</text:note-citation><text:note-body><text:p text:style-name="Footnote">Si vous utilisez une shell alternatif comme ipython vous avez en bonus la complétion du code. Après le nom de l'objet et le '<text:span text:style-name="Code">.</text:span>', appuyez sur <text:span text:style-name="Code">tab</text:span> pour vous voir proposer une liste des méthodes disponibles.</text:p></text:note-body></text:note>. Mieux, Python est entièrement auto documenté, et vous pouvez à tout moment dans le shell appeler la fonction <text:span text:style-name="Code">help()</text:span> sur n'importe quelle classe ou fonction pour obtenir la documentation de celle-ci:</text:p>
      <text:p text:style-name="Code_20_block"><text:span text:style-name="T10">&gt;&gt;&gt;</text:span> help(str)<text:line-break/>class str(basestring) <text:line-break/> | <text:s/>str(object) -&gt; string <text:line-break/> | <text:s/><text:line-break/> | <text:s/>Return a nice string representation of the object. <text:line-break/> | <text:s/>If the argument is a string, the return value is the same object. <text:line-break/>etc...</text:p>
      <text:p text:style-name="Text_20_body">Pour sortir de l'aide, appuyez sur '<text:span text:style-name="Code">q</text:span>'.</text:p>
      <text:p text:style-name="Text_20_body">Parmi les méthodes du type 'str', certaines sont particulièrement intéressantes pour l'analyse.</text:p>
      <text:p text:style-name="Text_20_body">Les méthodes <text:span text:style-name="Code">is...()</text:span> vérifient que la chaîne correspond à un format :</text:p>
      <text:p text:style-name="Code_20_block"><text:span text:style-name="T10">&gt;&gt;&gt;</text:span> "34".isdigit() <text:line-break/>True <text:line-break/><text:span text:style-name="T10">&gt;&gt;&gt;</text:span> "l34".isdigit() <text:line-break/>False </text:p>
      <text:p text:style-name="Text_20_body">Les méthodes <text:span text:style-name="Code">startswith()</text:span> et <text:span text:style-name="Code">endswith()</text:span> vérifient respectivement que la chaîne commence ou finit par celle passée en paramètre. Ils complètent l'opérateur '<text:span text:style-name="Code">in</text:span>' qui lui ne se soucie pas de la position.</text:p>
      <text:p text:style-name="Code_20_block"><text:span text:style-name="T10">&gt;&gt;&gt;</text:span> "A bon chat bon rat".startswith('A') <text:line-break/>True <text:line-break/><text:span text:style-name="T10">&gt;&gt;&gt;</text:span> "A bon chat bon rat".startswith('r') <text:line-break/>False </text:p>
      <text:p text:style-name="Text_20_body">Pour les opérations plus avancées, il y a bien sûr un module consacrés aux expressions rationnelles que nous verrons plus tard.</text:p>
      <text:h text:style-name="Heading_20_2" text:outline-level="2">Transformer</text:h>
      <text:p text:style-name="Text_20_body">Très vite, vous aurez besoin de mettre une chaîne en majuscule ou d'en combiner plusieurs, et la bonne nouvelle est que les bases sont largement couvertes :</text:p>
      <text:p text:style-name="Code_20_block"><text:span text:style-name="T10">&gt;&gt;&gt;</text:span> "j'aime la moto".upper() <text:line-break/>"J'AIME LA MOTO" <text:line-break/><text:span text:style-name="T10">&gt;&gt;&gt;</text:span> "j'AIME la moto".lower() <text:line-break/>"j'aime la moto" <text:line-break/><text:span text:style-name="T10">&gt;&gt;&gt;</text:span> "j'AIME la moto".swapcase() <text:line-break/><text:soft-page-break/>"J'aime LA MOTO" <text:line-break/><text:span text:style-name="T10">&gt;&gt;&gt;</text:span> "j'aime la moto".capitalize() <text:line-break/>"J'aime la moto" <text:line-break/><text:span text:style-name="T10">&gt;&gt;&gt;</text:span> "j'aime la moto".title() <text:line-break/>"J'Aime La Moto" </text:p>
      <text:p text:style-name="Text_20_body">Supprimer (et potentiellement remplacer) une partie d'une chaîne:</text:p>
      <text:p text:style-name="Code_20_block"><text:span text:style-name="T10">&gt;&gt;&gt;</text:span> "j'aime la moto".replace('moto', 'voiture') # remplacer<text:line-break/>"j'aime la voiture" <text:line-break/><text:span text:style-name="T10">&gt;&gt;&gt;</text:span> " <text:s text:c="2"/>centre <text:s text:c="2"/>".strip() # retire les espaces de chaque côté<text:line-break/>'centre' <text:line-break/><text:span text:style-name="T10">&gt;&gt;&gt;</text:span> " <text:s text:c="2"/>centre <text:s text:c="2"/>".lstrip() # a gauche<text:line-break/>'centre <text:s text:c="2"/>' <text:line-break/><text:span text:style-name="T10">&gt;&gt;&gt;</text:span> " <text:s text:c="2"/>centre <text:s text:c="2"/>".rstrip() # a droite<text:line-break/>' <text:s text:c="2"/>centre' <text:line-break/><text:span text:style-name="T10">&gt;&gt;&gt;</text:span> " <text:s text:c="2"/>centre <text:s text:c="2"/>/".strip() <text:line-break/>'centre <text:s text:c="2"/>/' <text:line-break/><text:span text:style-name="T10">&gt;&gt;&gt;</text:span> " <text:s text:c="2"/>centre <text:s text:c="2"/>/".strip('/') # retire le '/' de chaque côté</text:p>
      <text:p text:style-name="Code_20_block">' <text:s text:c="2"/>centre <text:s text:c="2"/>'</text:p>
      <text:p text:style-name="Text_20_body">Séparer une chaîne en sous-chaînes (<text:span text:style-name="Code">explode() </text:span>en PHP) avec <text:span text:style-name="Code">split()</text:span>:</text:p>
      <text:p text:style-name="Code_20_block"><text:span text:style-name="T10">&gt;&gt;&gt;</text:span> "J'aime la moto".split() # separateur par défaut = espace<text:line-break/>["J'aime", 'la', 'moto'] <text:line-break/><text:span text:style-name="T10">&gt;&gt;&gt;</text:span> "J'aime la <text:s text:c="8"/>moto".split() # plusieurs espaces aussi<text:line-break/>["J'aime", 'la', 'moto'] <text:line-break/><text:span text:style-name="T10">&gt;&gt;&gt;</text:span> "J'aime la <text:s text:c="8"/>moto".split(" ") # sauf si précisé<text:line-break/>["J'aime", 'la', '', '', '', '', '', '', '', '', 'moto'] <text:line-break/><text:span text:style-name="T10">&gt;&gt;&gt;</text:span> "J'aime la <text:s text:c="8"/>moto".split("'") <text:line-break/>['J', 'aime la <text:s text:c="8"/>moto'] </text:p>
      <text:p text:style-name="Text_20_body">L'opération contraire (<text:span text:style-name="Code">implode()</text:span> en PHP),<text:span text:style-name="Internet_20_link"><text:span text:style-name="T8"> </text:span></text:span><text:span text:style-name="Code">join()</text:span>, surprend tout programmeur d'un autre langage. Là où tous les autres langages appliquent la jointure à partir de la liste, en passant le séparateur en paramètre, le <text:span text:style-name="Code">join()</text:span> Python part du séparateur en attend la liste en paramètre :</text:p>
      <text:p text:style-name="Code_20_block"><text:span text:style-name="T10">&gt;&gt;&gt;</text:span> '-'.join(['a', 'b', 'c']) <text:line-break/>'a-b-c' <text:line-break/><text:span text:style-name="T10">&gt;&gt;&gt;</text:span> '_'.join("J'aime la moto".split()) <text:line-break/>"J'aime_la_moto" </text:p>
      <text:p text:style-name="Text_20_body">Le deuxième exemple est encore moins naturel : on ne peut pas chaîner les opérations comme on voudrait pouvoir le faire. </text:p>
      <text:p text:style-name="Text_20_body">Il y a cependant une très bonne raison pour cette syntaxe alambiquée : <text:span text:style-name="Code"><text:span text:style-name="T1">join()</text:span></text:span><text:span text:style-name="T1"> accepte n'importe quel itérable</text:span>. Du coup, cette méthode est très puissante car elle fonctionne avec les tuples, les sets, les dictionnaires, mais aussi les chaînes et les générateurs :</text:p>
      <text:p text:style-name="Code_20_block"><text:span text:style-name="T10">&gt;&gt;&gt;</text:span> '/'.join('abc') <text:line-break/>'a/b/c' <text:line-break/><text:span text:style-name="T10">&gt;&gt;&gt;</text:span> ', '.join((str(x * x) for x in range(10))) <text:line-break/><text:soft-page-break/>'0, 1, 4, 9, 16, 25, 36, 49, 64, 81' </text:p>
      <text:p text:style-name="Text_20_body">Avec les capacités d'itération et de traitement des chaînes, l'accumulation de caractères se fait naturellement avec une liste. Vous verrez rarement :</text:p>
      <text:p text:style-name="Code_20_block"><text:span text:style-name="T10">&gt;&gt;&gt;</text:span> for i in range(10): <text:line-break/>... <text:s text:c="4"/>resultat += str(i) <text:line-break/>... <text:line-break/><text:span text:style-name="T10">&gt;&gt;&gt;</text:span> resultat <text:line-break/>'0123456789' </text:p>
      <text:p text:style-name="Text_20_body">Il est beaucoup plus naturel (et plus rapide dans certaines versions de Python) de faire ça avec une liste :</text:p>
      <text:p text:style-name="Code_20_block"><text:span text:style-name="T10">&gt;&gt;&gt;</text:span> resultat = [] <text:line-break/><text:span text:style-name="T10">&gt;&gt;&gt;</text:span> for i in range(10): <text:line-break/>... <text:s text:c="4"/>resultat.append(str(i)) <text:line-break/>... <text:line-break/><text:span text:style-name="T10">&gt;&gt;&gt;</text:span> ''.join(resultat) <text:line-break/>'0123456789' </text:p>
      <text:p text:style-name="Text_20_body">Et du coup, de réduire tout ça à une liste en intention :</text:p>
      <text:p text:style-name="Code_20_block"><text:span text:style-name="T10">&gt;&gt;&gt;</text:span> resultat = ''.join((str(i) for i in range(10))) <text:line-break/><text:span text:style-name="T10">&gt;&gt;&gt;</text:span> resultat <text:line-break/>'0123456789' </text:p>
      <text:p text:style-name="Text_20_body">Je vous l'avais dis : vous allez beaucoup utiliser l'itération en Python.</text:p>
      <text:p text:style-name="Text_20_body">Dans d'autres documents sur le traitement des chaînes en Python, vous verrez souvent parler de <text:s/>la méthode <text:span text:style-name="Code">translate()</text:span>. Elle est complexe à utiliser, et en pratique on en a rarement besoin : on peut la remplacer par un bonne vieille regex plus lente mais plus directe. Ne vous en souciez pas pour le moment.</text:p>
      <text:p text:style-name="Text_20_body">Il reste un dernier pan très important de la gestion du texte en Python : l'encodage. Il fera l'objet d'un autre chapitre. </text:p>
      <text:p text:style-name="Text_20_body"/>
      <text:p text:style-name="P16">En résumé : </text:p>
      <text:p text:style-name="En_20_résumé"/>
      <text:p text:style-name="En_20_résumé">Les chaînes de caractères sont un type de très haut niveau en Python.</text:p>
      <text:p text:style-name="En_20_résumé"/>
      <text:p text:style-name="En_20_résumé">L'opération de formatage utilise des marqueurs (principalement %s), l'opérateur % et un tuple de valeurs à insérer à la place des marqueurs :</text:p>
      <text:p text:style-name="En_20_résumé"/>
      <text:p text:style-name="P17"><text:span text:style-name="T10">&gt;&gt;&gt;</text:span> "Je m'appelle %s et j'ai %s ans" % ('Michel', 35) </text:p>
      <text:p text:style-name="P17">"Je m'appelle Michel et j'ai 35 ans" </text:p>
      <text:p text:style-name="P17"/>
      <text:p text:style-name="En_20_résumé">On peut nommer les marqueurs, et remplacer le tuple par un dictionnaire :</text:p>
      <text:p text:style-name="En_20_résumé"/>
      <text:p text:style-name="P9"><text:span text:style-name="T10">&gt;&gt;&gt;</text:span> "Je m'appelle %(nom)s et j'ai %(age)s ans" % {'nom': 'Michel', 'age': 35}<text:line-break/>"Je m'appelle Michel et j'ai 35 ans" </text:p>
      <text:p text:style-name="En_20_résumé"><text:soft-page-break/></text:p>
      <text:p text:style-name="En_20_résumé">Comme les chaînes de caractères sont des itérables, on utilise le slicing, la boucle <text:span text:style-name="Code">for</text:span> et l'opérateur <text:span text:style-name="Code">in</text:span> dessus. En prime, il existe plusieurs méthodes pour valider une chaînes :</text:p>
      <text:p text:style-name="En_20_résumé"/>
      <text:p text:style-name="P6">- les méthode <text:span text:style-name="Code">is...()</text:span> valident un format.</text:p>
      <text:p text:style-name="P6">- les méthodes <text:span text:style-name="Code">...with()</text:span> valident si la chaîne commence ou finit par une autre chaîne.</text:p>
      <text:p text:style-name="P6"/>
      <text:p text:style-name="P6">L'ensemble des méthodes disponibles peuvent être listées en utilisant <text:span text:style-name="Code">dir()</text:span>, ce qui est valable pour tous les objets Python. On peut également accéder à la documentation de Python en appelant <text:span text:style-name="Code">help()</text:span> sur classe ou une fonction.</text:p>
      <text:p text:style-name="P6"/>
      <text:p text:style-name="P6">Parmi ces méthodes il y a de nombreux outils de transformation :</text:p>
      <text:p text:style-name="P6"/>
      <text:p text:style-name="P6">- Changement de casse avec <text:span text:style-name="Code">upper()</text:span>, <text:span text:style-name="Code">lower()</text:span>, <text:span text:style-name="Code">capitalize()</text:span> et <text:span text:style-name="Code">title()</text:span>.</text:p>
      <text:p text:style-name="P6">- Suppression des extrémités avec <text:span text:style-name="Code">strip()</text:span>, <text:span text:style-name="Code">rstrip()</text:span> et <text:span text:style-name="Code">lstrip()</text:span>.</text:p>
      <text:p text:style-name="P6">- Recherche et remplacement avec <text:span text:style-name="Code">replace()</text:span>.</text:p>
      <text:p text:style-name="P6"/>
      <text:p text:style-name="P6"><text:span text:style-name="Code">Split()</text:span> permet de séparer une chaîne en sous-chaîne. L'opération inverse, <text:span text:style-name="Code">join()</text:span>, est une méthode de chaîne de caractères et non de liste. Elle accepte n'importe quel itérable en paramètre. </text:p>
      <text:h text:style-name="Heading_20_2" text:outline-level="2">Aller plus loin</text:h>
      <text:p text:style-name="Text_20_body">Si vous avez beaucoup de caractères de type '<text:span text:style-name="Code">\t</text:span>' ou '<text:span text:style-name="Code">\n</text:span>' à écrire dans une chaîne de caractères et que vous souhaitez qu'ils ne soient pas traduits en tabulations et en sauts de ligne, vous pouvez dire à Python de ne pas interpréter ces notations en préfixant la définition de la chaîne de la lettre '<text:span text:style-name="Code">r</text:span>' :</text:p>
      <text:p text:style-name="Code_20_block"><text:span text:style-name="T10">&gt;&gt;&gt;</text:span> print r"Une tabulation s'écrit \t et un saut de ligne \n"<text:line-break/>Une tabulation s'écrit \t et un saut de ligne \n </text:p>
      <text:p text:style-name="Text_20_body">Cela évite d'écrire des échappements partout. Cette notation, appelée 'raw string', est particulièrement utile avec les expressions rationnelles.</text:p>
      <text:p text:style-name="Text_20_body">Quand nous auront vu les imports de module, jetez un coup d’œil au module <text:span text:style-name="Code">string</text:span>, qui contient notamment une liste des lettres de l'alphabet latin et quelques autres variables utiles.</text:p>
      <text:p text:style-name="Text_20_body">Enfin, finissons avec une démonstration de la non mutabilité des chaînes de caractères.</text:p>
      <text:p text:style-name="Text_20_body">Il existe une fonction, <text:span text:style-name="Code">id()</text:span>, qui retourne l'identifiant unique d'un objet. Deux objets sont les mêmes en mémoire si ils ont le même identifiant.</text:p>
      <text:p text:style-name="Code_20_block"><text:span text:style-name="T10">&gt;&gt;&gt;</text:span> lst = [] <text:line-break/><text:span text:style-name="T10">&gt;&gt;&gt;</text:span> id(lst) <text:line-break/>96244368 <text:line-break/><text:span text:style-name="T10">&gt;&gt;&gt;</text:span> lst += ['a'] <text:line-break/><text:span text:style-name="T10">&gt;&gt;&gt;</text:span> lst <text:line-break/>['a'] <text:line-break/><text:span text:style-name="T10">&gt;&gt;&gt;</text:span> id(lst) # l'id est le même : on a modifié la liste<text:line-break/>96244368 </text:p>
      <text:p text:style-name="Code_20_block"><text:soft-page-break/><text:span text:style-name="T10">&gt;&gt;&gt;</text:span> s = "" <text:line-break/><text:span text:style-name="T10">&gt;&gt;&gt;</text:span> id(s) <text:line-break/>139813012874824 <text:line-break/><text:span text:style-name="T10">&gt;&gt;&gt;</text:span> s += 'a' <text:line-break/><text:span text:style-name="T10">&gt;&gt;&gt;</text:span> s <text:line-break/>'a' <text:line-break/><text:span text:style-name="T10">&gt;&gt;&gt;</text:span> id(s) # l'id est différent : c'est un nouvel objet 'str' <text:line-break/>26305920 </text:p>
      <text:h text:style-name="Heading_20_1" text:outline-level="1">Les fonctions</text:h>
      <text:p text:style-name="Prérequis_20_et_20_objectifs"><text:span text:style-name="T1">Prérequis </text:span>: </text:p>
      <text:p text:style-name="Prérequis_20_et_20_objectifs"/>
      <text:list xml:id="list2135369267" text:continue-list="list1394005375" text:style-name="L12">
        <text:list-item>
          <text:p text:style-name="P37">Connaître les instructions conditionnelles et les les boucles en Python.</text:p>
        </text:list-item>
        <text:list-item>
          <text:p text:style-name="P37">Connaître le principe des fonctions dans un autre langage.</text:p>
        </text:list-item>
      </text:list>
      <text:p text:style-name="Prérequis_20_et_20_objectifs"/>
      <text:p text:style-name="Prérequis_20_et_20_objectifs"><text:span text:style-name="T1">Objectifs </text:span>: </text:p>
      <text:p text:style-name="Prérequis_20_et_20_objectifs"/>
      <text:list xml:id="list1005387313" text:style-name="L15">
        <text:list-item>
          <text:p text:style-name="P39">Savoir définir une fonction en Python et l'appeler.</text:p>
        </text:list-item>
        <text:list-item>
          <text:p text:style-name="P39">Comprendre la gestion des arguments.</text:p>
        </text:list-item>
      </text:list>
      <text:p text:style-name="Text_20_body"/>
      <text:p text:style-name="Text_20_body">Les fonctions en Python sont des objets simples à utiliser, mais très riches de fonctionnalités avancées (heureusement optionnelles). Ce chapitre sera dense, ne vous sentez pas obliger de tout lire d'un coup.</text:p>
      <text:h text:style-name="Heading_20_2" text:outline-level="2">Définition et valeurs de retour</text:h>
      <text:p text:style-name="Text_20_body">La définition d'une fonction en Python répond à la même syntaxe de bloc que les fonctions et les boucles, le mot clé étant <text:span text:style-name="Code">def</text:span> :</text:p>
      <text:p text:style-name="Code_20_block">def nom_de_la_function() :<text:line-break/> <text:s text:c="3"/>instructions</text:p>
      <text:p text:style-name="Text_20_body">Exemple :</text:p>
      <text:p text:style-name="Code_20_block"><text:span text:style-name="T10">&gt;&gt;&gt;</text:span> def hello_world(): <text:line-break/>... <text:s text:c="4"/>print "Hello, world!" <text:line-break/>... <text:line-break/><text:span text:style-name="T10">&gt;&gt;&gt;</text:span> hello_world() <text:line-break/>Hello, world! </text:p>
      <text:p text:style-name="Text_20_body"><text:soft-page-break/>La fonction peut être définie en dehors de toute classe contrairement au C# ou à Java<text:note text:id="ftn19" text:note-class="footnote"><text:note-citation>19</text:note-citation><text:note-body><text:p text:style-name="Footnote">Ne croyez pas pourtant que cela prouve que Python n'est pas 100% objet car les fonctions sont en fait des objets en Python. Le module qui contient les fonctions également. Seule la syntaxe ne force pas le style de la POO.</text:p></text:note-body></text:note>. </text:p>
      <text:p text:style-name="Text_20_body"><text:span text:style-name="T1">Une fonction Python retourne toujours une valeur</text:span>. Si vous n'en précisez pas, la fonction retourne <text:span text:style-name="Code">None</text:span> par défaut :</text:p>
      <text:p text:style-name="Code_20_block"><text:span text:style-name="T10">&gt;&gt;&gt;</text:span> type(hello_world()) <text:line-break/>Hello, world! <text:line-break/>&lt;type 'NoneType'&gt; </text:p>
      <text:p text:style-name="Text_20_body">Définir les arguments consistent uniquement à les nommer dans la signature de la fonction. On ne déclare pas leurs types. Retourner un résultat se fait à l'aide du mot clé <text:span text:style-name="Code">return</text:span>  :</text:p>
      <text:p text:style-name="Code_20_block"><text:span text:style-name="T10">&gt;&gt;&gt;</text:span> def addition(a, b): <text:line-break/>... <text:s text:c="4"/>return a + b <text:line-break/>... <text:line-break/><text:span text:style-name="T10">&gt;&gt;&gt;</text:span> addition(1, 2) <text:line-break/>3 <text:line-break/><text:span text:style-name="T10">&gt;&gt;&gt;</text:span> addition(b=2, a=4) <text:line-break/>6</text:p>
      <text:p text:style-name="Text_20_body">On peut nommer explicitement les paramètres au moment de les passer. Dans ce cas l'ordre n'a plus d'importance.</text:p>
      <text:h text:style-name="Heading_20_2" text:outline-level="2">Arguments</text:h>
      <text:p text:style-name="Text_20_body"><text:span text:style-name="T1">Tous les arguments sont passés par référence</text:span>, ce qui implique que si l'on modifie une structure de données passée en paramètre, ce n'est pas une copie :</text:p>
      <text:p text:style-name="Code_20_block"><text:span text:style-name="T10">&gt;&gt;&gt;</text:span> def ajouter_separateur(liste, separateur): <text:line-break/>... <text:s text:c="4"/>for i in range(1, len(liste) + 1, 2): <text:line-break/>... <text:s text:c="8"/>liste.insert(i, separateur) <text:line-break/>... <text:line-break/><text:span text:style-name="T10">&gt;&gt;&gt;</text:span> fruits = ['pomme', 'poire', 'cerise'] <text:line-break/><text:span text:style-name="T10">&gt;&gt;&gt;</text:span> ajouter_separateur(fruits, '-') <text:line-break/><text:span text:style-name="T10">&gt;&gt;&gt;</text:span> fruits # la liste a été modifié<text:line-break/>['pomme', '-', 'poire', '-', 'cerise']</text:p>
      <text:p text:style-name="Text_20_body">Comme les entiers et les chaînes de caractères ne sont pas mutables, ils ne pourront pas être modifiés et vous pourrez les traiter comme si ils étaient passés par valeur.</text:p>
      <text:p text:style-name="Text_20_body">Afin d'éviter les effets de bord, on préférera, pour les objets mutables, retourner une copie de l'objet et réassigner la valeur de retour à la variable qui contient la valeur à modifier. Le slicing des iterables et leurs méthodes renvoient généralement une copie. Du coup l'exemple du dessus sera plus volontiers écrit ainsi :</text:p>
      <text:p text:style-name="Code_20_block"><text:span text:style-name="T10">&gt;&gt;&gt;</text:span> def ajouter_separateur(liste, separateur): <text:line-break/>... <text:s text:c="4"/>return (' %s ' % separateur).join(liste).split() <text:line-break/>... <text:line-break/><text:span text:style-name="T10">&gt;&gt;&gt;</text:span> fruits = ['pomme', 'poire', 'cerise'] <text:line-break/><text:soft-page-break/><text:span text:style-name="T10">&gt;&gt;&gt;</text:span> fruits = ajouter_separateur(fruits, '-') <text:line-break/><text:span text:style-name="T10">&gt;&gt;&gt;</text:span> fruits<text:line-break/>['pomme', '-', 'poire', '-', 'cerise'] </text:p>
      <text:p text:style-name="Text_20_body">On perd en performance, mais le code est plus simple, plus lisible, et sans effet de bord. En prime on gagne en puissance : puisqu'on ignore l'implémentation (ici <text:span text:style-name="Code">insert()</text:span>) et qu'on se concentre sur l'aspect itérable, on peut passer n'importe quel itérable :</text:p>
      <text:p text:style-name="Code_20_block"><text:span text:style-name="T10">&gt;&gt;&gt;</text:span> fruits = set(('pomme', 'poire', 'cerise')) <text:line-break/><text:span text:style-name="T10">&gt;&gt;&gt;</text:span> ajouter_separateur(fruits, '-') <text:line-break/>['poire', '-', 'cerise', '-', 'pomme'] <text:line-break/><text:span text:style-name="T10">&gt;&gt;&gt;</text:span> fruits = 'pommepoirecerise' <text:line-break/><text:span text:style-name="T10">&gt;&gt;&gt;</text:span> ajouter_separateur(fruits, '-') <text:line-break/>['p', '-', 'o', '-', 'm', '-', 'm', '-', 'e', '-', 'p', '-', 'o', '-', 'i', '-', 'r', '-', 'e', '-', 'c', '-', 'e', '-', 'r', '-', 'i', '-', 's', '-', 'e'] </text:p>
      <text:p text:style-name="Text_20_body">Vous ai-je précisé que vous alliez beaucoup utiliser l'itération en Python ?</text:p>
      <text:p text:style-name="Text_20_body"><text:span text:style-name="T1">Il n'y a pas de surcharge des fonctions</text:span> et nul besoin de faire plusieurs fonctions avec plusieurs signatures différentes pour gérer différents cas de figure comme en C ou en Java. A la place, il y a des arguments avec des valeurs par défaut, comme en PHP. </text:p>
      <text:p text:style-name="Text_20_body">Les arguments par défaut sont appelés arguments à mot clé<text:note text:id="ftn20" text:note-class="footnote"><text:note-citation>20</text:note-citation><text:note-body><text:p text:style-name="Footnote">« keyword arguments » dans la langue d'Alan Turing<office:annotation><dc:creator>kevin </dc:creator><dc:date>2011-08-21T20:55:21</dc:date><text:p text:style-name="P44"><text:span text:style-name="T13">A vérifier</text:span></text:p></office:annotation></text:p></text:note-body></text:note>, et ils s'écrivent en précisant une valeur par défaut après leur nom. Ainsi, la fonction du dessus deviendrait :</text:p>
      <text:p text:style-name="Code_20_block"><text:span text:style-name="T10">&gt;&gt;&gt;</text:span> def ajouter_separateur(liste, separateur='-'): <text:line-break/>... <text:s text:c="5"/>return (' %s ' % separateur).join(liste).split() <text:line-break/>... <text:line-break/><text:span text:style-name="T10">&gt;&gt;&gt;</text:span> fruits = ['pomme', 'poire', 'cerise'] <text:line-break/><text:span text:style-name="T10">&gt;&gt;&gt;</text:span> ajouter_separateur(fruits) <text:line-break/>['pomme', '-', 'poire', '-', 'cerise'] <text:line-break/><text:span text:style-name="T10">&gt;&gt;&gt;</text:span> ajouter_separateur(fruits, '/') <text:line-break/>['pomme', '/', 'poire', '/', 'cerise'] <text:line-break/><text:span text:style-name="T10">&gt;&gt;&gt;</text:span> ajouter_separateur(fruits, separateur='/') <text:line-break/>['pomme', '/', 'poire', '/', 'cerise'] </text:p>
      <text:p text:style-name="Text_20_body">On peut préciser autant de paramètres que l'on veut que se soit positionnels ou par mot clé. La seule règle est que les paramètres par mot clé doivent tous êtres après les paramètres positionnels :</text:p>
      <text:p text:style-name="Code_20_block"><text:span text:style-name="T10">&gt;&gt;&gt;</text:span> def ajouter_separateur(separateur='-', liste): <text:line-break/>... <text:s text:c="5"/>return (' %s ' % separateur).join(liste).split() <text:line-break/>... <text:line-break/> <text:s/>File "&lt;stdin&gt;", line 1 <text:line-break/>SyntaxError: non-default argument follows default argument</text:p>
      <text:p text:style-name="Text_20_body">Attention cependant : <text:span text:style-name="T1">les valeurs des paramètres par défaut sont définis à l'initialisation de la fonction, et une fois pour toute</text:span>. C'est un des plus gros pièges de Python, et vous serez probablement confronté un jour à un comportement inattendu à cause de cette fonctionnalité<text:note text:id="ftn21" text:note-class="footnote"><text:note-citation>21</text:note-citation><text:note-body><text:p text:style-name="Footnote">It's a feature, not a bug</text:p></text:note-body></text:note>. Cela implique que si l'objet que vous utilisez est mutable, il s'agira du même objet a chaque appel de fonction :</text:p>
      <text:p text:style-name="Code_20_block"><text:soft-page-break/><text:span text:style-name="T10">&gt;&gt;&gt;</text:span> def test_inutile(defaut=[]): <text:line-break/>... <text:s text:c="4"/>defaut.append(1) <text:line-break/>... <text:s text:c="4"/>return defaut <text:line-break/>... <text:line-break/><text:span text:style-name="T10">&gt;&gt;&gt;</text:span> test_inutile() <text:line-break/>[1] <text:line-break/><text:span text:style-name="T10">&gt;&gt;&gt;</text:span> test_inutile() <text:line-break/>[1, 1] </text:p>
      <text:p text:style-name="Text_20_body">Ici, comme on ne passe pas de paramètre, on utilise la valeur par défaut deux fois. Mais il s'agit de la même liste deux fois, pas de deux listes différentes. Du coup, si on la modifie, on retrouve la modification à l'appel suivant.</text:p>
      <text:p text:style-name="Text_20_body">Le plus souvent, on souhaite l'éviter et on utilise donc une valeur non mutable que l'on teste :</text:p>
      <text:p text:style-name="Code_20_block"><text:span text:style-name="T10">&gt;&gt;&gt;</text:span> def test_inutile(defaut=None): <text:line-break/>... <text:s text:c="4"/>if default is None: <text:line-break/>... <text:s text:c="8"/>default = [] <text:line-break/>... <text:s text:c="4"/>default.append(1) <text:line-break/>... <text:s text:c="4"/>return default </text:p>
      <text:p text:style-name="Text_20_body">Ce n'est pas très élégant mais c'est la technique la plus utilisée. </text:p>
      <text:p text:style-name="Text_20_body">L'idéal en terme de propreté du code étant d'ignorer complètement le problème et de toujours travailler sur une copie, dans les cas où cela est possible : </text:p>
      <text:p text:style-name="Code_20_block"><text:span text:style-name="T10">&gt;&gt;&gt;</text:span> def test_inutile(defaut=[]): <text:line-break/>... <text:s text:c="4"/>return default + [1] </text:p>
      <text:p text:style-name="Text_20_body">On évite en prime les effets de bord.</text:p>
      <text:p text:style-name="Text_20_body">En utilisant les arguments par défaut ainsi que le duck typing, vous pourrez créer des fonctions d'une grande souplesse, très réutilisables et qui facilitera votre travail de factorisation. C'est aussi ce qui fait de Python un excellent langage de prototypage et d'exploration algorithmique.</text:p>
      <text:h text:style-name="Heading_20_2" text:outline-level="2">Question de style </text:h>
      <text:p text:style-name="Text_20_body">Le style compte en Python, et ses fonctionnalités vous invitent à utiliser le langage d'une certaine manière. </text:p>
      <text:p text:style-name="Text_20_body">Par exemple, Python est un langage auto documenté, ce qui signifie que <text:span text:style-name="T1">vous pouvez écrire la documentation de votre code directement dans le code</text:span>. Vous êtes invité à créer une documentation agile.</text:p>
      <text:p text:style-name="Text_20_body">C'est ce qu'on appelle des <text:span text:style-name="T1">docstrings</text:span>. Dans le cas des fonctions, la docstring est une chaîne de caractères, définie entre triple <text:span text:style-name="Code">"</text:span> et située sous la signature, qui explique le fonctionnement de la fonction :</text:p>
      <text:p text:style-name="Code_20_block"><text:span text:style-name="T10">&gt;&gt;&gt;</text:span> def ajouter_separateur(liste, separateur='-'): <text:line-break/>... <text:s text:c="4"/>""" <text:line-break/>... <text:s text:c="8"/>Insère un caractère entre chaque éléments <text:line-break/>... <text:s text:c="8"/>d'un itérable deux à deux. <text:line-break/>... <text:s text:c="8"/><text:line-break/><text:soft-page-break/>... <text:s text:c="8"/>- liste: un iterable <text:line-break/>... <text:s text:c="8"/>- separateur: une chaîne de caractère <text:line-break/>... <text:line-break/>... <text:s text:c="8"/>Retourne une liste .<text:line-break/>... <text:s text:c="8"/><text:line-break/>... <text:s text:c="7"/>Exemple :<text:line-break/>...<text:line-break/>... <text:s text:c="7"/><text:span text:style-name="T10">&gt;&gt;&gt;</text:span> ajouter_separateur(['a', 'b', 'c'], '/')<text:line-break/>... <text:s text:c="7"/>['a', '/', 'b', '/', 'c'] <text:s text:c="11"/><text:line-break/>... <text:s text:c="8"/><text:line-break/>... <text:s text:c="4"/>""" <text:line-break/>... <text:s text:c="4"/>return (' %s ' % separateur).join(liste).split() </text:p>
      <text:p text:style-name="Text_20_body">La docstring doit être indentée, et par convention on indente à l'intérieur une nouvelle fois. Votre code ainsi annoté, n'importe qui peut consulter la documentation en utilisant la fonction <text:span text:style-name="Code">help()</text:span> et en lui passant votre fonction en paramètre :</text:p>
      <text:p text:style-name="Code_20_block"><text:span text:style-name="T10">&gt;&gt;&gt;</text:span> help(ajouter_separateur)</text:p>
      <text:p text:style-name="Code_20_block">Help on function ajouter_separateur in module __main__: </text:p>
      <text:p text:style-name="Code_20_block">ajouter_separateur(liste, separateur='-') </text:p>
      <text:p text:style-name="Code_20_block"><text:s text:c="4"/>Insère un caractère entre chaque éléments <text:line-break/> <text:s text:c="3"/>d'un itérable deux à deux. </text:p>
      <text:p text:style-name="Code_20_block"><text:s text:c="4"/>- liste: un iterable <text:line-break/> <text:s text:c="3"/>- separateur: une chaîne de caractère </text:p>
      <text:p text:style-name="Code_20_block"><text:s text:c="4"/>Retourne une liste </text:p>
      <text:p text:style-name="Code_20_block"><text:s text:c="4"/>Exemple :</text:p>
      <text:p text:style-name="Code_20_block"><text:s text:c="4"/><text:span text:style-name="T10">&gt;&gt;&gt;</text:span> ajouter_separateur(['a', 'b', 'c'], '/')<text:line-break/> <text:s text:c="3"/>['a', '/', 'b', '/', 'c'] <text:s text:c="2"/></text:p>
      <text:p text:style-name="Code_20_block">(END) </text:p>
      <text:p text:style-name="Text_20_body">N'hésitez pas à être verbeux. Il n'est pas rare que la docstring soit plus longue que le code lui-même : <text:s/>un autre utilisateur<text:note text:id="ftn22" text:note-class="footnote"><text:note-citation>22</text:note-citation><text:note-body><text:p text:style-name="Footnote">Qui peut être vous dans six mois. Il me semble avoir lu quelque part que passé trois mois sans consultation, être l'auteur d'un code ne procure plus d'avantage à la prise en main par rapport à un autre développeur. </text:p></text:note-body></text:note> de la fonction, lui, ne lira peut être jamais le code, par contre il lira très probablement sa documentation. </text:p>
      <text:p text:style-name="Text_20_body">Généralement la docstring est en anglais, comme les commentaires et le reste du code. Cela demande certes un effort supplémentaire pour les non anglophones, mais cela facilite énormément la collaboration. </text:p>
      <text:p text:style-name="Text_20_body">Il existe de moins en moins de code qui reste uniquement « en interne » entre les projets open <text:soft-page-break/>source, l'intérim, la sous-traitance, les freelances, l'offshore, la collaboration inter entreprise, les stagiaires en année Erasmus, les audits et le beaux-frère du patron, surfeur Allemand qui maîtrise DreamWaver, qui lui a dit qu'il pourrait arranger votre script de vitrine produits pour le transformer en Youtube-like si il a quelques heures à tuer ce week end<text:note text:id="ftn23" text:note-class="footnote"><text:note-citation>23</text:note-citation><text:note-body><text:p text:style-name="Footnote">Ce qui est aussi une raison pour être poli et professionnel dans la rédaction des docstrings. Vous ne savez pas qui les lira plus tard. Certains collègues l'on interprété comme une raison pour ne pas écrire les docstrings : mais vous envoyez un message tout aussi négatif en utilisant pas volontairement une fonctionnalité qui facilite la documentation.</text:p></text:note-body></text:note>.</text:p>
      <text:p text:style-name="Text_20_body">Les docstrings ont de nombreuses fonctionnalités : formatage, tests unitaires, références... Je vais faire l'impasse dessus, mais n'hésitez pas à faire quelques recherches.</text:p>
      <text:p text:style-name="Text_20_body">Abusez des docstrings, elles ont de nombreux avantages :</text:p>
      <text:list xml:id="list577044160" text:style-name="L16">
        <text:list-item>
          <text:p text:style-name="P32">La documentation est à côté du code : elle est contextualisée, plus facile à écrire et à maintenir.</text:p>
        </text:list-item>
        <text:list-item>
          <text:p text:style-name="P32">Elle est consultable dans un format standard, sous la main et hors ligne.</text:p>
        </text:list-item>
        <text:list-item>
          <text:p text:style-name="P32">C'est une convention de plus avec son lot de réflexes et d'habitudes qui augmentent la productivité.</text:p>
        </text:list-item>
      </text:list>
      <text:p text:style-name="Text_20_body">Une autre fonctionnalité de Python, que la plupart des langages d'aujourd'hui possèdent également, est <text:span text:style-name="T1">la possibilité pour une fonction d'avoir plusieurs points de sortie</text:span> : on peut utiliser <text:span text:style-name="Code">return</text:span> plusieurs fois dans le corps d'une même fonction. Mon ancienne professeur de C serait horrifiée de me voir vous annoncer que c'est une fonctionnalité très utilisée en Python.</text:p>
      <text:p text:style-name="Text_20_body">Comme pour les boucles, on liste les conditions d'arrêt très tôt dans la fonction. Dans un langage où l'indentation est importante, cela permet d'éviter d'avoir un gros bloc complètement décalé à droite. C'est aussi très facile à comprendre, bien que parfois un peu redondant. Du coup ceci :</text:p>
      <text:p text:style-name="Code_20_block">def foo(machin):<text:line-break/> <text:s text:c="3"/>if not BAR:<text:line-break/> <text:s text:c="7"/>if machin.is_truc():<text:line-break/> <text:s text:c="10"/>resultat = faire_ceci(machin)<text:line-break/> <text:s text:c="7"/>else:<text:line-break/> <text:s text:c="10"/>resultat = faire_cela(machin)<text:line-break/> <text:s text:c="3"/>return resultat</text:p>
      <text:p text:style-name="Text_20_body">Sera plutôt écrit comme cela :</text:p>
      <text:p text:style-name="Code_20_block">def foo(machin):<text:line-break/> <text:s text:c="3"/>if BAR:<text:line-break/> <text:s text:c="7"/>return<text:line-break/> <text:s text:c="3"/>if machin.is_truc(machin):<text:line-break/> <text:s text:c="7"/>return faire_ceci()<text:line-break/> <text:s text:c="3"/>return faire_cela(machin)</text:p>
      <text:p text:style-name="Text_20_body"><text:span text:style-name="Code">return</text:span> sans argument retourne <text:span text:style-name="Code">None</text:span>. Le dernier <text:span text:style-name="Code">return</text:span> n'est exécuté que si on entre pas dans <text:span text:style-name="Code">if machin.is_truc(machin)</text:span> puisque la condition contient elle-même un <text:span text:style-name="Code">return</text:span> qui fera sortir de la fonction. On pourrait réduire encore la taille de la fonction en utilisant la syntaxe courte de <text:span text:style-name="Code">if</text:span> / <text:span text:style-name="Code">else </text:span>:</text:p>
      <text:p text:style-name="Code_20_block">def foo(machin):<text:line-break/> <text:s text:c="3"/>if not BAR:<text:line-break/> <text:s text:c="7"/>return (faire_ceci() if machin.is_truc(machin) else faire_cela(machin))<text:line-break/></text:p>
      <text:p text:style-name="Text_20_body"><text:soft-page-break/>On table ici sur le fait que la valeur de retour par défaut des fonctions Python est <text:span text:style-name="Code">None</text:span>. C'est certes plus court, mais pas vraiment facile à lire. L'exemple précédent est probablement un meilleur compromis entre clarté et concision du code.</text:p>
      <text:p text:style-name="Text_20_body">Une dernière fonctionnalité qui influence le style est l'unpacking<text:note text:id="ftn24" text:note-class="footnote"><text:note-citation>24</text:note-citation><text:note-body><text:p text:style-name="Footnote">Désolé de le mettre en anglais partout, mais je n'arrive pas à me résoudre à le traduire par « déballage ». </text:p></text:note-body></text:note>. Puisque l'on peut retourner un itérable et qu'on peut assigner les éléments d'un itérable à plusieurs variables en une opération, on peut <text:span text:style-name="T1">simuler le retour de plusieurs valeur à la fois</text:span><text:span text:style-name="T1"><text:note text:id="ftn25" text:note-class="footnote"><text:note-citation>25</text:note-citation><text:note-body><text:p text:style-name="Footnote">J'insiste sur le « simuler », on ne peut en vérité retourner qu'une seule valeur, et ici on retourne la référence à l'itérable. Pourtant certains livres le présente comme le fait de retourner plusieurs valeurs. Cela porte à confusion.</text:p></text:note-body></text:note></text:span><text:span text:style-name="T1"> </text:span><text:span text:style-name="T7">:</text:span></text:p>
      <text:p text:style-name="Code_20_block"><text:span text:style-name="T10">&gt;&gt;&gt;</text:span> def min_max(liste): <text:line-break/>... <text:s text:c="4"/>""" <text:line-break/>... <text:s text:c="8"/>Retourne les valeurs minimum et maximum <text:line-break/>... <text:s text:c="8"/>présentes dans un itérable dont les éléments <text:line-break/>... <text:s text:c="8"/>sont de type numérique.<text:line-break/>... <text:s text:c="4"/>""" <text:line-break/>... <text:s text:c="4"/>return (min(liste), max(liste) )<text:line-break/>... </text:p>
      <text:p text:style-name="Code_20_block"><text:span text:style-name="T10">&gt;&gt;&gt;</text:span> min, max = min_max((1, 2, 3, 4)) <text:line-break/><text:span text:style-name="T10">&gt;&gt;&gt;</text:span> min <text:line-break/>1 <text:line-break/><text:span text:style-name="T10">&gt;&gt;&gt;</text:span> max <text:line-break/>4 <text:line-break/><text:span text:style-name="T10">&gt;&gt;&gt;</text:span> min_max((1, 2, 3, 4)) <text:line-break/>(1, 4) </text:p>
      <text:p text:style-name="Text_20_body"><text:span text:style-name="Code">min()</text:span> et <text:span text:style-name="Code">max()</text:span> sont des fonctions standards Python qui font ce que leurs noms annoncent. <text:s/>Dans ce cas précis, les parenthèses sont facultatives pour la définitions du tuple. Si vous les omettez, vous renforcerez l'impression de retourner effectivement plusieurs valeurs.</text:p>
      <text:h text:style-name="Heading_20_2" text:outline-level="2">L'opérateur '*' utilisé avec les arguments </text:h>
      <text:p text:style-name="P4"><text:span text:style-name="Code">*</text:span>, ou « splat operator », possède une multitude d'usages en Python<text:note text:id="ftn26" text:note-class="footnote"><text:note-citation>26</text:note-citation><text:note-body><text:p text:style-name="Footnote">Une chose pour laquelle il ne sert pas : les pointeurs et références. Tout est automatisé en Python, et tout passe par référence. Il n'y a donc aucun opérateur pour gérer les pointeurs ou les références.</text:p></text:note-body></text:note>. Avec les fonctions, il permet de notamment de forcer l'unpacking au passage de paramètres. Concrètement, si une fonction possède trois paramètres et que vous avez un itérable à trois valeurs,<text:span text:style-name="T1"> vous pouvez utiliser </text:span><text:span text:style-name="Code"><text:span text:style-name="T1">*</text:span></text:span><text:span text:style-name="T1"> pour dire à Python d'utiliser chaque valeur de l'itéable comme argument</text:span> :</text:p>
      <text:p text:style-name="Code_20_block"><text:span text:style-name="T10">&gt;&gt;&gt;</text:span> def addition(a, b, c): <text:line-break/>... <text:s text:c="4"/>return a + b + c <text:line-break/>... <text:line-break/><text:span text:style-name="T10">&gt;&gt;&gt;</text:span> addition(1, 2, 3) <text:line-break/>6 <text:line-break/><text:span text:style-name="T10">&gt;&gt;&gt;</text:span> addition([1, 2, 3]) # une liste = un argument = erreur !<text:line-break/>Traceback (most recent call last): <text:line-break/> <text:s/>File "&lt;stdin&gt;", line 1, in &lt;module&gt; <text:line-break/>TypeError: addition() takes exactly 3 arguments (1 given) <text:line-break/><text:soft-page-break/><text:span text:style-name="T10">&gt;&gt;&gt;</text:span> addition(*[1, 2, 3]) # avec unpacking <text:line-break/>6 <text:line-break/><text:span text:style-name="T10">&gt;&gt;&gt;</text:span> addition(*'abc') # duck typing !<text:line-break/>'abc'</text:p>
      <text:p text:style-name="P4">C'est extrêmement pratique puisqu'en Python on utilise beaucoup les iterables.</text:p>
      <text:p text:style-name="P4">Assurez-vous que vous avez le même nombre d'arguments qu'il y a de valeurs dans votre itérable, sans quoi cela ne fonctionnera pas :</text:p>
      <text:p text:style-name="Code_20_block"><text:span text:style-name="T10">&gt;&gt;&gt;</text:span> addition(*[1, 2]) # il manque un argument <text:line-break/>Traceback (most recent call last): <text:line-break/> <text:s/>File "&lt;stdin&gt;", line 1, in &lt;module&gt; <text:line-break/>TypeError: addition() takes exactly 3 arguments (2 given) <text:line-break/><text:span text:style-name="T10">&gt;&gt;&gt;</text:span> addition(*[1, 2, 3, 4]) # un argument en trop<text:line-break/>Traceback (most recent call last): <text:line-break/> <text:s/>File "&lt;stdin&gt;", line 1, in &lt;module&gt; <text:line-break/>TypeError: addition() takes exactly 3 arguments (4 given) </text:p>
      <text:p text:style-name="Text_20_body">Pour passer les paramètres explicitement par leurs noms, vous pouvez utiliser un dictionnaire et <text:span text:style-name="Code">**</text:span> à la place de <text:span text:style-name="Code">*</text:span> :</text:p>
      <text:p text:style-name="Code_20_block"><text:span text:style-name="T10">&gt;&gt;&gt;</text:span> valeurs = {'a':1, 'b':2, 'c':3} <text:line-break/><text:span text:style-name="T10">&gt;&gt;&gt;</text:span> addition(**valeurs) <text:line-break/>6 </text:p>
      <text:p text:style-name="P4">Une autre fonctionnalité de <text:span text:style-name="Code">*</text:span> liée aux arguments est qu'il permet de<text:span text:style-name="T1"> définir un nombre d'arguments infini</text:span>. Attention, cette fonctionnalité n'a rien à voir avec celle expliquée précédemment. Ne cherchez pas un lien, il n'y en a pas, mis à part que c'est une question d'arguments de fonction.</text:p>
      <text:p text:style-name="P4">Quand vous précédez le nom d'un argument par <text:span text:style-name="Code">*</text:span>, cet argument sera mis à votre disposition sous la forme d'un tuple. Ce tuple contiendra tous les paramètres passés en trop à la fonction, c'est à dire tous ceux qui ne sont pas demandés par la signature de la fonction :</text:p>
      <text:p text:style-name="Code_20_block"><text:span text:style-name="T10">&gt;&gt;&gt;</text:span> def test(*arguments): <text:line-break/>... <text:s text:c="4"/>print arguments <text:line-break/>... <text:line-break/><text:span text:style-name="T10">&gt;&gt;&gt;</text:span> test() # aucun argument <text:line-break/>()<text:line-break/><text:span text:style-name="T10">&gt;&gt;&gt;</text:span> test(1) # un seul<text:line-break/>(1,) <text:line-break/><text:span text:style-name="T10">&gt;&gt;&gt;</text:span> test(1, 'a', []) # autant qu'on veut<text:line-break/>(1, 'a', []) <text:line-break/><text:span text:style-name="T10">&gt;&gt;&gt;</text:span> def retest(a, b, *autres): <text:line-break/>... <text:s text:c="4"/>print a # argument obligatoire<text:line-break/>... <text:s text:c="4"/>print b # argument obligatoire<text:line-break/>... <text:s text:c="4"/>print autres # arguments optionnels<text:line-break/>... <text:line-break/><text:span text:style-name="T10">&gt;&gt;&gt;</text:span> retest(1, 2) <text:line-break/>1 <text:line-break/>2 <text:line-break/>() <text:line-break/><text:span text:style-name="T10">&gt;&gt;&gt;</text:span> retest(1, 2, 3) <text:line-break/><text:soft-page-break/>1 <text:line-break/>2 <text:line-break/>(3,) <text:line-break/><text:span text:style-name="T10">&gt;&gt;&gt;</text:span> retest(1, 2, 3, 4) <text:line-break/>1 <text:line-break/>2 <text:line-break/>(3, 4) </text:p>
      <text:p text:style-name="Text_20_body">Vous devez toujours mettre cette notation après les arguments positionnels et les arguments à mot clé. En tout dernier. </text:p>
      <text:p text:style-name="Text_20_body">Comme on peut s'y attendre, l'opérateur <text:span text:style-name="Code">**</text:span> permet aussi d'annoter un argument de telle sorte qu'on puisse passer un nombre infini<text:note text:id="ftn27" text:note-class="footnote"><text:note-citation>27</text:note-citation><text:note-body><text:p text:style-name="Footnote">Rien n'est vraiment infini. Vous êtes bien entendu limité à la mémoire de votre machine.</text:p></text:note-body></text:note> d'arguments nommés. Ces arguments seront regroupés dans un dictionnaire portant le nom de l'argument :</text:p>
      <text:p text:style-name="Code_20_block"><text:span text:style-name="T10">&gt;&gt;&gt;</text:span> def quantite(**elements): <text:line-break/>... <text:s text:c="4"/>print element s<text:line-break/>... <text:line-break/><text:span text:style-name="T10">&gt;&gt;&gt;</text:span> quantite() <text:line-break/>{} <text:line-break/><text:span text:style-name="T10">&gt;&gt;&gt;</text:span> quantite(poire=1, pommes=2) <text:line-break/>{'poire': 1, 'pommes': 2} </text:p>
      <text:p text:style-name="Text_20_body">En jouant avec toutes ces fonctionnalités, on obtient des fonctions très très souples<text:note text:id="ftn28" text:note-class="footnote"><text:note-citation>28</text:note-citation><text:note-body><text:p text:style-name="Footnote">Ne tentez pas de saisir ça à la main dans le shell, ce serait douloureux. Nous verrons bientôt comment saisir et sauvegarder votre code dans un fichier exécutable.</text:p></text:note-body></text:note> :</text:p>
      <text:p text:style-name="Code_20_block"><text:span text:style-name="T10">&gt;&gt;&gt;</text:span> def afficher_personnage(nom, type='sans classe', <text:line-break/>... <text:s text:c="24"/>*materiel, **caracteristiques): <text:line-break/>... <text:s text:c="4"/>""" <text:line-break/>... <text:s text:c="8"/>Affiche la description d'un personnage de <text:line-break/>... <text:s text:c="8"/>manière proprement formatée.<text:line-break/>... <text:s text:c="4"/>""" <text:line-break/>... <text:s text:c="4"/><text:line-break/>... <text:s text:c="4"/>print '%s (%s)' % (nom.capitalize(),<text:line-break/>... <text:s text:c="23"/>type.capitalize()) <text:s text:c="7"/><text:line-break/>... <text:s text:c="4"/><text:line-break/>... <text:s text:c="4"/>print 'Matériel :' <text:line-break/>... <text:s text:c="4"/><text:line-break/>... <text:s text:c="4"/>if materiel: <text:line-break/>... <text:s text:c="8"/>for objet in materiel: <text:line-break/>... <text:s text:c="12"/>print '\t- %s' % objet <text:line-break/>... <text:s text:c="4"/>else: <text:line-break/>... <text:s text:c="8"/>print '\tAucun' <text:line-break/>... <text:s text:c="4"/><text:line-break/>... <text:s text:c="4"/>print 'Caractéristiques :' <text:line-break/>... <text:s text:c="4"/><text:line-break/>... <text:s text:c="4"/>if caracteristiques: <text:line-break/>... <text:s text:c="8"/>for nom, valeur in caracteristiques.items(): <text:line-break/>... <text:s text:c="12"/>print '\t- %s : %s' % (nom, valeur) <text:s text:c="5"/><text:line-break/>... <text:s text:c="4"/>else: <text:line-break/>... <text:s text:c="8"/>print '\tAucune' <text:line-break/>...</text:p>
      <text:p text:style-name="Text_20_body"><text:soft-page-break/><text:s/>La palette d'arguments acceptés est très larges :</text:p>
      <text:p text:style-name="Code_20_block"><text:span text:style-name="T10">&gt;&gt;&gt;</text:span> afficher_personnage('bob') <text:line-break/>Bob (Sans Classe) <text:line-break/>Matériel : <text:line-break/><text:tab/>Aucun <text:line-break/>Caractéristiques : <text:line-break/><text:tab/>Aucune <text:line-break/><text:span text:style-name="T10">&gt;&gt;&gt;</text:span> afficher_personnage('bob', 'magicien') <text:line-break/>Bob (Magicien) <text:line-break/>Matériel : <text:line-break/><text:tab/>Aucun <text:line-break/>Caractéristiques : <text:line-break/><text:tab/>Aucune <text:line-break/><text:span text:style-name="T10">&gt;&gt;&gt;</text:span> afficher_personnage('bob', 'magicien', <text:line-break/>... <text:s text:c="18"/>'baguette de feu', 'anneau de charisme')<text:line-break/>Bob (Magicien) <text:line-break/>Matériel : <text:line-break/><text:tab/>- baguette de feu <text:line-break/><text:tab/>- anneau de charisme <text:line-break/>Caractéristiques : <text:line-break/><text:tab/>Aucune <text:line-break/><text:span text:style-name="T10">&gt;&gt;&gt;</text:span> afficher_personnage('bob', 'magicien', 'baguette de feu', <text:line-break/>... 'anneau de charisme', force=3, intelligence=18) <text:line-break/>Bob (Magicien) <text:line-break/>Matériel : <text:line-break/><text:tab/>- baguette de feu <text:line-break/><text:tab/>- anneau de charisme <text:line-break/>Caractéristiques : <text:line-break/><text:tab/>- intelligence : 18 <text:line-break/><text:tab/>- force : 3<text:line-break/><text:span text:style-name="T10">&gt;&gt;&gt;</text:span> afficher_personnage('bob', force=12) <text:line-break/>Bob (Sans Classe) <text:line-break/>Matériel : <text:line-break/><text:tab/>Aucun <text:line-break/>Caractéristiques : <text:line-break/><text:tab/>- force : 12 </text:p>
      <text:p text:style-name="Text_20_body">Et on peut même être taquin et combiner les arguments infinis avec l'unpacking : </text:p>
      <text:p text:style-name="Code_20_block"><text:span text:style-name="T10">&gt;&gt;&gt;</text:span> materiel = ("cape d'invisibilité", 'haume de balduran',<text:line-break/>... <text:s text:c="12"/>'bracelets de drizz', 'stimpack')<text:line-break/><text:span text:style-name="T10">&gt;&gt;&gt;</text:span> caracteristiques = {'force':1, 'agilité': 1, <text:line-break/>... <text:s text:c="20"/>'sagesse':1, 'chance':24}<text:line-break/><text:span text:style-name="T10">&gt;&gt;&gt;</text:span> afficher_personnage("habitant de l'abri paumé au royaume des terres oubliées", 'goule', *materiel, **caracteristiques) </text:p>
      <text:p text:style-name="Code_20_block">Habitant de l'abri paumé au royaume des terres oubliées (Goule) <text:line-break/>Matériel : <text:line-break/><text:tab/>- cape d'invisibilité <text:line-break/><text:tab/>- haume de balduran <text:line-break/><text:soft-page-break/><text:tab/>- bracelets de drizz <text:line-break/><text:tab/>- stimpack<office:annotation><dc:creator>kevin </dc:creator><dc:date>2011-08-24T10:59:23</dc:date><text:p text:style-name="P44"><text:span text:style-name="T13">Vérifier orthographe</text:span></text:p></office:annotation><text:line-break/>Caractéristiques : <text:line-break/><text:tab/>- sagesse : 1 <text:line-break/><text:tab/>- chance : 24 <text:line-break/><text:tab/>- force : 1 <text:line-break/><text:tab/>- agilité : 1 </text:p>
      <text:p text:style-name="Text_20_body">Comme d'habitude, les conventions sont importantes, et les arguments précédés de <text:span text:style-name="Code">*</text:span> et de <text:span text:style-name="Code">**</text:span> sont généralement nommés <text:span text:style-name="Code">*args</text:span> et <text:span text:style-name="Code">**kwargs</text:span>.</text:p>
      <text:p text:style-name="Text_20_body">Je me doute que l'énumération de fonctionnalités peut lasser, alors je vous laisse avec un petit code à débroussailler pour vous dégourdir les neurones :</text:p>
      <text:p text:style-name="Code_20_block"><text:span text:style-name="T10">&gt;&gt;&gt;</text:span> def multiply(*args):<text:tab/><text:line-break/>... <text:s text:c="4"/>res = 1<text:tab/><text:line-break/>... <text:s text:c="4"/>for i in elements_a_multiplier:<text:tab/><text:line-break/>... <text:s text:c="8"/>res = res * i<text:tab/><text:line-break/>... <text:s text:c="4"/>return res<text:tab/><text:line-break/>...<text:tab/><text:line-break/><text:span text:style-name="T10">&gt;&gt;&gt;</text:span> print(multiply(*([2]*6)) == 2**6)<text:tab/><text:line-break/>True</text:p>
      <text:p text:style-name="Text_20_body">Surprise, l'opérateur <text:span text:style-name="Code">**</text:span> est aussi utilisé avec les valeurs numériques pour le calcule des puissances.</text:p>
      <text:p text:style-name="P16">En résumé : </text:p>
      <text:p text:style-name="En_20_résumé"/>
      <text:p text:style-name="En_20_résumé">Les fonctions se définissent avec le mot clé <text:span text:style-name="Code">def</text:span>. On utilise le mot clé <text:span text:style-name="Code">return</text:span> pour retourner une valeur, en l'asbence de laquelle <text:span text:style-name="Code">None</text:span> est retourné par défaut. Elles s'appellent en utilisant leur nom avec des parenthèses.</text:p>
      <text:p text:style-name="En_20_résumé"/>
      <text:p text:style-name="En_20_résumé">Exemple :</text:p>
      <text:p text:style-name="En_20_résumé"/>
      <text:p text:style-name="P9"><text:span text:style-name="T10">&gt;&gt;&gt;</text:span> def hello():<text:tab/><text:line-break/>... <text:s text:c="4"/>return "Hello"<text:tab/><text:line-break/>... <text:s text:c="3"/></text:p>
      <text:p text:style-name="P9"><text:span text:style-name="T10">&gt;&gt;&gt; </text:span><text:span text:style-name="T9">hello()</text:span></text:p>
      <text:p text:style-name="P13">hello</text:p>
      <text:p text:style-name="P14"/>
      <text:p text:style-name="P12">Une fonction peut avoir plusieurs points de sorties à l'aide de plusieurs mot clé <text:span text:style-name="Code">return</text:span> et il est d'usage d'avoir des points de sortie tôt dans la définition de la fonction. </text:p>
      <text:p text:style-name="En_20_résumé"/>
      <text:p text:style-name="En_20_résumé">Les arguments se définissent sans mot clé, entre parenthèses, lors de la définissions de la fonction. On peut préciser des valeurs par défaut de telle sorte qu'il n'y a pas besoin d'overloading en Python. Passer des paramètres consiste à passer les valeurs entre parenthèses à l'appel de la fonction, dans l’ordre. On peut nommer un paramètre explicitement si on veut s'affranchir de l'ordre.</text:p>
      <text:p text:style-name="En_20_résumé"/>
      <text:p text:style-name="En_20_résumé">Exemple :</text:p>
      <text:p text:style-name="En_20_résumé"/>
      <text:p text:style-name="P9"><text:soft-page-break/><text:span text:style-name="T10">&gt;&gt;&gt;</text:span> def ajouter(a, b=0):<text:tab/><text:line-break/>... <text:s text:c="4"/>return a + b<text:line-break/>... <text:s text:c="3"/></text:p>
      <text:p text:style-name="P9"><text:span text:style-name="T10">&gt;&gt;&gt; </text:span><text:span text:style-name="T9">ajouter (1)</text:span></text:p>
      <text:p text:style-name="P13">1</text:p>
      <text:p text:style-name="P14"><text:span text:style-name="T10">&gt;&gt;&gt; </text:span>ajouter (1, 1)</text:p>
      <text:p text:style-name="P14">2</text:p>
      <text:p text:style-name="P14"><text:span text:style-name="T10">&gt;&gt;&gt; </text:span>ajouter (b=1, a=1)</text:p>
      <text:p text:style-name="P14">2</text:p>
      <text:p text:style-name="P14"/>
      <text:p text:style-name="P12">On peut simuler le retour de plusieurs valeurs simultanément en retournant un iterable (généralement un tuple), et en l'assignant à plusieurs valeurs à l'aide de l'unpacking :</text:p>
      <text:p text:style-name="P14"/>
      <text:p text:style-name="P11"><text:span text:style-name="T10">&gt;&gt;&gt;</text:span> def couper_en_deux(s): </text:p>
      <text:p text:style-name="P11">... <text:s text:c="4"/>half = len(s) / 2 </text:p>
      <text:p text:style-name="P11">... <text:s text:c="4"/>return s[:half], s[half:] </text:p>
      <text:p text:style-name="P11">... </text:p>
      <text:p text:style-name="P11"><text:span text:style-name="T10">&gt;&gt;&gt;</text:span> debut, fin = couper_en_deux('coucouroucoucou') </text:p>
      <text:p text:style-name="P11"><text:span text:style-name="T10">&gt;&gt;&gt;</text:span> debut </text:p>
      <text:p text:style-name="P11">'coucour' </text:p>
      <text:p text:style-name="P11"><text:span text:style-name="T10">&gt;&gt;&gt;</text:span> fin </text:p>
      <text:p text:style-name="P11">'oucoucou'</text:p>
      <text:p text:style-name="En_20_résumé"/>
      <text:p text:style-name="En_20_résumé">Tous les arguments sont passés par références et les arguments par défaut sont définis à l'initialisation de la fonction une fois pour toute. Pour les objet mutables cela veut dire que :</text:p>
      <text:p text:style-name="P6"/>
      <text:list xml:id="list1232476410" text:style-name="L17">
        <text:list-item>
          <text:p text:style-name="P42">Un objet passé et modifié dans la fonction le sera en dehors de celle-ci.</text:p>
        </text:list-item>
        <text:list-item>
          <text:p text:style-name="P42">Un objet défini comme paramètre par défaut sera le même objet pour chaque appel de la fonction.</text:p>
        </text:list-item>
      </text:list>
      <text:p text:style-name="P6"/>
      <text:p text:style-name="P6">Les fonctions peuvent être auto documentées à l'aide d'une docstring, c'est à dire une chaîne de caractères située sous la signature de la fonction. La fonction <text:span text:style-name="Code">help()</text:span> permet d'afficher cette information :</text:p>
      <text:p text:style-name="P6"/>
      <text:p text:style-name="P13"><text:span text:style-name="T10">&gt;&gt;&gt;</text:span> def ajouter(a, b=0): </text:p>
      <text:p text:style-name="P13">... <text:s text:c="4"/>""" </text:p>
      <text:p text:style-name="P13">... <text:s text:c="8"/>Ajoute deux objet l'un à l'autre </text:p>
      <text:p text:style-name="P13">... <text:s text:c="4"/>""" </text:p>
      <text:p text:style-name="P13">... <text:s text:c="4"/>return a + b </text:p>
      <text:p text:style-name="P13">... </text:p>
      <text:p text:style-name="P13"><text:span text:style-name="T10">&gt;&gt;&gt;</text:span> help(ajouter) </text:p>
      <text:p text:style-name="P13">Help on function add in module __main__: </text:p>
      <text:p text:style-name="P13"/>
      <text:p text:style-name="P13">ajouter(a, b=0) </text:p>
      <text:p text:style-name="P13"><text:s text:c="4"/>Ajoute deux objet l'un à l'autre </text:p>
      <text:p text:style-name="P13">(END) </text:p>
      <text:p text:style-name="P14"/>
      <text:p text:style-name="P12">L'opérateur <text:span text:style-name="Code">*</text:span> a deux usages spéciaux dans le passage des arguments en Python.</text:p>
      <text:p text:style-name="P12"/>
      <text:p text:style-name="P12">D'abord, il permet de forcer l'unpacking d'un itérable ou d'un mapping :</text:p>
      <text:p text:style-name="P15"/>
      <text:p text:style-name="P13"><text:soft-page-break/><text:span text:style-name="T10">&gt;&gt;&gt;</text:span> def afficher(a, b=0): </text:p>
      <text:p text:style-name="P13">... <text:s text:c="4"/>print "a = ", a </text:p>
      <text:p text:style-name="P13">... <text:s text:c="4"/>print "b = ", b </text:p>
      <text:p text:style-name="P13">... </text:p>
      <text:p text:style-name="P13"><text:span text:style-name="T10">&gt;&gt;&gt;</text:span> lst = [1, 2] </text:p>
      <text:p text:style-name="P13"><text:span text:style-name="T10">&gt;&gt;&gt;</text:span> afficher(lst) </text:p>
      <text:p text:style-name="P13">a = <text:s/>[1, 2] </text:p>
      <text:p text:style-name="P13">b = <text:s/>0 </text:p>
      <text:p text:style-name="P13"><text:span text:style-name="T10">&gt;&gt;&gt;</text:span> afficher(*lst) </text:p>
      <text:p text:style-name="P13">a = <text:s/>1 </text:p>
      <text:p text:style-name="P13">b = <text:s/>2 </text:p>
      <text:p text:style-name="P13"><text:span text:style-name="T10">&gt;&gt;&gt;</text:span> dct = {'a': 1, 'b': 2} </text:p>
      <text:p text:style-name="P13"><text:span text:style-name="T10">&gt;&gt;&gt;</text:span> afficher(dct) </text:p>
      <text:p text:style-name="P13">a = <text:s/>{'a': 1, 'b': 2} </text:p>
      <text:p text:style-name="P13">b = <text:s/>0 </text:p>
      <text:p text:style-name="P13"><text:span text:style-name="T10">&gt;&gt;&gt;</text:span> afficher(**dct) </text:p>
      <text:p text:style-name="P13">a = <text:s/>1 </text:p>
      <text:p text:style-name="P13">b = <text:s/>2 </text:p>
      <text:p text:style-name="P14"/>
      <text:p text:style-name="P12">Il permet aussi de déclarer des arguments infinis :</text:p>
      <text:p text:style-name="P14"/>
      <text:p text:style-name="P14"><text:span text:style-name="T10">&gt;&gt;&gt;</text:span> def afficher(a, b=0, *args, **kwargs): </text:p>
      <text:p text:style-name="P14">... <text:s text:c="4"/>print a </text:p>
      <text:p text:style-name="P14">... <text:s text:c="4"/>print b </text:p>
      <text:p text:style-name="P14">... <text:s text:c="4"/>print args </text:p>
      <text:p text:style-name="P14">... <text:s text:c="4"/>print kwargs </text:p>
      <text:p text:style-name="P14">... </text:p>
      <text:p text:style-name="P14"><text:span text:style-name="T10">&gt;&gt;&gt;</text:span> afficher(1) </text:p>
      <text:p text:style-name="P14">1 </text:p>
      <text:p text:style-name="P14">0 </text:p>
      <text:p text:style-name="P14">() </text:p>
      <text:p text:style-name="P14">{} </text:p>
      <text:p text:style-name="P14"><text:span text:style-name="T10">&gt;&gt;&gt;</text:span> afficher(1, 2) </text:p>
      <text:p text:style-name="P14">1 </text:p>
      <text:p text:style-name="P14">2 </text:p>
      <text:p text:style-name="P14">() </text:p>
      <text:p text:style-name="P14">{} </text:p>
      <text:p text:style-name="P14"><text:span text:style-name="T10">&gt;&gt;&gt;</text:span> afficher(1, 2, 3, 4) </text:p>
      <text:p text:style-name="P14">1 </text:p>
      <text:p text:style-name="P14">2 </text:p>
      <text:p text:style-name="P14">(3, 4) </text:p>
      <text:p text:style-name="P14">{} </text:p>
      <text:p text:style-name="P14"><text:span text:style-name="T10">&gt;&gt;&gt;</text:span> afficher(1, 2, 3, 4, c=3) </text:p>
      <text:p text:style-name="P14">1 </text:p>
      <text:p text:style-name="P14">2 </text:p>
      <text:p text:style-name="P14">(3, 4) </text:p>
      <text:p text:style-name="P14">{'c': 3} </text:p>
      <text:p text:style-name="P14"><text:span text:style-name="T10">&gt;&gt;&gt;</text:span> afficher(1, 2, 3, 4, c=3, d=4) </text:p>
      <text:p text:style-name="P14">1 </text:p>
      <text:p text:style-name="P14">2 </text:p>
      <text:p text:style-name="P14">(3, 4) </text:p>
      <text:p text:style-name="P14"><text:soft-page-break/>{'c': 3, 'd': 4} </text:p>
      <text:p text:style-name="P14"/>
      <text:h text:style-name="Heading_20_2" text:outline-level="2">Aller plus loin</text:h>
      <text:p text:style-name="Text_20_body">Les fonctions anonymes, dites «<text:span text:style-name="T1"> lambda </text:span>», sont disponibles en Python, mais ont été volontairement bridées par le créateur du langage : elles ont une syntaxe spéciale, et doivent tenir en une instruction, sur une ligne :</text:p>
      <text:p text:style-name="Code_20_block">lambda param1, param2: valeur_de_retour</text:p>
      <text:p text:style-name="Text_20_body">Pas de syntaxe avancée pour les arguments, pas de mot clé <text:span text:style-name="Code">return</text:span>, et <text:span text:style-name="Code">lambda</text:span> remplace <text:span text:style-name="Code">def</text:span>. On peut bien sûr assigner le résultat de cette instruction, le passer en paramètre ou l'exécuter immédiatement :</text:p>
      <text:p text:style-name="Code_20_block"><text:span text:style-name="T10">&gt;&gt;&gt;</text:span> carre = lambda a: a * a <text:line-break/><text:span text:style-name="T10">&gt;&gt;&gt;</text:span> carre(2) <text:line-break/>4 <text:line-break/><text:span text:style-name="T10">&gt;&gt;&gt;</text:span> (lambda a: a * a)(2) <text:line-break/>4 <text:line-break/><text:span text:style-name="T10">&gt;&gt;&gt;</text:span> [(lambda a: a * a)(i) for i in range(10)] <text:line-break/>[0, 1, 4, 9, 16, 25, 36, 49, 64, 81] </text:p>
      <text:p text:style-name="Text_20_body">Comme pour fâcher un peu plus les adeptes de la programmation fonctionnelle, les <text:span text:style-name="T1">closures</text:span> sont elles aussi limitées. Elles sont en lecture seule :</text:p>
      <text:p text:style-name="Code_20_block"><text:span text:style-name="T10">&gt;&gt;&gt;</text:span> variable_de_closure = 5 <text:line-break/><text:span text:style-name="T10">&gt;&gt;&gt;</text:span> def test_de_closure(a): <text:line-break/>... <text:s text:c="4"/>return variable_de_closure + a <text:line-break/>... <text:line-break/><text:span text:style-name="T10">&gt;&gt;&gt;</text:span> test_de_closure(2) <text:line-break/>7 <text:line-break/><text:span text:style-name="T10">&gt;&gt;&gt;</text:span> def echec_de_closure(a): <text:line-break/>... <text:s text:c="4"/>variable_de_closure += a <text:line-break/>... <text:s text:c="4"/>return variable_de_closure <text:line-break/>... <text:line-break/><text:span text:style-name="T10">&gt;&gt;&gt;</text:span> echec_de_closure(2) <text:line-break/>Traceback (most recent call last): <text:line-break/> <text:s/>File "&lt;stdin&gt;", line 1, in &lt;module&gt; <text:line-break/> <text:s/>File "&lt;stdin&gt;", line 2, in echec_de_closure <text:line-break/>UnboundLocalError: local variable 'variable_de_closure' referenced before assignment </text:p>
      <text:p text:style-name="Text_20_body">Le comble : le message d'erreur est trompeur et si on ne vous a pas expliqué le problème, vous allez avoir bien du mal à comprendre ce qui peu bien clocher dans ces quelques lignes si simples.</text:p>
      <text:p text:style-name="Text_20_body">Histoire de ne pas non plus se mettre définitivement les programmeurs Javascript et Lisp à dos, les fonctions possèdent tout de même leurs lots de goodies. Le premier étant que les fonctions sont en <text:soft-page-break/>fait des instances<text:note text:id="ftn29" text:note-class="footnote"><text:note-citation>29</text:note-citation><text:note-body><text:p text:style-name="Footnote">Comprendre de quoi les fonctions sont des instances est vraiment très intéressant et touche aux capacités de metaprogrammation de Python. Un sujet passionnant, mais que je ne vais pas aborder.</text:p></text:note-body></text:note>, et en tant que telles on peut les définir à la volée, les passer en paramètres et en valeur de retour :</text:p>
      <text:p text:style-name="Code_20_block"><text:span text:style-name="T10">&gt;&gt;&gt;</text:span> def foo(bar): <text:line-break/>... <text:s text:c="4"/>return bar<text:line-break/>... <text:line-break/><text:span text:style-name="T10">&gt;&gt;&gt;</text:span> print foo <text:line-break/>&lt;function foo at 0x29dea28&gt; <text:line-break/><text:span text:style-name="T10">&gt;&gt;&gt;</text:span> def affiche(chose): <text:line-break/>... <text:s text:c="4"/>print chose <text:line-break/>... <text:line-break/><text:span text:style-name="T10">&gt;&gt;&gt;</text:span> affiche(foo) # on passe la fonction foo en paramètre<text:line-break/>&lt;function foo at 0x29dea28&gt; <text:line-break/><text:span text:style-name="T10">&gt;&gt;&gt;</text:span> def parler(type='crier'): <text:line-break/>... <text:s text:c="4"/>def chuchote(s): # fonction définie dans une fonction<text:line-break/>... <text:s text:c="8"/>return s.lower() <text:line-break/>... <text:s text:c="4"/>def crie(s): <text:line-break/>... <text:s text:c="8"/>return s.upper() <text:line-break/>... <text:s text:c="4"/>if type == "chuchoter": <text:line-break/>... <text:s text:c="8"/>return chuchote <text:s text:c="2"/><text:line-break/>... <text:s text:c="4"/>else: <text:line-break/>... <text:s text:c="8"/>return crie # retourne la fonction pas le resultat<text:line-break/>... <text:line-break/><text:span text:style-name="T10">&gt;&gt;&gt;</text:span> f = parler('chuchoter') # on met la fonction dans 'f'<text:line-break/><text:span text:style-name="T10">&gt;&gt;&gt;</text:span> f('HOP') # on utilise la fonction <text:line-break/>'hop' <text:line-break/><text:span text:style-name="T10">&gt;&gt;&gt;</text:span> parler('crier')('hop') # les deux en un seul coup <text:line-break/>'HOP' </text:p>
      <text:p text:style-name="Code_20_block"/>
      <text:p text:style-name="Text_20_body">On peut aussi ajouter des attributs à une fonction de manière complètement arbitraire. Ils seront accessibles à chaque appel. Comme il s'agit du même objet fonction, l'attribut garde la valeur de l'appel précédent :</text:p>
      <text:p text:style-name="Code_20_block"><text:span text:style-name="T10">&gt;&gt;&gt;</text:span> def compteur(valeur=1): <text:line-break/>... <text:s text:c="4"/>compteur.count += valeur <text:line-break/>... <text:s text:c="4"/>return compteur.count <text:line-break/>... <text:line-break/><text:span text:style-name="T10">&gt;&gt;&gt;</text:span> compteur.count = 0 # initialiser l'attribut<text:line-break/><text:span text:style-name="T10">&gt;&gt;&gt;</text:span> compteur() <text:line-break/>1 <text:line-break/><text:span text:style-name="T10">&gt;&gt;&gt;</text:span> compteur() <text:line-break/>2 <text:line-break/><text:span text:style-name="T10">&gt;&gt;&gt;</text:span> compteur() <text:line-break/>3 </text:p>
      <text:p text:style-name="Text_20_body">Ou plus pythonique, en EAFP :</text:p>
      <text:p text:style-name="Code_20_block"><text:span text:style-name="T10">&gt;&gt;&gt;</text:span> def compteur(valeur=1): <text:line-break/><text:soft-page-break/>... <text:s text:c="4"/>try: <text:line-break/>... <text:s text:c="8"/>compteur.count += valeur <text:line-break/>... <text:s text:c="4"/>except AttributeError: <text:line-break/>... <text:s text:c="8"/>compteur.count = valeur <text:line-break/>... <text:s text:c="4"/>return compteur.count <text:line-break/>... <text:line-break/><text:span text:style-name="T10">&gt;&gt;&gt;</text:span> compteur(5) <text:line-break/>5 <text:line-break/><text:span text:style-name="T10">&gt;&gt;&gt;</text:span> compteur(5) <text:line-break/>10 </text:p>
      <text:p text:style-name="Text_20_body">Ou encore mieux si on connaît un peu les capacités introspectives de Python :</text:p>
      <text:p text:style-name="Code_20_block"><text:span text:style-name="T10">&gt;&gt;&gt;</text:span> def compteur(valeur=1): <text:line-break/>... <text:s text:c="4"/>compteur.count = getattr(compteur, 'count', 0)+valeur <text:line-break/>... <text:s text:c="4"/>return compteur.count <text:line-break/>...</text:p>
      <text:p text:style-name="Text_20_body">Avec de genre de fonctionnalité, il devient trivial d'écrire un système de cache de type « memoize » pour une fonction puisqu'elle peut contenir des valeurs internes malgré le manque du côté de closures.</text:p>
      <text:p text:style-name="Text_20_body">Enfin les fonctions Python supportent pleinement la récursivité :</text:p>
      <text:p text:style-name="Code_20_block"><text:span text:style-name="T10">&gt;&gt;&gt;</text:span> def multiply(*args): <text:line-break/>... <text:s text:c="4"/>try: <text:line-break/>... <text:s text:c="8"/>return args[0] * multiply(*args[1:]) <text:line-break/>... <text:s text:c="4"/>except IndexError: <text:line-break/>... <text:s text:c="8"/>return 1 <text:line-break/>... <text:line-break/><text:span text:style-name="T10">&gt;&gt;&gt;</text:span> multiply(1, 2, 3, 4) == 1 * 2 * 3 * 4 <text:line-break/>True </text:p>
      <text:p text:style-name="Text_20_body">Cela se marie très bien avec le slicing, l'unpacking et les signatures à nombre d'arguments élastique. <text:s/>La gestion des exception fait elle aussi un très bon gestionnaire de condition de sortie.</text:p>
      <text:p text:style-name="Text_20_body">Le mot de la fin : les rubistes resteront sur leur fin en l'absence de la notion de « bloc » au sens Ruby du terme.</text:p>
      <text:h text:style-name="Heading_20_1" text:outline-level="1">Les modules</text:h>
      <text:p text:style-name="Prérequis_20_et_20_objectifs"><text:span text:style-name="T1">Prérequis </text:span>: </text:p>
      <text:p text:style-name="Prérequis_20_et_20_objectifs"/>
      <text:list xml:id="list1516869269" text:continue-list="list2135369267" text:style-name="L12">
        <text:list-item>
          <text:p text:style-name="P37">Être à l'aise avec le shell Python et les bases du langage.</text:p>
        </text:list-item>
      </text:list>
      <text:p text:style-name="Prérequis_20_et_20_objectifs"/>
      <text:p text:style-name="Prérequis_20_et_20_objectifs"><text:span text:style-name="T1">Objectifs </text:span>: </text:p>
      <text:p text:style-name="Prérequis_20_et_20_objectifs"/>
      <text:list xml:id="list1987416050" text:style-name="L18">
        <text:list-item>
          <text:p text:style-name="P40">Sauvegarder son code dans un fichier et l’exécuter.</text:p>
        </text:list-item>
        <text:list-item>
          <text:p text:style-name="P40">Importer et utiliser du code qui n'est pas présent dans le fichier fourrant.</text:p>
        </text:list-item>
      </text:list>
      <text:p text:style-name="Text_20_body"/>
      <text:p text:style-name="Text_20_body">La gestion des modules Python est très puissante car elle permet de considérer un fichier de code Python comme un objet. Dans la pratique, cependant, elle peut-être utilisée le plus simple du monde.</text:p>
      <text:h text:style-name="Heading_20_2" text:outline-level="2">Sauvegarder son code dans un fichier</text:h>
      <text:p text:style-name="Text_20_body">A partir du moment où l'on code des fonctions, le shell montre ses limites : pas de sauvegarde entre deux sessions et il est difficile d'écrire de gros blocs.</text:p>
      <text:p text:style-name="Text_20_body">A présent vous pouvez écrire tout le code que vous voulez tester, soit dans le shell (qui restera un moyen très pratique et rapide de faire des tests, même en programmation avancée), soit dans <text:span text:style-name="T1">un fichier portant l'extension « .py »</text:span>. C'est l'extension officielle des fichiers de code Python.</text:p>
      <text:p text:style-name="Text_20_body">Vous pouvez écrire le code sans rien autour. Pas besoin de déclarer le début du code avec des balises comme <text:span text:style-name="Code">&lt;?php</text:span> en PHP. Pas d'import de base quasiment obligatoire ou de fonction <text:span text:style-name="Code">main()</text:span> comme en C. Pas de name space comme en C#. Pas de classe obligatoire comme en Java.</text:p>
      <text:p text:style-name="Text_20_body">Exemple :</text:p>
      <text:p text:style-name="P20"><text:span text:style-name="filename">test.py</text:span></text:p>
      <text:p text:style-name="Code_20_block">print "test"</text:p>
      <text:p text:style-name="Text_20_body">C'est tout.</text:p>
      <text:p text:style-name="Text_20_body"><text:soft-page-break/>Depuis la ligne de commande (pas le shell Python, le terminal de votre OS), demandez à Python de l’exécuter en passant en argument le nom du fichier à la commande <text:span text:style-name="Code">python </text:span>:</text:p>
      <text:p text:style-name="Code_20_block">$ python test.py<text:line-break/>test</text:p>
      <text:p text:style-name="Text_20_body">Vous noterez parfois qu'un fichier « .<text:span text:style-name="filename">pyc »</text:span> a été créé. C'est un fichier contenant du bytecode Python, c'est à dire une version à mi-chemin entre du code Python et du code compilé, à l'image de ce que fait la machine virtuelle Java. Si vous programmez en .Net, cela ressemble à du CIL. </text:p>
      <text:p text:style-name="Text_20_body">Vous pouvez le supprimer sans danger, mais le laisser permettra à Python d’exécuter le script plus rapidement la prochainement. Python le gère automatiquement, donc à priori vous n'avez pas à vous en soucier. Penser juste à ignorer l'extension « .pyc » dans vos sauvegardes, vos logiciels de gestions de source, etc. Le contenu de ce fichier est en effet spécifique à la plate-forme sur laquelle il a été créé, contrairement au code Python qui est portable.</text:p>
      <text:p text:style-name="Text_20_body"><text:span text:style-name="T1">Il est tout de même d'usage de mettre quelques lignes d'en-tête</text:span> dans votre fichier Python qui vont vous faciliter la vie. Il s'agit de commentaires qui peuvent être interprétés dans certains contextes. </text:p>
      <text:p text:style-name="Text_20_body">Un fichier « .py » commence généralement par ceci :</text:p>
      <text:p text:style-name="Code_20_block">#!/usr/bin/env python</text:p>
      <text:p text:style-name="Text_20_body">Cette ligne permet aux utilisateurs sous Unix de lancer le script sans utiliser la commande Python. Même en tant qu'utilisateur Windows, où elle est sans effet, il est recommandé de la mettre par mesure de courtoisie.</text:p>
      <text:p text:style-name="Text_20_body">Une seconde ligne est en générale ajoutée, celle-ci extrêmement importante pour tous : la définition de l'encodage de votre code. En effet, si vous ne précisez pas l'encodage du fichier, Python n'acceptera pas de caractères non ASCII dans le code.</text:p>
      <text:p text:style-name="Text_20_body">Si on remplate print "test" par <text:s/>print "testé", on obtient un message très clair à l’exécution :</text:p>
      <text:p text:style-name="Code_20_block">$ python test.py <text:line-break/> <text:s/>File "test.py", line 3 <text:line-break/>SyntaxError: Non-ASCII character '\xc3' in file test.py on line 3, but no encoding declared; see http://www.python.org/peps/pep-0263.html for details </text:p>
      <text:p text:style-name="Text_20_body">Pour déclarer un encodage, utiliser # -*- coding: nom de l'encodage -*-. Généralement, même pour les utilisateurs Windows, il est recommandé d'utilisé utf8. Ainsi la seconde ligne serait :</text:p>
      <text:p text:style-name="Code_20_block"># -*- coding: utf-8 -*-</text:p>
      <text:p text:style-name="Text_20_body">Enfin pour les utilisateurs de « vi » ou d'éditeurs compatibles, vous pouvez rajouter une ligne de commentaires pour automatiquement forcer le réglage des indentations sur 4 espaces :</text:p>
      <text:p text:style-name="Code_20_block"># vim: ai ts=4 sts=4 et sw=4</text:p>
      <text:p text:style-name="Text_20_body">Très utile quand vous avez besoin de faire une modification rapide sur le serveur sans avoir à vous soucier des réglages de la machine.</text:p>
      <text:p text:style-name="Text_20_body">Comme Python est auto documenté, vous pouvez documenter le module en ajoutant une docstring comme première ligne de code non commentée.</text:p>
      <text:p text:style-name="Text_20_body"/>
      <text:p text:style-name="Text_20_body"><text:soft-page-break/>Ainsi, même si aucune ligne n'est obligatoire, votre début de fichier ressemblera souvent à cela :</text:p>
      <text:p text:style-name="Code_20_block">#!/usr/bin/env python <text:line-break/># -*- coding: utf-8 -*- <text:line-break/># vim: ai ts=4 sts=4 et sw=4<text:line-break/><text:line-break/>"""<text:line-break/><text:tab/>Ce module sert à tester les exemples d'un livre<text:line-break/>"""<text:line-break/><text:line-break/>print 'testé'</text:p>
      <text:p text:style-name="Text_20_body">La docstring peut être aussi longue que nécessaire. Une ligne, ou des centaines, à votre convenance. Elle sera disponible avec la fonction <text:span text:style-name="Code">help()</text:span> à l'import du module.</text:p>
      <text:p text:style-name="Text_20_body">Et justement, vous venez de créer votre premier module Python. Un module est seulement un conteneur de code Python. C'est tout. Mais c'est déjà beaucoup. Il sert ainsi d'espace de nom, et permet de factoriser du code, de le rendre modulaire. Pour créer un module, il suffit de créer un fichier « .py ». On peut aussi transformer tout un dossier en module comme nous le verrons plus tard.</text:p>
      <text:h text:style-name="Heading_20_2" text:outline-level="2">Importer du code</text:h>
      <text:p text:style-name="Text_20_body">Python vient avec une bibliothèques standard pleines de modules. Elle est vraiment très fournie, tellement qu'après des années j'en découvre encore que je ne connaissais pas. De fait, si vous avez une tâche à accomplir, il est fort probable qu'un module existe déjà pour cela. Nous allons donc voir comment importer ces modules de la bibliothèque standard.</text:p>
      <text:p text:style-name="Text_20_body"><text:span text:style-name="T1">Pour importer du code Python qui n'est pas dans le fichier actuel, on utilise le mot clé </text:span><text:span text:style-name="Code"><text:span text:style-name="T1">import</text:span></text:span><text:span text:style-name="T1">.</text:span> C'est ce qu'il y a de plus proche de <text:span text:style-name="Code">require</text:span> ou <text:span text:style-name="Code">include</text:span> dans d'autres langage.</text:p>
      <text:p text:style-name="Text_20_body">Un exemple simple avec le module <text:span text:style-name="Code">os</text:span>, permet notamment de faire des manipulations sur les fichiers de manière multi-plateforme et transparente :</text:p>
      <text:p text:style-name="Code_20_block">&gt;&gt;&gt; import os <text:line-break/>&gt;&gt;&gt; type(os) # os est une variable comme les autres<text:line-break/>&lt;type 'module'&gt; <text:line-break/>&gt;&gt;&gt; dir(os) # les modules sont des objets comme les autres<text:line-break/>['EX_CANTCREAT', 'EX_CONFIG', 'EX_DATAERR', 'EX_IOERR', 'EX_NOHOST', 'EX_NOINPUT', 'EX_NOPERM', 'EX_NOUSER', 'EX_OK', 'EX_OSERR', 'EX_OSFILE', 'EX_PROTOCOL', …]<text:line-break/> &gt;&gt; help(os) <text:line-break/>Help on module os: <text:line-break/><text:line-break/>NAME <text:line-break/> <text:s text:c="3"/>os - OS routines for Mac, NT, or Posix depending on what system we're on. <text:line-break/><text:line-break/>FILE <text:line-break/> <text:s text:c="3"/>/usr/lib/python2.7/os.py <text:line-break/><text:line-break/>MODULE DOCS <text:line-break/><text:soft-page-break/> <text:s text:c="3"/>http://docs.python.org/library/os <text:line-break/><text:line-break/>DESCRIPTION <text:line-break/> <text:s text:c="3"/>This exports: <text:line-break/> <text:s text:c="5"/>- all functions from posix, nt, os2, or ce, e.g. unlink, stat, etc. <text:line-break/> <text:s text:c="4"/>- os.path is one of the modules posixpath, or ntpath <text:line-break/> <text:s text:c="5"/>…<text:line-break/>&gt;&gt;&gt; os.path.join # on a accès à tous les attributs...<text:line-break/>&lt;function join at 0x1c7cf50&gt; <text:line-break/>&gt;&gt;&gt; os.path.join('chemin', '/vers', 'un/', 'fichier') '/vers/un/fichier'</text:p>
      <text:p text:style-name="Text_20_body">Voici ce qui se passe quand vous utilisez <text:span text:style-name="Code">import </text:span>:</text:p>
      <text:list xml:id="list1944333469" text:style-name="L19">
        <text:list-item>
          <text:p text:style-name="P33">Python cherche si un module de ce nom est importable.</text:p>
        </text:list-item>
        <text:list-item>
          <text:p text:style-name="P33">Python vérifie le module est déjà importé, et si oui, réutilise la référence de l'import précédent.</text:p>
        </text:list-item>
        <text:list-item>
          <text:p text:style-name="P33">Si le module n'a jamais été importé, Python exécute une fois le code du module, puis créer une référence vers ce module.</text:p>
        </text:list-item>
        <text:list-item>
          <text:p text:style-name="P33">Python attribut la référence de ce module à une variable du nom spécifié dans l'import.</text:p>
        </text:list-item>
      </text:list>
      <text:p text:style-name="Text_20_body">L'action d'importer n'est pas très coûteuse en ressource, mais le code est exécute une fois, donc si le code est lui coûteux en ressource, l'import sera lent. Cependant un module contiendra généralement des définitions de fonctions et de classes, pas du code « actif », et sera donc très rapide à importer. De plus si vous l'importer une deuxième fois, le code n'est pas rééxécuté, Python réutilise simple la référence de l'import précédent par souci d'efficacité.</text:p>
      <text:p text:style-name="Text_20_body"><text:span text:style-name="Code">import</text:span> possède des syntaxes plus élaborées. </text:p>
      <text:p text:style-name="Text_20_body">Si vous voulez utiliser seulement certains attributs d'un module, vous pouvez préciser lesquels en utilisant <text:span text:style-name="Code">from module import attribute</text:span>. Par exemple, si vous souhaitez utiliser uniquement les fonction <text:span text:style-name="Code">getcwd()</text:span> et <text:span text:style-name="Code">chdir()</text:span> du module <text:span text:style-name="Code">os</text:span>, vous pouvez remplacer ceci :</text:p>
      <text:p text:style-name="Code_20_block">&gt;&gt;&gt; import os <text:line-break/>&gt;&gt;&gt; os.getcwd() # retourne le dossier courant<text:line-break/>'/home' <text:line-break/>&gt;&gt; os.chdir('/tmp') # change de dossier courant<text:line-break/>&gt;&gt;&gt; os.getcwd() <text:line-break/>'/tmp' </text:p>
      <text:p text:style-name="Text_20_body">Par ceci :</text:p>
      <text:p text:style-name="Code_20_block">&gt;&gt;&gt; from os import getcwd, chdir <text:line-break/>&gt;&gt;&gt; getcwd()<text:line-break/>'/home' <text:line-break/>&gt;&gt;&gt; chdir('/tmp') <text:line-break/>&gt;&gt;&gt; getcwd() <text:line-break/>'/tmp' </text:p>
      <text:p text:style-name="Text_20_body"/>
      <text:p text:style-name="Text_20_body">Vous pouvez aussi donner un alias à tout ce que vous importez avec le mot clé <text:span text:style-name="Code">as</text:span>. Cela permet d'avoir des noms plus courts :</text:p>
      <text:p text:style-name="Code_20_block"><text:soft-page-break/>&gt;&gt;&gt; import itertools <text:line-break/>&gt;&gt;&gt; itertools.islice <text:line-break/>&lt;type 'itertools.islice'&gt; <text:line-break/>&gt;&gt;&gt; import itertools as itools <text:line-break/>&gt;&gt;&gt; itools.islice <text:line-break/>&lt;type 'itertools.islice'&gt; <text:line-break/>&gt;&gt;&gt; from os.path import join as superjoin <text:line-break/>&gt;&gt;&gt; superjoin <text:line-break/>&lt;function join at 0x1c7cf50&gt; </text:p>
      <text:p text:style-name="Text_20_body">Cela permet également des optimisations optionnelles.</text:p>
      <text:p text:style-name="Text_20_body">Il existe certains modules qui ont des API compatibles mais ne sont pas égaux en terme de performances. C'est le cas du module <text:span text:style-name="Code">pickle</text:span> qui sert à la sérialisation, écrit en pur Python, et qui possède une alternative écrite en C : <text:span text:style-name="Code">cPickle</text:span>. L'alternative est plus rapide, mais moins portable, et pas forcément disponible. Ainsi, il est courant de voir ce module importé ainsi :</text:p>
      <text:p text:style-name="Code_20_block">try:<text:line-break/> <text:s text:c="3"/>import cPickle as pickle<text:line-break/>except ImportError:<text:line-break/> <text:s text:c="3"/>import pickle</text:p>
      <text:p text:style-name="Text_20_body">On essaye d'importer <text:span text:style-name="Code">cPickle</text:span> en lui donnant l'alias « pickle », et en cas d'échec, on se rabat sur <text:span text:style-name="Code">pickle</text:span> qui est toujours disponible. Comme l'un des deux références sera forcément dans une variable de nom « pickle », et que les APIs sont compatibles, le reste du programme fonctionnera parfaitement. Il sera juste plus rapide si <text:span text:style-name="Code">cPickle</text:span> est installé sur le système. Il existe des astuces similaires pour les modules <text:span text:style-name="Code">json</text:span>/<text:span text:style-name="Code">simplejson</text:span>, <text:span text:style-name="Code">psyco</text:span>, etc.</text:p>
      <text:p text:style-name="Text_20_body">Comme d'habitude avec Python, la base est simple, mais vous avez de la puissance à disposition pour faire des choses élaborées quand le moment viendra.</text:p>
      <text:p text:style-name="Text_20_body">Bien entendu, vous pouvez importer les modules que vous avez créé. Tout autre fichier qui est dans le même dossier que le fichier depuis lequel vous effectuez l'import pourra être importé. Exemple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print 'dans lib'<text:line-break/>variable = 'foo'<text:line-break/>PSEUDO_CONSTANTE = 42<text:line-break/>def une_fonction():<text:line-break/> <text:s text:c="3"/>print 'hello'</text:p>
      <text:p text:style-name="Text_20_body"><text:span text:style-name="filename">main.py</text:span></text:p>
      <text:p text:style-name="Code_20_block">import lib<text:line-break/>print 'dans main'</text:p>
      <text:p text:style-name="Text_20_body"><text:soft-page-break/>Résultat :</text:p>
      <text:p text:style-name="Code_20_block">$ python main.py <text:line-break/>dans main <text:line-break/>dans lib <text:line-break/>&lt;module 'lib' from '/home/kevin/Bureau/lib.py'&gt; <text:line-break/>foo <text:line-break/>42 <text:line-break/>&lt;function une_fonction at 0x29cf848&gt; <text:line-break/>hello </text:p>
      <text:p text:style-name="Text_20_body">Vous noterez que « dans lib » s'affiche, car tout code importé est exécute une fois. Ensuite s’exécute <text:s/>la définition des variables qui sont donc accessibles après l'import, puis la définition d'une fonction. Elle n'est pas exécutée, juste définie, lors de cette exécution. On l'appelle juste à la fin.</text:p>
      <text:p text:style-name="Text_20_body">On peut également importer ces modules depuis le shell :</text:p>
      <text:p text:style-name="Code_20_block">&gt;&gt;&gt; import lib <text:line-break/>dans lib <text:line-break/>&gt;&gt;&gt; help(lib) <text:line-break/>Help on module lib: <text:line-break/><text:line-break/>NAME <text:line-break/> <text:s text:c="3"/>lib - Lib qui permet de foo le bar <text:line-break/><text:line-break/>FILE <text:line-break/> <text:s text:c="3"/>/home/kevin/Bureau/lib.py <text:line-break/><text:line-break/>FUNCTIONS <text:line-break/> <text:s text:c="3"/>une_fonction() <text:line-break/><text:line-break/>DATA <text:line-break/> <text:s text:c="3"/>PSEUDO_CONSTANTE = 42 <text:line-break/> <text:s text:c="3"/>variable = 'foo' <text:line-break/><text:line-break/>(END) <text:line-break/><text:line-break/>&gt;&gt;&gt; dir(lib) <text:line-break/>['PSEUDO_CONSTANTE', '__builtins__', '__doc__', '__file__', '__name__', '__package__', 'une_fonction', 'variable'] <text:line-break/>&gt;&gt;&gt; import lib # n'affiche rien </text:p>
      <text:p text:style-name="Text_20_body">On voit ici qu'importer une nouvelle fois n'affiche pas de texte car le code n'est pas exécute une seconde fois : on récupère la référence du précédent import.</text:p>
      <text:p text:style-name="Text_20_body">Attention, contrairement à PHP où un <text:span text:style-name="Code">include</text:span> insère quasiment littéralement du code en lieu et place de l’instruction, l'import Python n'en fait rien. Le code est exécute dans le namespace du module importé. Ainsi, les variables de <text:span text:style-name="filename">lib.py</text:span> ne sont pas accessibles dans <text:span text:style-name="filename">main.py</text:span> et vice versa. Par exemple, <text:span text:style-name="Code">PSEUDO_CONSTANTE</text:span> n'est pas accessible dans main.py, même après import :</text:p>
      <text:p text:style-name="Code_20_block">&gt;&gt;&gt; import lib <text:line-break/>&gt;&gt;&gt; PSEUDO_CONSTANTE <text:line-break/>Traceback (most recent call last): <text:line-break/> <text:s/>File "&lt;stdin&gt;", line 1, in &lt;module&gt; </text:p>
      <text:p text:style-name="Code_20_block"><text:soft-page-break/>NameError: name 'PSEUDO_CONSTANTE' is not defined <text:line-break/>&gt;&gt;&gt; lib.PSEUDO_CONSTANTE <text:line-break/>42 </text:p>
      <text:p text:style-name="Text_20_body">Vous l'avez sans doute déjà compris, mais si il n'y a pas d'instruction namespace en Python, c'est parce que les module Python font office de namespace.</text:p>
      <text:p text:style-name="Text_20_body">Si vous souhaitez avoir un module importable proprement, mais qui contient du code « actif » à la racine du module (tel que des tests), vous pouvez utiliser la variable <text:span text:style-name="Code">__name__</text:span> pour savoir si le code est importé ou non. En effet si __name__ contient le nom du module, c'est qu'il est importé depuis un autre module. En revanche, si il contient '__main__', c'est que le module est éxecuté directement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variable = 'foo'<text:line-break/>PSEUDO_CONSTANTE = 42<text:line-break/>def une_fonction():<text:line-break/> <text:s text:c="3"/>print 'hello'</text:p>
      <text:p text:style-name="Code_20_block">if __name__ == '__main__':<text:line-break/> <text:s text:c="3"/>print 'Lib est éxecuté directement'<text:line-break/>else:<text:line-break/> <text:s text:c="3"/>print 'Lib est importé'</text:p>
      <text:p text:style-name="Text_20_body"><text:s/>Ce qui donne :</text:p>
      <text:p text:style-name="Code_20_block">$ python main.py <text:line-break/>dans main <text:line-break/>Lib est importé <text:line-break/>&lt;module 'lib' from '/home/kevin/Bureau/lib.py'&gt; <text:line-break/>foo <text:line-break/>42 <text:line-break/>&lt;function une_fonction at 0x1baf848&gt; <text:line-break/>hello <text:line-break/>$ python lib.py <text:line-break/>Lib est éxecuté directement </text:p>
      <text:p text:style-name="Text_20_body">Il n'est pas rare de voir un <text:span text:style-name="Code">if __name__ == '__main__'</text:span> en fin de fichier, suivi d'une série de tests unitaires.</text:p>
      <text:h text:style-name="Heading_20_2" text:outline-level="2"><text:soft-page-break/>Dossiers en tant que module</text:h>
      <text:p text:style-name="Text_20_body">__init__.pyinfo.ksamuel@gmail.com</text:p>
      <text:p text:style-name="Text_20_body">os.path</text:p>
      <text:p text:style-name="Text_20_body">on peut mettre des choses dans __init__.py</text:p>
      <text:h text:style-name="Heading_20_2" text:outline-level="2">Chemin d'import</text:h>
      <text:p text:style-name="Text_20_body">Pas d'import depuis une chemin de fichier.</text:p>
      <text:p text:style-name="Text_20_body">python path</text:p>
      <text:p text:style-name="Text_20_body">style : organisation des imports</text:p>
      <text:h text:style-name="Heading_20_2" text:outline-level="2">Aller plus loin</text:h>
      <text:p text:style-name="Text_20_body">on peut faire module.var = n'importe quoi =&gt; monkeypatching</text:p>
      <text:p text:style-name="Text_20_body">import relatif existent</text:p>
      <text:p text:style-name="Text_20_body">mettre des parenthèses autour des imports pour le multiligne</text:p>
      <text:p text:style-name="Text_20_body">import *</text:p>
      <text:p text:style-name="Text_20_body">on utilise les modules comme des singleton</text:p>
      <text:p text:style-name="Text_20_body">__all__ ou le truc qui limite l'import à des variables</text:p>
      <text:h text:style-name="Heading_20_1" text:outline-level="1">Futurs sujets :</text:h>
      <text:p text:style-name="Standard">- assert</text:p>
      <text:p text:style-name="Standard">- cheat sheet sur les mots clés (et démonstration qu'il y en a peu)</text:p>
      <text:p text:style-name="Standard">- cheat sheet sur la syntaxe</text:p>
      <text:p text:style-name="Standard">- cheat sheet sur les modules</text:p>
      <text:p text:style-name="Standard">- liste de ressources Python</text:p>
      <text:p text:style-name="Standard">- namespace</text:p>
      <text:p text:style-name="Standard">- code dans le fichier, import, package, etc</text:p>
      <text:p text:style-name="Standard">- operations mathématiques avancées</text:p>
      <text:p text:style-name="Standard"><text:s/>- regex (pas de regex natives quand dans perl)</text:p>
      <text:p text:style-name="Standard">- encoding</text:p>
      <text:p text:style-name="Standard">- manipulation des fichiers</text:p>
      <text:p text:style-name="Standard">- portabilité</text:p>
      <text:p text:style-name="Standard">- metaprogrammation (metaclass, introspection, monkey patching, pas de réécriture des keyword, surcharge des opérateurs)</text:p>
      <text:p text:style-name="Standard">- installer un bibliothèque (pip install, le sites-packages, easy_install, pypi, virtualenv, etc).</text:p>
      <text:p text:style-name="Standard">- with</text:p>
      <text:p text:style-name="Standard">- debugger python : pdb, ipdb, assert, pprint</text:p>
      <text:p text:style-name="Standard">- gestion des exceptions</text:p>
      <text:p text:style-name="Standard">- gestiond des dates datetime, deltatime et calendar</text:p>
      <text:p text:style-name="Text_20_body">:</text:p>
      <text:list xml:id="list1522227248" text:style-name="L20">
        <text:list-item>
          <text:p text:style-name="P34">Toute erreur en Python génère une exception. Il n'existe pas d'autre types d'erreur, comme en PHP.</text:p>
        </text:list-item>
        <text:list-item>
          <text:p text:style-name="P34">On peut réagir à toutes les exceptions sauf les erreurs de syntaxe.</text:p>
        </text:list-item>
      </text:list>
      <text:p text:style-name="Text_20_body">Il n'y a pas de variable de variable ${'non de variable'} comme en PHP</text:p>
      <text:p text:style-name="Text_20_body">- philosophie de python : tout est ouvert, les programmeurs sont des adultes, le système est sécurisé, les choses sont explicites et documentée et testées.</text:p>
      <text:p text:style-name="Text_20_body">- liste de modules inters : unitest, xml, os, sys, shutil, itertools, json, argparse, antigravity, subprocess, csv, gzip, pickle, socket, urllib, smtplib, telnetlib, tempfile, weakref, sqlite3 et pleins d'autres</text:p>
      <text:p text:style-name="Text_20_body">Ce qu'on ne verra pas : programmation web, ui, thread.</text:p>
      <text:p text:style-name="Text_20_body">- liste de externes modules pour parsing htlml, framework web, screen scraping, spider, PIL, scipy, numpy, maplotlib, fabric, sqlalchemy, django, bottle, flask, greenlet, gunicorn, kombu, celerly, dateutil, cprofile, redis, beautifulsoup, mysql, twitter, facebook, paramiko, oauth, twisted, mako <text:soft-page-break/>(templating)</text:p>
      <text:p text:style-name="Text_20_body">éditeurs python</text:p>
      <text:h text:style-name="Heading_20_1" text:outline-level="1">À...</text:h>
      <text:p text:style-name="Text_20_body">À Olivier qui voudrait qu'on lui amène « l'ingénieur qui a fait ça ».</text:p>
      <text:p text:style-name="Text_20_body">À Fabien qui trouve qu'un VI en root en prod c'est quand même plus rapide que « git merge ».</text:p>
      <text:p text:style-name="Text_20_body">À Renaud qui a découvert que son serveur ne redémarrait pas si on ne branchait pas d'écran dessus.</text:p>
      <text:p text:style-name="Text_20_body">À Vanessa qui a choisi un appareil photo numérique parce qu'il était rouge.</text:p>
      <text:p text:style-name="Text_20_body">À Anaïs qui devra bien changer son mot de passe universel « kill bill » maintenant.</text:p>
      <text:p text:style-name="Text_20_body">À Anissa qui ne mettra plus de photos compromettantes de moi sur une clé USB de travail.</text:p>
      <text:p text:style-name="Text_20_body">À Kadha qui laisse sa machine en équilibre en bout de lit parce que ça capte mieux.</text:p>
      <text:p text:style-name="Text_20_body">À Ricco qui voulait juste regarder un film à travers son réseau local.</text:p>
      <text:p text:style-name="Text_20_body">À ma grand-mère qui prononce ça « walalaou.fr ».</text:p>
      <text:p text:style-name="Text_20_body">À mon grand-père qui a désinstallé Firefox parce que « ça faisait tout planter ».</text:p>
      <text:p text:style-name="Text_20_body">À mon frère qui a acheté un Mac parce que « c'est classe, tu vois ».</text:p>
      <text:p text:style-name="Text_20_body">À mon père qui m'avait interdit d'utiliser Ctrl+Alt+Suppr parce que c'était « trop dangereux ».</text:p>
      <text:p text:style-name="Text_20_body">À ma mère qui ne rate (presque) plus les icônes.</text:p>
      <text:p text:style-name="Text_20_body">Et à tous les gens IRL qui mériteraient une planche Dilb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02cm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02cm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02cm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left="0cm" fo:margin-right="0cm" fo:text-align="start" style:justify-single-word="false" fo:text-indent="0cm" style:auto-text-indent="false" style:shadow="none"/>
      <style:text-properties style:font-name="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ans_20_nom1" style:display-name="Sans nom1" style:family="graphic" style:parent-style-name="Fram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initial-creator>kevin</meta:initial-creator>
    <meta:creation-date>2007-03-27T14:45:53</meta:creation-date>
    <dc:language>fr-FR</dc:language>
    <meta:editing-cycles>1569</meta:editing-cycles>
    <meta:editing-duration>P2DT11H21M11S</meta:editing-duration>
    <dc:date>2011-09-11T11:55:10</dc:date>
    <dc:creator>kevin </dc:creator>
    <meta:document-statistic meta:table-count="0" meta:image-count="0" meta:object-count="0" meta:page-count="95" meta:paragraph-count="1324" meta:word-count="22933" meta:character-count="139026"/>
    <meta:user-defined meta:name="Info 1"/>
    <meta:user-defined meta:name="Info 2"/>
    <meta:user-defined meta:name="Info 3"/>
    <meta:user-defined meta:name="Info 4"/>
  </office:meta>
</office:document-meta>
</file>